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text-properties style:font-name="Times New Roman" fo:font-size="12pt" officeooo:rsid="0019a498" officeooo:paragraph-rsid="0019a498" style:font-size-asian="12pt" style:font-size-complex="12pt"/>
    </style:style>
    <style:style style:name="P3" style:family="paragraph" style:parent-style-name="Standard">
      <style:text-properties style:font-name="Times New Roman" fo:font-size="12pt" officeooo:rsid="001a531c" officeooo:paragraph-rsid="001a531c" style:font-size-asian="12pt" style:font-size-complex="12pt"/>
    </style:style>
    <style:style style:name="P4" style:family="paragraph" style:parent-style-name="Standard">
      <style:text-properties style:font-name="Times New Roman" fo:font-size="12pt" officeooo:paragraph-rsid="001c2c18" style:font-size-asian="12pt" style:font-size-complex="12pt"/>
    </style:style>
    <style:style style:name="P5" style:family="paragraph" style:parent-style-name="Standard">
      <style:text-properties style:font-name="Times New Roman" fo:font-size="12pt" officeooo:rsid="001c5b52" officeooo:paragraph-rsid="001c5b52" style:font-size-asian="12pt" style:font-size-complex="12pt"/>
    </style:style>
    <style:style style:name="P6" style:family="paragraph" style:parent-style-name="Standard">
      <style:text-properties style:font-name="Times New Roman" fo:font-size="12pt" officeooo:rsid="001e0ea4" officeooo:paragraph-rsid="001e0ea4" style:font-size-asian="12pt" style:font-size-complex="12pt"/>
    </style:style>
    <style:style style:name="P7" style:family="paragraph" style:parent-style-name="Standard">
      <style:text-properties style:font-name="Times New Roman" fo:font-size="12pt" officeooo:rsid="001e0ea4" officeooo:paragraph-rsid="001f674c" style:font-size-asian="12pt" style:font-size-complex="12pt"/>
    </style:style>
    <style:style style:name="P8" style:family="paragraph" style:parent-style-name="Standard">
      <style:text-properties style:font-name="Times New Roman" fo:font-size="12pt" officeooo:rsid="001e5b99" officeooo:paragraph-rsid="001e5b99" style:font-size-asian="12pt" style:font-size-complex="12pt"/>
    </style:style>
    <style:style style:name="P9" style:family="paragraph" style:parent-style-name="Standard">
      <style:text-properties style:font-name="Times New Roman" fo:font-size="12pt" officeooo:rsid="001e5b99" officeooo:paragraph-rsid="001f674c" style:font-size-asian="12pt" style:font-size-complex="12pt"/>
    </style:style>
    <style:style style:name="P10" style:family="paragraph" style:parent-style-name="Standard">
      <style:text-properties style:font-name="Times New Roman" fo:font-size="12pt" officeooo:rsid="001f674c" officeooo:paragraph-rsid="001f674c" style:font-size-asian="12pt" style:font-size-complex="12pt"/>
    </style:style>
    <style:style style:name="P11" style:family="paragraph" style:parent-style-name="Standard">
      <style:text-properties style:font-name="Times New Roman" fo:font-size="12pt" officeooo:rsid="001f9620" officeooo:paragraph-rsid="001f9620" style:font-size-asian="12pt" style:font-size-complex="12pt"/>
    </style:style>
    <style:style style:name="P12" style:family="paragraph" style:parent-style-name="Standard">
      <style:text-properties style:font-name="Times New Roman" fo:font-size="12pt" officeooo:rsid="001f9620" officeooo:paragraph-rsid="0021885c" style:font-size-asian="12pt" style:font-size-complex="12pt"/>
    </style:style>
    <style:style style:name="P13" style:family="paragraph" style:parent-style-name="Standard">
      <style:text-properties style:font-name="Times New Roman" fo:font-size="12pt" officeooo:rsid="001f9620" officeooo:paragraph-rsid="004f6733" style:font-size-asian="12pt" style:font-size-complex="12pt"/>
    </style:style>
    <style:style style:name="P14" style:family="paragraph" style:parent-style-name="Standard">
      <style:text-properties style:font-name="Times New Roman" fo:font-size="12pt" officeooo:rsid="001f9620" officeooo:paragraph-rsid="00529ad8" style:font-size-asian="12pt" style:font-size-complex="12pt"/>
    </style:style>
    <style:style style:name="P15" style:family="paragraph" style:parent-style-name="Standard">
      <style:text-properties style:font-name="Times New Roman" fo:font-size="12pt" officeooo:rsid="001f9620" officeooo:paragraph-rsid="00539e4c" style:font-size-asian="12pt" style:font-size-complex="12pt"/>
    </style:style>
    <style:style style:name="P16" style:family="paragraph" style:parent-style-name="Standard">
      <style:paragraph-properties>
        <style:tab-stops>
          <style:tab-stop style:position="1.005cm"/>
        </style:tab-stops>
      </style:paragraph-properties>
      <style:text-properties style:font-name="Times New Roman" fo:font-size="12pt" officeooo:rsid="001f9620" officeooo:paragraph-rsid="001f9620" style:font-size-asian="12pt" style:font-size-complex="12pt"/>
    </style:style>
    <style:style style:name="P17" style:family="paragraph" style:parent-style-name="Standard">
      <style:paragraph-properties>
        <style:tab-stops>
          <style:tab-stop style:position="1.005cm"/>
        </style:tab-stops>
      </style:paragraph-properties>
      <style:text-properties style:font-name="Times New Roman" fo:font-size="12pt" officeooo:rsid="001f9620" officeooo:paragraph-rsid="0021885c" style:font-size-asian="12pt" style:font-size-complex="12pt"/>
    </style:style>
    <style:style style:name="P18" style:family="paragraph" style:parent-style-name="Standard">
      <style:paragraph-properties>
        <style:tab-stops>
          <style:tab-stop style:position="1.005cm"/>
        </style:tab-stops>
      </style:paragraph-properties>
      <style:text-properties style:font-name="Times New Roman" fo:font-size="12pt" officeooo:rsid="001f9620" officeooo:paragraph-rsid="00580713" style:font-size-asian="12pt" style:font-size-complex="12pt"/>
    </style:style>
    <style:style style:name="P19" style:family="paragraph" style:parent-style-name="Standard">
      <style:text-properties style:font-name="Times New Roman" fo:font-size="12pt" officeooo:rsid="001f9620" officeooo:paragraph-rsid="0057fe30" style:font-size-asian="12pt" style:font-size-complex="12pt"/>
    </style:style>
    <style:style style:name="P20" style:family="paragraph" style:parent-style-name="Standard">
      <style:text-properties style:font-name="Times New Roman" fo:font-size="12pt" officeooo:rsid="001f9620" officeooo:paragraph-rsid="00580713" style:font-size-asian="12pt" style:font-size-complex="12pt"/>
    </style:style>
    <style:style style:name="P21" style:family="paragraph" style:parent-style-name="Standard">
      <style:text-properties style:font-name="Times New Roman" fo:font-size="12pt" officeooo:rsid="0021885c" officeooo:paragraph-rsid="0021885c" style:font-size-asian="12pt" style:font-size-complex="12pt"/>
    </style:style>
    <style:style style:name="P22" style:family="paragraph" style:parent-style-name="Standard">
      <style:text-properties style:font-name="Times New Roman" fo:font-size="12pt" officeooo:rsid="00224c06" officeooo:paragraph-rsid="00224c06" style:font-size-asian="12pt" style:font-size-complex="12pt"/>
    </style:style>
    <style:style style:name="P23" style:family="paragraph" style:parent-style-name="Standard">
      <style:text-properties style:font-name="Times New Roman" fo:font-size="12pt" officeooo:rsid="00239a37" officeooo:paragraph-rsid="00239a37" style:font-size-asian="12pt" style:font-size-complex="12pt"/>
    </style:style>
    <style:style style:name="P24" style:family="paragraph" style:parent-style-name="Standard">
      <style:text-properties style:font-name="Times New Roman" fo:font-size="12pt" officeooo:rsid="00239a37" officeooo:paragraph-rsid="0026a514" style:font-size-asian="12pt" style:font-size-complex="12pt"/>
    </style:style>
    <style:style style:name="P25" style:family="paragraph" style:parent-style-name="Standard">
      <style:text-properties style:font-name="Times New Roman" fo:font-size="12pt" officeooo:rsid="00253125" officeooo:paragraph-rsid="00253125" style:font-size-asian="12pt" style:font-size-complex="12pt"/>
    </style:style>
    <style:style style:name="P26" style:family="paragraph" style:parent-style-name="Standard">
      <style:text-properties style:font-name="Times New Roman" fo:font-size="12pt" officeooo:rsid="00253125" officeooo:paragraph-rsid="0025e3cf" style:font-size-asian="12pt" style:font-size-complex="12pt"/>
    </style:style>
    <style:style style:name="P27" style:family="paragraph" style:parent-style-name="Standard">
      <style:text-properties style:font-name="Times New Roman" fo:font-size="12pt" officeooo:rsid="00253125" officeooo:paragraph-rsid="0026a514" style:font-size-asian="12pt" style:font-size-complex="12pt"/>
    </style:style>
    <style:style style:name="P28" style:family="paragraph" style:parent-style-name="Standard">
      <style:text-properties style:font-name="Times New Roman" fo:font-size="12pt" officeooo:rsid="00253125" officeooo:paragraph-rsid="0027babf" style:font-size-asian="12pt" style:font-size-complex="12pt"/>
    </style:style>
    <style:style style:name="P29" style:family="paragraph" style:parent-style-name="Standard">
      <style:text-properties style:font-name="Times New Roman" fo:font-size="12pt" officeooo:rsid="00253125" officeooo:paragraph-rsid="0030d45e" style:font-size-asian="12pt" style:font-size-complex="12pt"/>
    </style:style>
    <style:style style:name="P30" style:family="paragraph" style:parent-style-name="Standard">
      <style:text-properties style:font-name="Times New Roman" fo:font-size="12pt" officeooo:rsid="00253125" officeooo:paragraph-rsid="0032c3dc" style:font-size-asian="12pt" style:font-size-complex="12pt"/>
    </style:style>
    <style:style style:name="P31" style:family="paragraph" style:parent-style-name="Standard">
      <style:text-properties style:font-name="Times New Roman" fo:font-size="12pt" officeooo:rsid="00253125" officeooo:paragraph-rsid="0033f09f" style:font-size-asian="12pt" style:font-size-complex="12pt"/>
    </style:style>
    <style:style style:name="P32" style:family="paragraph" style:parent-style-name="Standard">
      <style:text-properties style:font-name="Times New Roman" fo:font-size="12pt" officeooo:rsid="0025e3cf" officeooo:paragraph-rsid="0025e3cf" style:font-size-asian="12pt" style:font-size-complex="12pt"/>
    </style:style>
    <style:style style:name="P33" style:family="paragraph" style:parent-style-name="Standard">
      <style:text-properties style:font-name="Times New Roman" fo:font-size="12pt" officeooo:rsid="0025e3cf" officeooo:paragraph-rsid="0026a514" style:font-size-asian="12pt" style:font-size-complex="12pt"/>
    </style:style>
    <style:style style:name="P34" style:family="paragraph" style:parent-style-name="Standard">
      <style:text-properties style:font-name="Times New Roman" fo:font-size="12pt" officeooo:rsid="0025e3cf" officeooo:paragraph-rsid="0032c3dc" style:font-size-asian="12pt" style:font-size-complex="12pt"/>
    </style:style>
    <style:style style:name="P35" style:family="paragraph" style:parent-style-name="Standard">
      <style:text-properties style:font-name="Times New Roman" fo:font-size="12pt" officeooo:rsid="0025e3cf" officeooo:paragraph-rsid="0033f09f" style:font-size-asian="12pt" style:font-size-complex="12pt"/>
    </style:style>
    <style:style style:name="P36" style:family="paragraph" style:parent-style-name="Standard">
      <style:text-properties style:font-name="Times New Roman" fo:font-size="12pt" officeooo:rsid="0025f1a5" officeooo:paragraph-rsid="0025f1a5" style:font-size-asian="12pt" style:font-size-complex="12pt"/>
    </style:style>
    <style:style style:name="P37" style:family="paragraph" style:parent-style-name="Standard">
      <style:text-properties style:font-name="Times New Roman" fo:font-size="12pt" officeooo:rsid="0026a514" officeooo:paragraph-rsid="0026a514" style:font-size-asian="12pt" style:font-size-complex="12pt"/>
    </style:style>
    <style:style style:name="P38" style:family="paragraph" style:parent-style-name="Standard">
      <style:text-properties style:font-name="Times New Roman" fo:font-size="12pt" officeooo:rsid="0027babf" officeooo:paragraph-rsid="0033f09f" style:font-size-asian="12pt" style:font-size-complex="12pt"/>
    </style:style>
    <style:style style:name="P39" style:family="paragraph" style:parent-style-name="Standard">
      <style:text-properties style:font-name="Times New Roman" fo:font-size="12pt" officeooo:rsid="0027f5c3" officeooo:paragraph-rsid="0027f5c3" style:font-size-asian="12pt" style:font-size-complex="12pt"/>
    </style:style>
    <style:style style:name="P40" style:family="paragraph" style:parent-style-name="Standard">
      <style:text-properties style:font-name="Times New Roman" fo:font-size="12pt" officeooo:rsid="0027f5c3" officeooo:paragraph-rsid="0029bbe6" style:font-size-asian="12pt" style:font-size-complex="12pt"/>
    </style:style>
    <style:style style:name="P41" style:family="paragraph" style:parent-style-name="Standard">
      <style:text-properties style:font-name="Times New Roman" fo:font-size="12pt" officeooo:rsid="0029bbe6" officeooo:paragraph-rsid="0029bbe6" style:font-size-asian="12pt" style:font-size-complex="12pt"/>
    </style:style>
    <style:style style:name="P42" style:family="paragraph" style:parent-style-name="Standard">
      <style:text-properties style:font-name="Times New Roman" fo:font-size="12pt" officeooo:rsid="002b119a" officeooo:paragraph-rsid="002b119a" style:font-size-asian="12pt" style:font-size-complex="12pt"/>
    </style:style>
    <style:style style:name="P43" style:family="paragraph" style:parent-style-name="Standard">
      <style:text-properties style:font-name="Times New Roman" fo:font-size="12pt" officeooo:rsid="002d003e" officeooo:paragraph-rsid="002d003e" style:font-size-asian="12pt" style:font-size-complex="12pt"/>
    </style:style>
    <style:style style:name="P44" style:family="paragraph" style:parent-style-name="Standard">
      <style:text-properties style:font-name="Times New Roman" fo:font-size="12pt" officeooo:rsid="001c2c18" officeooo:paragraph-rsid="001a531c" style:font-size-asian="12pt" style:font-size-complex="12pt"/>
    </style:style>
    <style:style style:name="P45" style:family="paragraph" style:parent-style-name="Standard">
      <style:text-properties style:font-name="Times New Roman" fo:font-size="12pt" officeooo:rsid="0030d45e" officeooo:paragraph-rsid="0030d45e" style:font-size-asian="12pt" style:font-size-complex="12pt"/>
    </style:style>
    <style:style style:name="P46" style:family="paragraph" style:parent-style-name="Standard">
      <style:text-properties style:font-name="Times New Roman" fo:font-size="12pt" officeooo:rsid="0032c3dc" officeooo:paragraph-rsid="0032c3dc" style:font-size-asian="12pt" style:font-size-complex="12pt"/>
    </style:style>
    <style:style style:name="P47" style:family="paragraph" style:parent-style-name="Standard">
      <style:text-properties style:font-name="Times New Roman" fo:font-size="12pt" officeooo:rsid="00323f6a" officeooo:paragraph-rsid="0032c3dc" style:font-size-asian="12pt" style:font-size-complex="12pt"/>
    </style:style>
    <style:style style:name="P48" style:family="paragraph" style:parent-style-name="Standard">
      <style:text-properties style:font-name="Times New Roman" fo:font-size="12pt" fo:font-weight="bold" style:font-size-asian="12pt" style:font-weight-asian="bold" style:font-size-complex="12pt" style:font-weight-complex="bold"/>
    </style:style>
    <style:style style:name="P49" style:family="paragraph" style:parent-style-name="Standard">
      <style:text-properties style:font-name="Times New Roman" fo:font-size="12pt" fo:font-weight="bold" officeooo:rsid="00253125" officeooo:paragraph-rsid="00253125" style:font-size-asian="12pt" style:font-weight-asian="bold" style:font-size-complex="12pt" style:font-weight-complex="bold"/>
    </style:style>
    <style:style style:name="P50" style:family="paragraph" style:parent-style-name="Standard">
      <style:text-properties style:font-name="Times New Roman" fo:font-size="12pt" fo:font-weight="bold" officeooo:rsid="0026a514" officeooo:paragraph-rsid="0026a514" style:font-size-asian="12pt" style:font-weight-asian="bold" style:font-size-complex="12pt" style:font-weight-complex="bold"/>
    </style:style>
    <style:style style:name="P51" style:family="paragraph" style:parent-style-name="Standard">
      <style:text-properties style:font-name="Times New Roman" fo:font-size="12pt" fo:font-weight="bold" officeooo:rsid="0030d45e" officeooo:paragraph-rsid="0030d45e" style:font-size-asian="12pt" style:font-weight-asian="bold" style:font-size-complex="12pt" style:font-weight-complex="bold"/>
    </style:style>
    <style:style style:name="P52" style:family="paragraph" style:parent-style-name="Standard">
      <style:text-properties style:font-name="Times New Roman" fo:font-size="12pt" fo:font-weight="bold" officeooo:rsid="0019a498" style:font-size-asian="12pt" style:font-weight-asian="bold" style:font-size-complex="12pt" style:font-weight-complex="bold"/>
    </style:style>
    <style:style style:name="P53" style:family="paragraph" style:parent-style-name="Standard">
      <style:text-properties style:font-name="Times New Roman" fo:font-size="12pt" fo:font-weight="bold" officeooo:rsid="0019a498" officeooo:paragraph-rsid="0019a498" style:font-size-asian="12pt" style:font-weight-asian="bold" style:font-size-complex="12pt" style:font-weight-complex="bold"/>
    </style:style>
    <style:style style:name="P54" style:family="paragraph" style:parent-style-name="Standard">
      <style:text-properties style:font-name="Courier New" fo:font-size="10pt" officeooo:rsid="002b119a" officeooo:paragraph-rsid="002b119a" style:font-size-asian="10pt" style:font-size-complex="10pt"/>
    </style:style>
    <style:style style:name="P55" style:family="paragraph" style:parent-style-name="Standard">
      <style:text-properties style:font-name="Courier New" fo:font-size="10pt" officeooo:rsid="002b119a" officeooo:paragraph-rsid="002d003e" style:font-size-asian="10pt" style:font-size-complex="10pt"/>
    </style:style>
    <style:style style:name="P56" style:family="paragraph" style:parent-style-name="Standard">
      <style:text-properties style:font-name="Courier New" fo:font-size="11pt" officeooo:rsid="0019a498" officeooo:paragraph-rsid="0019a498" style:font-size-asian="11pt" style:font-size-complex="11pt"/>
    </style:style>
    <style:style style:name="P57" style:family="paragraph" style:parent-style-name="Standard">
      <style:text-properties style:font-name="Courier New" fo:font-size="11pt" officeooo:rsid="0019a498" officeooo:paragraph-rsid="001a531c" style:font-size-asian="11pt" style:font-size-complex="11pt"/>
    </style:style>
    <style:style style:name="P58" style:family="paragraph" style:parent-style-name="Standard">
      <style:text-properties style:font-name="Courier New" fo:font-size="11pt" officeooo:rsid="001a531c" officeooo:paragraph-rsid="001a531c" style:font-size-asian="11pt" style:font-size-complex="11pt"/>
    </style:style>
    <style:style style:name="P59" style:family="paragraph" style:parent-style-name="Standard">
      <loext:graphic-properties draw:fill="none"/>
      <style:paragraph-properties fo:margin-left="1cm" fo:margin-right="0cm" fo:text-indent="0cm" style:auto-text-indent="false" fo:background-color="transparent"/>
      <style:text-properties style:font-name="Times New Roman" fo:font-size="12pt" officeooo:rsid="001f9620" officeooo:paragraph-rsid="00580713" style:font-size-asian="12pt" style:font-size-complex="12pt"/>
    </style:style>
    <style:style style:name="P60" style:family="paragraph" style:parent-style-name="Heading_20_2" style:list-style-name=""/>
    <style:style style:name="P61" style:family="paragraph" style:parent-style-name="Heading_20_2" style:list-style-name="">
      <style:text-properties officeooo:paragraph-rsid="00798eee"/>
    </style:style>
    <style:style style:name="P62" style:family="paragraph" style:parent-style-name="Heading_20_2" style:list-style-name="">
      <style:text-properties officeooo:rsid="0082d6e1" officeooo:paragraph-rsid="0082d6e1"/>
    </style:style>
    <style:style style:name="P63" style:family="paragraph" style:parent-style-name="Heading_20_2" style:list-style-name="">
      <style:text-properties style:font-name="Times New Roman" fo:font-size="12pt" officeooo:rsid="001f674c" officeooo:paragraph-rsid="0082d6e1" style:font-size-asian="12pt" style:font-size-complex="12pt"/>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paragraph-rsid="0082d6e1"/>
    </style:style>
    <style:style style:name="P66" style:family="paragraph" style:parent-style-name="Heading_20_2" style:list-style-name="">
      <style:paragraph-properties fo:break-before="page"/>
      <style:text-properties officeooo:rsid="0082d6e1" officeooo:paragraph-rsid="0082d6e1"/>
    </style:style>
    <style:style style:name="P67" style:family="paragraph" style:parent-style-name="Heading_20_2">
      <style:paragraph-properties fo:break-before="page"/>
      <style:text-properties officeooo:paragraph-rsid="00798eee"/>
    </style:style>
    <style:style style:name="P68" style:family="paragraph" style:parent-style-name="Heading_20_4">
      <style:paragraph-properties fo:break-before="page"/>
    </style:style>
    <style:style style:name="P69" style:family="paragraph" style:parent-style-name="Heading_20_3" style:list-style-name="">
      <style:text-properties style:text-underline-style="none"/>
    </style:style>
    <style:style style:name="P70" style:family="paragraph" style:parent-style-name="Heading_20_3" style:list-style-name="">
      <style:text-properties officeooo:paragraph-rsid="00798eee"/>
    </style:style>
    <style:style style:name="P71" style:family="paragraph" style:parent-style-name="Heading_20_3">
      <style:text-properties officeooo:paragraph-rsid="00798eee"/>
    </style:style>
    <style:style style:name="P72" style:family="paragraph" style:parent-style-name="Heading_20_3">
      <style:paragraph-properties fo:break-before="page"/>
    </style:style>
    <style:style style:name="P73" style:family="paragraph" style:parent-style-name="Heading_20_3">
      <style:paragraph-properties fo:break-before="page"/>
      <style:text-properties officeooo:paragraph-rsid="00798eee"/>
    </style:style>
    <style:style style:name="P74" style:family="paragraph" style:parent-style-name="Heading_20_5">
      <style:paragraph-properties fo:break-before="page"/>
    </style:style>
    <style:style style:name="P75" style:family="paragraph" style:parent-style-name="Standard" style:list-style-name="L1">
      <style:text-properties style:font-name="Times New Roman" fo:font-size="12pt" officeooo:rsid="001c2c18" officeooo:paragraph-rsid="001c2c18" style:font-size-asian="12pt" style:font-size-complex="12pt"/>
    </style:style>
    <style:style style:name="P76" style:family="paragraph" style:parent-style-name="Standard" style:list-style-name="L1">
      <style:text-properties style:font-name="Times New Roman" fo:font-size="12pt" officeooo:rsid="001c2c18" officeooo:paragraph-rsid="008582c1" style:font-size-asian="12pt" style:font-size-complex="12pt"/>
    </style:style>
    <style:style style:name="P77" style:family="paragraph" style:parent-style-name="Standard" style:list-style-name="L1">
      <style:text-properties style:font-name="Times New Roman" fo:font-size="12pt" officeooo:rsid="001c2c18" officeooo:paragraph-rsid="008880d1" style:font-size-asian="12pt" style:font-size-complex="12pt"/>
    </style:style>
    <style:style style:name="P78" style:family="paragraph" style:parent-style-name="Standard">
      <style:text-properties style:font-name="Times New Roman" fo:font-size="12pt" officeooo:rsid="001c2c18" officeooo:paragraph-rsid="00a4cc3e" style:font-size-asian="12pt" style:font-size-complex="12pt"/>
    </style:style>
    <style:style style:name="P79" style:family="paragraph" style:parent-style-name="Standard" style:list-style-name="L15">
      <style:text-properties style:font-name="Times New Roman" fo:font-size="12pt" officeooo:rsid="001c2c18" officeooo:paragraph-rsid="00a4cc3e" style:font-size-asian="12pt" style:font-size-complex="12pt"/>
    </style:style>
    <style:style style:name="P80" style:family="paragraph" style:parent-style-name="Standard">
      <style:text-properties style:font-name="Times New Roman" fo:font-size="12pt" officeooo:rsid="001c2c18" officeooo:paragraph-rsid="00a8bc63" style:font-size-asian="12pt" style:font-size-complex="12pt"/>
    </style:style>
    <style:style style:name="P81" style:family="paragraph" style:parent-style-name="Standard" style:list-style-name="L1">
      <style:text-properties style:font-name="Times New Roman" fo:font-size="12pt" officeooo:rsid="001a531c" officeooo:paragraph-rsid="001a531c" style:font-size-asian="12pt" style:font-size-complex="12pt"/>
    </style:style>
    <style:style style:name="P82" style:family="paragraph" style:parent-style-name="Standard">
      <style:text-properties style:font-name="Times New Roman" fo:font-size="12pt" officeooo:rsid="001c5b52" officeooo:paragraph-rsid="001c5b52" style:font-size-asian="12pt" style:font-size-complex="12pt"/>
    </style:style>
    <style:style style:name="P83" style:family="paragraph" style:parent-style-name="Standard">
      <style:text-properties style:font-name="Times New Roman" fo:font-size="12pt" officeooo:rsid="001e0ea4" officeooo:paragraph-rsid="001e0ea4" style:font-size-asian="12pt" style:font-size-complex="12pt"/>
    </style:style>
    <style:style style:name="P84" style:family="paragraph" style:parent-style-name="Standard">
      <style:paragraph-properties fo:text-align="justify" style:justify-single-word="false"/>
      <style:text-properties style:font-name="Times New Roman" fo:font-size="12pt" officeooo:rsid="001e0ea4" officeooo:paragraph-rsid="001e0ea4" style:font-size-asian="12pt" style:font-size-complex="12pt"/>
    </style:style>
    <style:style style:name="P85" style:family="paragraph" style:parent-style-name="Standard">
      <style:text-properties style:font-name="Times New Roman" fo:font-size="12pt" officeooo:rsid="0032c3dc" officeooo:paragraph-rsid="005ae448" style:font-size-asian="12pt" style:font-size-complex="12pt"/>
    </style:style>
    <style:style style:name="P86" style:family="paragraph" style:parent-style-name="Standard">
      <style:text-properties style:font-name="Times New Roman" fo:font-size="12pt" officeooo:rsid="0025f1a5" officeooo:paragraph-rsid="005ae448" style:font-size-asian="12pt" style:font-size-complex="12pt"/>
    </style:style>
    <style:style style:name="P87" style:family="paragraph" style:parent-style-name="Standard">
      <style:paragraph-properties>
        <style:tab-stops>
          <style:tab-stop style:position="1.005cm"/>
        </style:tab-stops>
      </style:paragraph-properties>
      <style:text-properties style:font-name="Times New Roman" fo:font-size="12pt" officeooo:rsid="0025f1a5" officeooo:paragraph-rsid="005cd46f" style:font-size-asian="12pt" style:font-size-complex="12pt"/>
    </style:style>
    <style:style style:name="P88" style:family="paragraph" style:parent-style-name="Standard">
      <style:text-properties style:font-name="Times New Roman" fo:font-size="12pt" officeooo:rsid="0025f1a5" officeooo:paragraph-rsid="0082d6e1" style:font-size-asian="12pt" style:font-size-complex="12pt"/>
    </style:style>
    <style:style style:name="P89" style:family="paragraph" style:parent-style-name="Standard">
      <style:text-properties style:font-name="Times New Roman" fo:font-size="12pt" officeooo:rsid="00224c06" officeooo:paragraph-rsid="005ae448" style:font-size-asian="12pt" style:font-size-complex="12pt"/>
    </style:style>
    <style:style style:name="P90" style:family="paragraph" style:parent-style-name="Standard">
      <style:text-properties style:font-name="Times New Roman" fo:font-size="12pt" officeooo:rsid="001f9620" officeooo:paragraph-rsid="005ae448" style:font-size-asian="12pt" style:font-size-complex="12pt"/>
    </style:style>
    <style:style style:name="P91" style:family="paragraph" style:parent-style-name="Standard">
      <style:paragraph-properties fo:text-align="justify" style:justify-single-word="false"/>
      <style:text-properties style:font-name="Times New Roman" fo:font-size="12pt" officeooo:rsid="001f9620" officeooo:paragraph-rsid="005ae448" style:font-size-asian="12pt" style:font-size-complex="12pt"/>
    </style:style>
    <style:style style:name="P92" style:family="paragraph" style:parent-style-name="Standard">
      <style:paragraph-properties fo:text-align="justify" style:justify-single-word="false"/>
      <style:text-properties style:font-name="Times New Roman" fo:font-size="12pt" officeooo:rsid="001f9620" officeooo:paragraph-rsid="007d1bca" style:font-size-asian="12pt" style:font-size-complex="12pt"/>
    </style:style>
    <style:style style:name="P93" style:family="paragraph" style:parent-style-name="Standard">
      <style:paragraph-properties fo:text-align="justify" style:justify-single-word="false"/>
      <style:text-properties style:font-name="Times New Roman" fo:font-size="12pt" officeooo:rsid="001f9620" officeooo:paragraph-rsid="008133d1" style:font-size-asian="12pt" style:font-size-complex="12pt"/>
    </style:style>
    <style:style style:name="P94" style:family="paragraph" style:parent-style-name="Standard">
      <style:text-properties style:font-name="Times New Roman" fo:font-size="12pt" officeooo:rsid="001f9620" officeooo:paragraph-rsid="005cd46f" style:font-size-asian="12pt" style:font-size-complex="12pt"/>
    </style:style>
    <style:style style:name="P95" style:family="paragraph" style:parent-style-name="Standard">
      <style:paragraph-properties>
        <style:tab-stops>
          <style:tab-stop style:position="1.005cm"/>
        </style:tab-stops>
      </style:paragraph-properties>
      <style:text-properties style:font-name="Times New Roman" fo:font-size="12pt" officeooo:rsid="001f9620" officeooo:paragraph-rsid="005cd46f" style:font-size-asian="12pt" style:font-size-complex="12pt"/>
    </style:style>
    <style:style style:name="P96" style:family="paragraph" style:parent-style-name="Standard">
      <style:paragraph-properties>
        <style:tab-stops>
          <style:tab-stop style:position="1.005cm"/>
        </style:tab-stops>
      </style:paragraph-properties>
      <style:text-properties style:font-name="Times New Roman" fo:font-size="12pt" officeooo:rsid="001f9620" officeooo:paragraph-rsid="005dbdd5" style:font-size-asian="12pt" style:font-size-complex="12pt"/>
    </style:style>
    <style:style style:name="P97" style:family="paragraph" style:parent-style-name="Standard">
      <style:paragraph-properties>
        <style:tab-stops>
          <style:tab-stop style:position="1.005cm"/>
        </style:tab-stops>
      </style:paragraph-properties>
      <style:text-properties style:font-name="Times New Roman" fo:font-size="12pt" officeooo:rsid="001f9620" officeooo:paragraph-rsid="0060b6ee" style:font-size-asian="12pt" style:font-size-complex="12pt"/>
    </style:style>
    <style:style style:name="P98" style:family="paragraph" style:parent-style-name="Standard">
      <style:paragraph-properties>
        <style:tab-stops>
          <style:tab-stop style:position="1.005cm"/>
        </style:tab-stops>
      </style:paragraph-properties>
      <style:text-properties style:font-name="Times New Roman" fo:font-size="12pt" officeooo:rsid="001f9620" officeooo:paragraph-rsid="00628b50" style:font-size-asian="12pt" style:font-size-complex="12pt"/>
    </style:style>
    <style:style style:name="P99" style:family="paragraph" style:parent-style-name="Standard">
      <style:paragraph-properties>
        <style:tab-stops>
          <style:tab-stop style:position="1.005cm"/>
        </style:tab-stops>
      </style:paragraph-properties>
      <style:text-properties style:font-name="Times New Roman" fo:font-size="12pt" officeooo:rsid="001f9620" officeooo:paragraph-rsid="006ab38d" style:font-size-asian="12pt" style:font-size-complex="12pt"/>
    </style:style>
    <style:style style:name="P100" style:family="paragraph" style:parent-style-name="Standard">
      <style:paragraph-properties>
        <style:tab-stops>
          <style:tab-stop style:position="1.005cm"/>
        </style:tab-stops>
      </style:paragraph-properties>
      <style:text-properties style:font-name="Times New Roman" fo:font-size="12pt" officeooo:rsid="001f9620" officeooo:paragraph-rsid="006e317d" style:font-size-asian="12pt" style:font-size-complex="12pt"/>
    </style:style>
    <style:style style:name="P101" style:family="paragraph" style:parent-style-name="Standard">
      <style:paragraph-properties>
        <style:tab-stops>
          <style:tab-stop style:position="1.005cm"/>
        </style:tab-stops>
      </style:paragraph-properties>
      <style:text-properties style:font-name="Times New Roman" fo:font-size="12pt" officeooo:rsid="001f9620" officeooo:paragraph-rsid="007d1bca" style:font-size-asian="12pt" style:font-size-complex="12pt"/>
    </style:style>
    <style:style style:name="P102" style:family="paragraph" style:parent-style-name="Standard">
      <style:paragraph-properties>
        <style:tab-stops>
          <style:tab-stop style:position="1.005cm"/>
        </style:tab-stops>
      </style:paragraph-properties>
      <style:text-properties style:font-name="Times New Roman" fo:font-size="12pt" officeooo:rsid="001f9620" officeooo:paragraph-rsid="007d21b9" style:font-size-asian="12pt" style:font-size-complex="12pt"/>
    </style:style>
    <style:style style:name="P103" style:family="paragraph" style:parent-style-name="Standard">
      <style:paragraph-properties>
        <style:tab-stops>
          <style:tab-stop style:position="1.005cm"/>
        </style:tab-stops>
      </style:paragraph-properties>
      <style:text-properties style:font-name="Times New Roman" fo:font-size="12pt" officeooo:rsid="001f9620" officeooo:paragraph-rsid="008133d1" style:font-size-asian="12pt" style:font-size-complex="12pt"/>
    </style:style>
    <style:style style:name="P104" style:family="paragraph" style:parent-style-name="Standard">
      <style:paragraph-properties>
        <style:tab-stops>
          <style:tab-stop style:position="1.005cm"/>
        </style:tab-stops>
      </style:paragraph-properties>
      <style:text-properties style:font-name="Times New Roman" fo:font-size="12pt" officeooo:rsid="001f9620" officeooo:paragraph-rsid="0091f5ce" style:font-size-asian="12pt" style:font-size-complex="12pt"/>
    </style:style>
    <style:style style:name="P105" style:family="paragraph" style:parent-style-name="Standard">
      <style:text-properties style:font-name="Times New Roman" fo:font-size="12pt" officeooo:rsid="001f9620" officeooo:paragraph-rsid="005dbdd5" style:font-size-asian="12pt" style:font-size-complex="12pt"/>
    </style:style>
    <style:style style:name="P106" style:family="paragraph" style:parent-style-name="Standard">
      <style:text-properties style:font-name="Times New Roman" fo:font-size="12pt" officeooo:rsid="001f9620" officeooo:paragraph-rsid="0060b6ee" style:font-size-asian="12pt" style:font-size-complex="12pt"/>
    </style:style>
    <style:style style:name="P107" style:family="paragraph" style:parent-style-name="Standard">
      <style:text-properties style:font-name="Times New Roman" fo:font-size="12pt" officeooo:rsid="001f9620" officeooo:paragraph-rsid="00628b50" style:font-size-asian="12pt" style:font-size-complex="12pt"/>
    </style:style>
    <style:style style:name="P108" style:family="paragraph" style:parent-style-name="Standard">
      <style:text-properties style:font-name="Times New Roman" fo:font-size="12pt" officeooo:rsid="001f9620" officeooo:paragraph-rsid="007d1bca" style:font-size-asian="12pt" style:font-size-complex="12pt"/>
    </style:style>
    <style:style style:name="P109" style:family="paragraph" style:parent-style-name="Standard">
      <style:text-properties style:font-name="Times New Roman" fo:font-size="12pt" officeooo:rsid="001f9620" officeooo:paragraph-rsid="007d21b9" style:font-size-asian="12pt" style:font-size-complex="12pt"/>
    </style:style>
    <style:style style:name="P110" style:family="paragraph" style:parent-style-name="Standard">
      <style:text-properties style:font-name="Times New Roman" fo:font-size="12pt" officeooo:rsid="001f9620" officeooo:paragraph-rsid="008133d1" style:font-size-asian="12pt" style:font-size-complex="12pt"/>
    </style:style>
    <style:style style:name="P111" style:family="paragraph" style:parent-style-name="Standard">
      <style:text-properties style:font-name="Times New Roman" fo:font-size="12pt" officeooo:rsid="0033f09f" officeooo:paragraph-rsid="005ae448" style:font-size-asian="12pt" style:font-size-complex="12pt"/>
    </style:style>
    <style:style style:name="P112" style:family="paragraph" style:parent-style-name="Standard">
      <style:paragraph-properties>
        <style:tab-stops/>
      </style:paragraph-properties>
      <style:text-properties style:font-name="Times New Roman" fo:font-size="12pt" officeooo:rsid="00239a37" officeooo:paragraph-rsid="00239a37" style:font-size-asian="12pt" style:font-size-complex="12pt"/>
    </style:style>
    <style:style style:name="P113" style:family="paragraph" style:parent-style-name="Standard">
      <style:text-properties style:font-name="Times New Roman" fo:font-size="12pt" officeooo:rsid="00239a37" officeooo:paragraph-rsid="0026a514" style:font-size-asian="12pt" style:font-size-complex="12pt"/>
    </style:style>
    <style:style style:name="P114" style:family="paragraph" style:parent-style-name="Standard">
      <style:text-properties style:font-name="Times New Roman" fo:font-size="12pt" officeooo:rsid="00239a37" officeooo:paragraph-rsid="005cd46f" style:font-size-asian="12pt" style:font-size-complex="12pt"/>
    </style:style>
    <style:style style:name="P115" style:family="paragraph" style:parent-style-name="Standard">
      <style:paragraph-properties>
        <style:tab-stops/>
      </style:paragraph-properties>
      <style:text-properties style:font-name="Times New Roman" fo:font-size="12pt" officeooo:rsid="00239a37" officeooo:paragraph-rsid="005cd46f" style:font-size-asian="12pt" style:font-size-complex="12pt"/>
    </style:style>
    <style:style style:name="P116" style:family="paragraph" style:parent-style-name="Standard">
      <style:text-properties style:font-name="Times New Roman" fo:font-size="12pt" officeooo:rsid="00239a37" officeooo:paragraph-rsid="005e4cb1" style:font-size-asian="12pt" style:font-size-complex="12pt"/>
    </style:style>
    <style:style style:name="P117" style:family="paragraph" style:parent-style-name="Standard">
      <style:text-properties style:font-name="Times New Roman" fo:font-size="12pt" officeooo:rsid="00239a37" officeooo:paragraph-rsid="00992926" style:font-size-asian="12pt" style:font-size-complex="12pt"/>
    </style:style>
    <style:style style:name="P118" style:family="paragraph" style:parent-style-name="Standard">
      <style:text-properties style:font-name="Times New Roman" fo:font-size="12pt" officeooo:rsid="00323f6a" officeooo:paragraph-rsid="005cd46f" style:font-size-asian="12pt" style:font-size-complex="12pt"/>
    </style:style>
    <style:style style:name="P119" style:family="paragraph" style:parent-style-name="Standard">
      <style:text-properties style:font-name="Times New Roman" fo:font-size="12pt" officeooo:rsid="002d8201" officeooo:paragraph-rsid="002d8201" style:font-size-asian="12pt" style:font-size-complex="12pt"/>
    </style:style>
    <style:style style:name="P120" style:family="paragraph" style:parent-style-name="Standard">
      <style:text-properties style:font-name="Times New Roman" fo:font-size="12pt" officeooo:rsid="0029bbe6" officeooo:paragraph-rsid="0029bbe6" style:font-size-asian="12pt" style:font-size-complex="12pt"/>
    </style:style>
    <style:style style:name="P121" style:family="paragraph" style:parent-style-name="Standard">
      <style:text-properties style:font-name="Times New Roman" fo:font-size="12pt" officeooo:rsid="0019a498" officeooo:paragraph-rsid="004c637a" style:font-size-asian="12pt" style:font-size-complex="12pt"/>
    </style:style>
    <style:style style:name="P122" style:family="paragraph" style:parent-style-name="Standard">
      <style:text-properties style:font-name="Times New Roman" fo:font-size="12pt" officeooo:rsid="0019a498" officeooo:paragraph-rsid="008b670e" style:font-size-asian="12pt" style:font-size-complex="12pt"/>
    </style:style>
    <style:style style:name="P123" style:family="paragraph" style:parent-style-name="Standard">
      <style:text-properties style:font-name="Times New Roman" fo:font-size="12pt" officeooo:rsid="00798eee" officeooo:paragraph-rsid="00798eee" style:font-size-asian="12pt" style:font-size-complex="12pt"/>
    </style:style>
    <style:style style:name="P124" style:family="paragraph" style:parent-style-name="Standard">
      <style:paragraph-properties fo:text-align="justify" style:justify-single-word="false"/>
      <style:text-properties style:font-name="Times New Roman" fo:font-size="12pt" officeooo:rsid="00253125" officeooo:paragraph-rsid="00253125" style:font-size-asian="12pt" style:font-size-complex="12pt"/>
    </style:style>
    <style:style style:name="P125" style:family="paragraph" style:parent-style-name="Standard" style:list-style-name="L1">
      <style:text-properties style:font-name="Times New Roman" fo:font-size="12pt" officeooo:rsid="008582c1" officeooo:paragraph-rsid="008582c1" style:font-size-asian="12pt" style:font-size-complex="12pt"/>
    </style:style>
    <style:style style:name="P126" style:family="paragraph" style:parent-style-name="Standard" style:list-style-name="L15">
      <loext:graphic-properties draw:fill="none"/>
      <style:paragraph-properties fo:background-color="transparent"/>
      <style:text-properties style:font-name="Times New Roman" fo:font-size="12pt" officeooo:rsid="008582c1" officeooo:paragraph-rsid="00a4cc3e" style:font-size-asian="12pt" style:font-size-complex="12pt"/>
    </style:style>
    <style:style style:name="P127" style:family="paragraph" style:parent-style-name="Standard">
      <style:text-properties style:font-name="Times New Roman" fo:font-size="12pt" officeooo:rsid="001e5b99" officeooo:paragraph-rsid="001f674c" style:font-size-asian="12pt" style:font-size-complex="12pt"/>
    </style:style>
    <style:style style:name="P128" style:family="paragraph" style:parent-style-name="Standard">
      <style:text-properties style:font-name="Times New Roman" fo:font-size="12pt" officeooo:rsid="00995df6" officeooo:paragraph-rsid="00995df6" style:font-size-asian="12pt" style:font-size-complex="12pt"/>
    </style:style>
    <style:style style:name="P129" style:family="paragraph" style:parent-style-name="Standard">
      <style:text-properties style:font-name="Times New Roman" fo:font-size="12pt" officeooo:rsid="00a4cc3e" officeooo:paragraph-rsid="00a4cc3e" style:font-size-asian="12pt" style:font-size-complex="12pt"/>
    </style:style>
    <style:style style:name="P130" style:family="paragraph" style:parent-style-name="Standard">
      <style:paragraph-properties fo:text-align="start" style:justify-single-word="false"/>
      <style:text-properties style:font-name="Times New Roman" fo:font-size="12pt" officeooo:rsid="00a9a721" officeooo:paragraph-rsid="00a9a721" style:font-size-asian="12pt" style:font-size-complex="12pt"/>
    </style:style>
    <style:style style:name="P131" style:family="paragraph" style:parent-style-name="Standard">
      <style:text-properties style:font-name="Times New Roman" fo:font-size="12pt" officeooo:rsid="00b00c25" officeooo:paragraph-rsid="00b00c25" style:font-size-asian="12pt" style:font-size-complex="12pt"/>
    </style:style>
    <style:style style:name="P132"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5dbdd5" style:font-size-asian="12pt" style:font-weight-asian="normal" style:font-size-complex="12pt" style:font-weight-complex="normal"/>
    </style:style>
    <style:style style:name="P133"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60b6ee" style:font-size-asian="12pt" style:font-weight-asian="normal" style:font-size-complex="12pt" style:font-weight-complex="normal"/>
    </style:style>
    <style:style style:name="P134"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628b50" style:font-size-asian="12pt" style:font-weight-asian="normal" style:font-size-complex="12pt" style:font-weight-complex="normal"/>
    </style:style>
    <style:style style:name="P135"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7bbef1" style:font-size-asian="12pt" style:font-weight-asian="normal" style:font-size-complex="12pt" style:font-weight-complex="normal"/>
    </style:style>
    <style:style style:name="P136"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7d1bca" style:font-size-asian="12pt" style:font-weight-asian="normal" style:font-size-complex="12pt" style:font-weight-complex="normal"/>
    </style:style>
    <style:style style:name="P137"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7d21b9" style:font-size-asian="12pt" style:font-weight-asian="normal" style:font-size-complex="12pt" style:font-weight-complex="normal"/>
    </style:style>
    <style:style style:name="P138" style:family="paragraph" style:parent-style-name="Standard">
      <style:paragraph-properties>
        <style:tab-stops>
          <style:tab-stop style:position="1.005cm"/>
        </style:tab-stops>
      </style:paragraph-properties>
      <style:text-properties style:font-name="Times New Roman" fo:font-size="12pt" fo:font-weight="normal" officeooo:rsid="001f9620" officeooo:paragraph-rsid="008133d1" style:font-size-asian="12pt" style:font-weight-asian="normal" style:font-size-complex="12pt" style:font-weight-complex="normal"/>
    </style:style>
    <style:style style:name="P139" style:family="paragraph" style:parent-style-name="Standard">
      <style:text-properties style:font-name="Times New Roman" fo:font-size="12pt" fo:font-weight="normal" officeooo:rsid="009c6586" officeooo:paragraph-rsid="009ea5a2" style:font-size-asian="12pt" style:font-weight-asian="normal" style:font-size-complex="12pt" style:font-weight-complex="normal"/>
    </style:style>
    <style:style style:name="P140" style:family="paragraph" style:parent-style-name="Standard" style:list-style-name="L12">
      <style:text-properties style:font-name="Times New Roman" fo:font-size="12pt" fo:font-weight="normal" officeooo:rsid="009c6586" officeooo:paragraph-rsid="009ea5a2" style:font-size-asian="12pt" style:font-weight-asian="normal" style:font-size-complex="12pt" style:font-weight-complex="normal"/>
    </style:style>
    <style:style style:name="P141" style:family="paragraph" style:parent-style-name="Standard">
      <style:text-properties style:font-name="Times New Roman" fo:font-size="12pt" fo:font-weight="bold" officeooo:rsid="0025e3cf" officeooo:paragraph-rsid="0033f09f" style:font-size-asian="12pt" style:font-weight-asian="bold" style:font-size-complex="12pt" style:font-weight-complex="bold"/>
    </style:style>
    <style:style style:name="P142" style:family="paragraph" style:parent-style-name="Standard">
      <style:text-properties style:font-name="Times New Roman" fo:font-size="12pt" fo:font-weight="bold" officeooo:rsid="0029bbe6" officeooo:paragraph-rsid="0029bbe6" style:font-size-asian="12pt" style:font-weight-asian="bold" style:font-size-complex="12pt" style:font-weight-complex="bold"/>
    </style:style>
    <style:style style:name="P143" style:family="paragraph" style:parent-style-name="Standard">
      <style:text-properties style:font-name="Times New Roman" officeooo:rsid="00239a37" officeooo:paragraph-rsid="00239a37"/>
    </style:style>
    <style:style style:name="P144" style:family="paragraph" style:parent-style-name="Standard">
      <style:text-properties fo:color="#000000" style:font-name="Courier New" fo:font-size="10pt" style:text-underline-style="none" fo:font-weight="normal" officeooo:rsid="003b97e7" officeooo:paragraph-rsid="009e0a0b" style:font-size-asian="10pt" style:font-weight-asian="normal" style:font-size-complex="10pt" style:font-weight-complex="normal"/>
    </style:style>
    <style:style style:name="P145" style:family="paragraph" style:parent-style-name="Standard">
      <style:text-properties fo:color="#000000" style:font-name="Courier New" fo:font-size="10pt" style:text-underline-style="none" fo:font-weight="normal" officeooo:rsid="00360251" officeooo:paragraph-rsid="009e0a0b" style:font-size-asian="10pt" style:font-weight-asian="normal" style:font-size-complex="10pt" style:font-weight-complex="normal"/>
    </style:style>
    <style:style style:name="P146" style:family="paragraph" style:parent-style-name="Standard">
      <style:text-properties fo:color="#000000" style:font-name="Courier New" fo:font-size="10pt" style:text-underline-style="none" fo:font-weight="normal" officeooo:rsid="003c28b2" officeooo:paragraph-rsid="009e0a0b" style:font-size-asian="10pt" style:font-weight-asian="normal" style:font-size-complex="10pt" style:font-weight-complex="normal"/>
    </style:style>
    <style:style style:name="P147" style:family="paragraph" style:parent-style-name="Standard">
      <style:text-properties fo:color="#000000" style:font-name="Courier New" fo:font-size="11pt" officeooo:rsid="0019a498" officeooo:paragraph-rsid="008b670e" style:font-size-asian="11pt" style:font-size-complex="11pt"/>
    </style:style>
    <style:style style:name="P148" style:family="paragraph" style:parent-style-name="Standard">
      <style:text-properties fo:color="#000000" style:font-name="Courier New" fo:font-size="11pt" style:text-underline-style="none" fo:font-weight="normal" officeooo:rsid="00360251" officeooo:paragraph-rsid="009e0a0b" style:font-size-asian="11pt" style:font-weight-asian="normal" style:font-size-complex="11pt" style:font-weight-complex="normal"/>
    </style:style>
    <style:style style:name="P149" style:family="paragraph" style:parent-style-name="Standard">
      <style:text-properties fo:color="#000000" style:font-name="Courier New" fo:font-size="11pt" style:text-underline-style="none" fo:font-weight="normal" officeooo:rsid="00473c74" officeooo:paragraph-rsid="009e0a0b" style:font-size-asian="11pt" style:font-weight-asian="normal" style:font-size-complex="11pt" style:font-weight-complex="normal"/>
    </style:style>
    <style:style style:name="P150" style:family="paragraph" style:parent-style-name="Standard">
      <style:text-properties fo:color="#000000" style:font-name="Courier New" fo:font-size="12pt" style:text-underline-style="none" fo:font-weight="normal" officeooo:rsid="00360251" officeooo:paragraph-rsid="009e0a0b" style:font-size-asian="12pt" style:font-weight-asian="normal" style:font-size-complex="12pt" style:font-weight-complex="normal"/>
    </style:style>
    <style:style style:name="P151" style:family="paragraph" style:parent-style-name="Standard" style:list-style-name="L6">
      <loext:graphic-properties draw:fill="none"/>
      <style:paragraph-properties fo:background-color="transparent"/>
      <style:text-properties fo:color="#000000" style:font-name="Times New Roman" fo:font-size="12pt" style:text-underline-style="none" fo:font-weight="normal" officeooo:rsid="003d7ae1" officeooo:paragraph-rsid="009e0a0b" style:font-size-asian="12pt" style:font-weight-asian="normal" style:font-size-complex="12pt" style:font-weight-complex="normal"/>
    </style:style>
    <style:style style:name="P152" style:family="paragraph" style:parent-style-name="Standard">
      <style:text-properties fo:color="#000000" style:font-name="Times New Roman" fo:font-size="12pt" style:text-underline-style="none" fo:font-weight="normal" officeooo:rsid="003d7ae1" officeooo:paragraph-rsid="009e0a0b" style:font-size-asian="12pt" style:font-weight-asian="normal" style:font-size-complex="12pt" style:font-weight-complex="normal"/>
    </style:style>
    <style:style style:name="P153" style:family="paragraph" style:parent-style-name="Standard">
      <style:text-properties fo:color="#000000" style:font-name="Times New Roman" fo:font-size="12pt" style:text-underline-style="none" fo:font-weight="normal" officeooo:rsid="00360251" officeooo:paragraph-rsid="009e0a0b" style:font-size-asian="12pt" style:font-weight-asian="normal" style:font-size-complex="12pt" style:font-weight-complex="normal"/>
    </style:style>
    <style:style style:name="P154" style:family="paragraph" style:parent-style-name="Standard">
      <style:text-properties fo:color="#000000" style:font-name="Times New Roman" fo:font-size="12pt" style:text-underline-style="none" fo:font-weight="normal" officeooo:rsid="003b1540" officeooo:paragraph-rsid="009e0a0b" style:font-size-asian="12pt" style:font-weight-asian="normal" style:font-size-complex="12pt" style:font-weight-complex="normal"/>
    </style:style>
    <style:style style:name="P155" style:family="paragraph" style:parent-style-name="Standard">
      <loext:graphic-properties draw:fill="none"/>
      <style:paragraph-properties fo:background-color="transparent"/>
      <style:text-properties fo:color="#000000" style:font-name="Times New Roman" fo:font-size="12pt" style:text-underline-style="none" fo:font-weight="normal" officeooo:rsid="003b1540" officeooo:paragraph-rsid="009e0a0b" style:font-size-asian="12pt" style:font-weight-asian="normal" style:font-size-complex="12pt" style:font-weight-complex="normal"/>
    </style:style>
    <style:style style:name="P156" style:family="paragraph" style:parent-style-name="Standard">
      <style:text-properties fo:color="#000000" style:font-name="Times New Roman" fo:font-size="12pt" style:text-underline-style="none" fo:font-weight="normal" officeooo:rsid="003b317b" officeooo:paragraph-rsid="009e0a0b" style:font-size-asian="12pt" style:font-weight-asian="normal" style:font-size-complex="12pt" style:font-weight-complex="normal"/>
    </style:style>
    <style:style style:name="P157" style:family="paragraph" style:parent-style-name="Standard">
      <style:text-properties fo:color="#000000" style:font-name="Times New Roman" fo:font-size="12pt" style:text-underline-style="none" fo:font-weight="normal" officeooo:rsid="003b97e7" officeooo:paragraph-rsid="009e0a0b" style:font-size-asian="12pt" style:font-weight-asian="normal" style:font-size-complex="12pt" style:font-weight-complex="normal"/>
    </style:style>
    <style:style style:name="P158" style:family="paragraph" style:parent-style-name="Standard">
      <style:text-properties fo:color="#000000" style:font-name="Times New Roman" fo:font-size="12pt" style:text-underline-style="none" fo:font-weight="normal" officeooo:rsid="003f4b18" officeooo:paragraph-rsid="009e0a0b" style:font-size-asian="12pt" style:font-weight-asian="normal" style:font-size-complex="12pt" style:font-weight-complex="normal"/>
    </style:style>
    <style:style style:name="P159" style:family="paragraph" style:parent-style-name="Standard">
      <style:text-properties fo:color="#000000" style:font-name="Times New Roman" fo:font-size="12pt" style:text-underline-style="none" fo:font-weight="normal" officeooo:rsid="0025f1a5" officeooo:paragraph-rsid="0082d6e1" style:font-size-asian="12pt" style:font-weight-asian="normal" style:font-size-complex="12pt" style:font-weight-complex="normal"/>
    </style:style>
    <style:style style:name="P160" style:family="paragraph" style:parent-style-name="Standard">
      <style:text-properties fo:color="#000000" style:font-name="Times New Roman" fo:font-size="12pt" style:text-underline-style="none" fo:font-weight="normal" officeooo:rsid="00b00c25" officeooo:paragraph-rsid="00b00c25" style:font-size-asian="12pt" style:font-weight-asian="normal" style:font-size-complex="12pt" style:font-weight-complex="normal"/>
    </style:style>
    <style:style style:name="P161" style:family="paragraph" style:parent-style-name="Standard">
      <style:text-properties fo:color="#000000" style:font-name="Times New Roman" fo:font-size="12pt" officeooo:rsid="001a531c" officeooo:paragraph-rsid="00798eee" style:font-size-asian="12pt" style:font-size-complex="12pt"/>
    </style:style>
    <style:style style:name="P162" style:family="paragraph" style:parent-style-name="Standard">
      <style:text-properties fo:color="#000000" style:font-name="Times New Roman" fo:font-size="12pt" officeooo:rsid="0025f1a5" officeooo:paragraph-rsid="00b00c25" style:font-size-asian="12pt" style:font-size-complex="12pt"/>
    </style:style>
    <style:style style:name="P163" style:family="paragraph" style:parent-style-name="Standard">
      <style:text-properties fo:color="#ff0000" style:font-name="Times New Roman" fo:font-size="10pt" style:text-underline-style="none" fo:font-weight="normal" officeooo:rsid="003b97e7" officeooo:paragraph-rsid="009e0a0b" style:font-size-asian="10pt" style:font-weight-asian="normal" style:font-size-complex="10pt" style:font-weight-complex="normal"/>
    </style:style>
    <style:style style:name="P164" style:family="paragraph" style:parent-style-name="Standard">
      <style:text-properties fo:color="#ff0000" style:font-name="Times New Roman" fo:font-size="12pt" officeooo:rsid="001c2c18" officeooo:paragraph-rsid="001c2c18" style:font-size-asian="12pt" style:font-size-complex="12pt"/>
    </style:style>
    <style:style style:name="P165" style:family="paragraph" style:parent-style-name="Standard">
      <style:text-properties fo:color="#ff0000" style:font-name="Times New Roman" fo:font-size="12pt" officeooo:rsid="00239a37" officeooo:paragraph-rsid="00992926" style:font-size-asian="12pt" style:font-size-complex="12pt"/>
    </style:style>
    <style:style style:name="P166" style:family="paragraph" style:parent-style-name="Standard">
      <style:text-properties fo:color="#ff0000" style:font-name="Times New Roman" fo:font-size="12pt" officeooo:rsid="00239a37" officeooo:paragraph-rsid="00239a37" style:font-size-asian="12pt" style:font-size-complex="12pt"/>
    </style:style>
    <style:style style:name="P167" style:family="paragraph" style:parent-style-name="Standard">
      <style:text-properties fo:color="#ff0000" style:font-name="Times New Roman" fo:font-size="12pt" fo:font-weight="bold" officeooo:rsid="00224c06" officeooo:paragraph-rsid="005ae448" style:font-size-asian="12pt" style:font-weight-asian="bold" style:font-size-complex="12pt" style:font-weight-complex="bold"/>
    </style:style>
    <style:style style:name="P168" style:family="paragraph" style:parent-style-name="Standard">
      <style:text-properties fo:color="#ff0000" style:font-name="Times New Roman" fo:font-size="12pt" fo:font-weight="bold" officeooo:rsid="00224c06" officeooo:paragraph-rsid="009e0a0b" style:font-size-asian="12pt" style:font-weight-asian="bold" style:font-size-complex="12pt" style:font-weight-complex="bold"/>
    </style:style>
    <style:style style:name="P169" style:family="paragraph" style:parent-style-name="Standard">
      <style:text-properties officeooo:paragraph-rsid="005cd46f"/>
    </style:style>
    <style:style style:name="P170" style:family="paragraph" style:parent-style-name="Standard" style:list-style-name="L12">
      <style:text-properties fo:font-weight="normal" officeooo:rsid="009c6586" officeooo:paragraph-rsid="009ea5a2" style:font-weight-asian="normal" style:font-weight-complex="normal"/>
    </style:style>
    <style:style style:name="P171" style:family="paragraph" style:parent-style-name="Standard">
      <style:text-properties style:font-name="Times New Roman"/>
    </style:style>
    <style:style style:name="P172" style:family="paragraph" style:parent-style-name="Standard">
      <style:paragraph-properties fo:text-align="justify" style:justify-single-word="false"/>
      <style:text-properties style:font-name="Times New Roman"/>
    </style:style>
    <style:style style:name="P173" style:family="paragraph" style:parent-style-name="Standard">
      <style:text-properties style:font-name="Times New Roman" officeooo:paragraph-rsid="007373ab"/>
    </style:style>
    <style:style style:name="P174" style:family="paragraph" style:parent-style-name="Standard">
      <style:text-properties style:font-name="Times New Roman" officeooo:rsid="007373ab" officeooo:paragraph-rsid="007373ab"/>
    </style:style>
    <style:style style:name="P175" style:family="paragraph" style:parent-style-name="Standard">
      <style:text-properties style:font-name="Times New Roman" officeooo:paragraph-rsid="0074405b"/>
    </style:style>
    <style:style style:name="P176" style:family="paragraph" style:parent-style-name="Standard">
      <style:text-properties style:font-name="Times New Roman" fo:font-weight="bold" officeooo:paragraph-rsid="0074405b" style:font-weight-asian="bold" style:font-weight-complex="bold"/>
    </style:style>
    <style:style style:name="P177" style:family="paragraph" style:parent-style-name="Standard">
      <style:text-properties style:font-name="Times New Roman" fo:font-weight="bold" officeooo:paragraph-rsid="0075f009" style:font-weight-asian="bold" style:font-weight-complex="bold"/>
    </style:style>
    <style:style style:name="P178" style:family="paragraph" style:parent-style-name="Standard">
      <style:text-properties style:font-name="Times New Roman" officeooo:paragraph-rsid="0075f009"/>
    </style:style>
    <style:style style:name="P179" style:family="paragraph" style:parent-style-name="Standard">
      <style:text-properties style:font-name="Times New Roman" fo:font-size="12pt" officeooo:rsid="007700fd" officeooo:paragraph-rsid="0082d6e1" style:font-size-asian="12pt" style:font-size-complex="12pt"/>
    </style:style>
    <style:style style:name="P180" style:family="paragraph" style:parent-style-name="Standard">
      <style:text-properties style:font-name="Times New Roman" officeooo:paragraph-rsid="0082d6e1"/>
    </style:style>
    <style:style style:name="P181" style:family="paragraph" style:parent-style-name="Standard">
      <style:paragraph-properties>
        <style:tab-stops>
          <style:tab-stop style:position="0.503cm"/>
        </style:tab-stops>
      </style:paragraph-properties>
      <style:text-properties style:font-name="Courier New" fo:font-size="11pt" officeooo:rsid="0019a498" officeooo:paragraph-rsid="0019a498" style:font-size-asian="11pt" style:font-size-complex="11pt"/>
    </style:style>
    <style:style style:name="P182" style:family="paragraph" style:parent-style-name="Standard">
      <style:text-properties style:font-name="Courier New" fo:font-size="11pt" officeooo:rsid="008b670e" officeooo:paragraph-rsid="008b670e" style:font-size-asian="11pt" style:font-size-complex="11pt"/>
    </style:style>
    <style:style style:name="P183" style:family="paragraph" style:parent-style-name="Standard">
      <loext:graphic-properties draw:fill="none"/>
      <style:paragraph-properties fo:margin-left="1cm" fo:margin-right="0cm" fo:text-indent="0cm" style:auto-text-indent="false" fo:background-color="transparent">
        <style:tab-stops>
          <style:tab-stop style:position="0cm"/>
        </style:tab-stops>
      </style:paragraph-properties>
      <style:text-properties style:font-name="Times New Roman" fo:font-size="12pt" officeooo:rsid="0057fe30" officeooo:paragraph-rsid="00628b50" style:font-size-asian="12pt" style:font-size-complex="12pt"/>
    </style:style>
    <style:style style:name="P184" style:family="paragraph" style:parent-style-name="Standard">
      <loext:graphic-properties draw:fill="none"/>
      <style:paragraph-properties fo:margin-left="1cm" fo:margin-right="0cm" fo:text-indent="0cm" style:auto-text-indent="false" fo:background-color="transparent">
        <style:tab-stops>
          <style:tab-stop style:position="0cm"/>
        </style:tab-stops>
      </style:paragraph-properties>
      <style:text-properties style:font-name="Times New Roman" fo:font-size="12pt" officeooo:rsid="0033f09f" officeooo:paragraph-rsid="00628b50" style:font-size-asian="12pt" style:font-size-complex="12pt"/>
    </style:style>
    <style:style style:name="P185" style:family="paragraph" style:parent-style-name="Standard">
      <loext:graphic-properties draw:fill="none"/>
      <style:paragraph-properties fo:margin-left="1cm" fo:margin-right="0cm" fo:text-indent="0cm" style:auto-text-indent="false" fo:background-color="transparent">
        <style:tab-stops>
          <style:tab-stop style:position="1.005cm"/>
        </style:tab-stops>
      </style:paragraph-properties>
      <style:text-properties style:font-name="Times New Roman" fo:font-size="12pt" officeooo:rsid="001f9620" officeooo:paragraph-rsid="007bbef1" style:font-size-asian="12pt" style:font-size-complex="12pt"/>
    </style:style>
    <style:style style:name="P186" style:family="paragraph" style:parent-style-name="Standard" style:master-page-name="">
      <style:paragraph-properties style:page-number="auto"/>
      <style:text-properties style:font-name="Times New Roman" fo:font-size="12pt" officeooo:rsid="001f9620" officeooo:paragraph-rsid="005cd46f" style:font-size-asian="12pt" style:font-size-complex="12pt"/>
    </style:style>
    <style:style style:name="P187" style:family="paragraph" style:parent-style-name="Standard">
      <style:paragraph-properties fo:break-before="page"/>
      <style:text-properties style:font-name="Times New Roman" fo:font-size="12pt" fo:font-weight="bold" officeooo:rsid="0025e3cf" officeooo:paragraph-rsid="0033f09f" style:font-size-asian="12pt" style:font-weight-asian="bold" style:font-size-complex="12pt" style:font-weight-complex="bold"/>
    </style:style>
    <style:style style:name="P188" style:family="paragraph" style:parent-style-name="Standard">
      <style:paragraph-properties fo:break-before="page">
        <style:tab-stops>
          <style:tab-stop style:position="1.005cm"/>
        </style:tab-stops>
      </style:paragraph-properties>
      <style:text-properties style:font-name="Times New Roman" fo:font-size="12pt" officeooo:rsid="001f9620" officeooo:paragraph-rsid="006e317d" style:font-size-asian="12pt" style:font-size-complex="12pt"/>
    </style:style>
    <style:style style:name="P189" style:family="paragraph" style:parent-style-name="Standard">
      <style:paragraph-properties fo:break-before="page">
        <style:tab-stops>
          <style:tab-stop style:position="1.005cm"/>
        </style:tab-stops>
      </style:paragraph-properties>
      <style:text-properties style:font-name="Times New Roman" fo:font-size="12pt" officeooo:rsid="001f9620" officeooo:paragraph-rsid="0091f5ce" style:font-size-asian="12pt" style:font-size-complex="12pt"/>
    </style:style>
    <style:style style:name="P190" style:family="paragraph" style:parent-style-name="Standard">
      <style:paragraph-properties fo:text-align="justify" style:justify-single-word="false" fo:break-before="page"/>
      <style:text-properties style:font-name="Times New Roman"/>
    </style:style>
    <style:style style:name="P191" style:family="paragraph" style:parent-style-name="Standard">
      <loext:graphic-properties draw:fill="none"/>
      <style:paragraph-properties fo:margin-left="0cm" fo:margin-right="0cm" fo:text-indent="0cm" style:auto-text-indent="false" fo:background-color="transparent"/>
      <style:text-properties style:font-name="Times New Roman" fo:font-size="12pt" officeooo:rsid="00a4cc3e" officeooo:paragraph-rsid="00aaa29b" style:font-size-asian="12pt" style:font-size-complex="12pt"/>
    </style:style>
    <style:style style:name="P192" style:family="paragraph" style:parent-style-name="Standard">
      <loext:graphic-properties draw:fill="none"/>
      <style:paragraph-properties fo:margin-left="0cm" fo:margin-right="0cm" fo:text-indent="0cm" style:auto-text-indent="false" fo:background-color="transparent"/>
      <style:text-properties style:font-name="Times New Roman" fo:font-size="12pt" officeooo:rsid="00a4cc3e" officeooo:paragraph-rsid="00ac739b" style:font-size-asian="12pt" style:font-size-complex="12pt"/>
    </style:style>
    <style:style style:name="P193" style:family="paragraph" style:parent-style-name="Standard">
      <loext:graphic-properties draw:fill="none"/>
      <style:paragraph-properties fo:margin-left="0cm" fo:margin-right="0cm" fo:text-indent="0cm" style:auto-text-indent="false" fo:background-color="transparent"/>
      <style:text-properties style:font-name="Times New Roman" fo:font-size="12pt" officeooo:rsid="00a9a721" officeooo:paragraph-rsid="00aaa29b" style:font-size-asian="12pt" style:font-size-complex="12pt"/>
    </style:style>
    <style:style style:name="P194" style:family="paragraph" style:parent-style-name="Standard">
      <loext:graphic-properties draw:fill="none"/>
      <style:paragraph-properties fo:margin-left="0cm" fo:margin-right="0cm" fo:text-indent="0cm" style:auto-text-indent="false" fo:background-color="transparent"/>
      <style:text-properties style:font-name="Times New Roman" fo:font-size="12pt" officeooo:paragraph-rsid="00aaa29b" style:font-size-asian="12pt" style:font-size-complex="12pt"/>
    </style:style>
    <style:style style:name="P195"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ab-stops>
          <style:tab-stop style:position="0cm"/>
        </style:tab-stops>
      </style:paragraph-properties>
      <style:text-properties style:font-name="Times New Roman" fo:font-size="12pt" officeooo:rsid="0057fe30" officeooo:paragraph-rsid="00628b50" style:font-size-asian="12pt" style:font-size-complex="12pt"/>
    </style:style>
    <style:style style:name="P196" style:family="paragraph" style:parent-style-name="Standard">
      <loext:graphic-properties draw:fill="none"/>
      <style:paragraph-properties fo:margin-left="0cm" fo:margin-right="0cm" fo:margin-top="0cm" fo:margin-bottom="0cm" loext:contextual-spacing="false" fo:text-indent="0cm" style:auto-text-indent="false" fo:background-color="transparent">
        <style:tab-stops>
          <style:tab-stop style:position="0cm"/>
        </style:tab-stops>
      </style:paragraph-properties>
      <style:text-properties style:font-name="Times New Roman" fo:font-size="12pt" officeooo:rsid="0057fe30" officeooo:paragraph-rsid="007bbef1" style:font-size-asian="12pt" style:font-size-complex="12pt"/>
    </style:style>
    <style:style style:name="P197"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2pt" officeooo:rsid="00a9a721" officeooo:paragraph-rsid="00aaa29b" style:font-size-asian="12pt" style:font-size-complex="12pt"/>
    </style:style>
    <style:style style:name="P198"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2pt" officeooo:rsid="00a4cc3e" officeooo:paragraph-rsid="00aaa29b" style:font-size-asian="12pt" style:font-size-complex="12pt"/>
    </style:style>
    <style:style style:name="P199"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2pt" officeooo:rsid="00a8bc63" officeooo:paragraph-rsid="00a8bc63" style:font-size-asian="12pt" style:font-size-complex="12pt"/>
    </style:style>
    <style:style style:name="P200"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2pt" officeooo:rsid="008582c1" officeooo:paragraph-rsid="00a4cc3e" style:font-size-asian="12pt" style:font-size-complex="12pt"/>
    </style:style>
    <style:style style:name="P201" style:family="paragraph" style:parent-style-name="Standard" style:master-page-name="">
      <loext:graphic-properties draw:fill="none"/>
      <style:paragraph-properties fo:margin-left="0cm" fo:margin-right="0cm" fo:text-indent="0cm" style:auto-text-indent="false" style:page-number="auto" fo:background-color="transparent">
        <style:tab-stops/>
      </style:paragraph-properties>
      <style:text-properties style:font-name="Times New Roman" fo:font-size="12pt" officeooo:rsid="001c2c18" officeooo:paragraph-rsid="00a8bc63" style:font-size-asian="12pt" style:font-size-complex="12pt"/>
    </style:style>
    <style:style style:name="P202"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Times New Roman" fo:font-size="12pt" officeooo:rsid="00a9a721" officeooo:paragraph-rsid="00a9a721" style:font-size-asian="12pt" style:font-size-complex="12pt"/>
    </style:style>
    <style:style style:name="P203" style:family="paragraph" style:parent-style-name="Standard">
      <style:paragraph-properties fo:margin-top="0cm" fo:margin-bottom="0.199cm" loext:contextual-spacing="false"/>
      <style:text-properties style:font-name="Times New Roman" fo:font-size="12pt" officeooo:rsid="002d003e" officeooo:paragraph-rsid="002d003e" style:font-size-asian="12pt" style:font-size-complex="12pt"/>
    </style:style>
    <style:style style:name="P204" style:family="paragraph" style:parent-style-name="Standard">
      <style:paragraph-properties fo:margin-top="0cm" fo:margin-bottom="0.199cm" loext:contextual-spacing="false"/>
      <style:text-properties style:font-name="Times New Roman" fo:font-size="12pt" officeooo:rsid="002d8201" officeooo:paragraph-rsid="002d8201" style:font-size-asian="12pt" style:font-size-complex="12pt"/>
    </style:style>
    <style:style style:name="P205" style:family="paragraph" style:parent-style-name="Standard">
      <style:paragraph-properties fo:margin-top="0cm" fo:margin-bottom="0.199cm" loext:contextual-spacing="false" fo:text-align="justify" style:justify-single-word="false"/>
      <style:text-properties style:font-name="Times New Roman" fo:font-size="12pt" officeooo:rsid="0029bbe6" officeooo:paragraph-rsid="0029bbe6" style:font-size-asian="12pt" style:font-size-complex="12pt"/>
    </style:style>
    <style:style style:name="P206" style:family="paragraph" style:parent-style-name="Standard">
      <style:paragraph-properties fo:margin-top="0cm" fo:margin-bottom="0.199cm" loext:contextual-spacing="false" fo:text-align="justify" style:justify-single-word="false"/>
      <style:text-properties style:font-name="Times New Roman" fo:font-size="12pt" officeooo:rsid="001e0ea4" officeooo:paragraph-rsid="001e0ea4" style:font-size-asian="12pt" style:font-size-complex="12pt"/>
    </style:style>
    <style:style style:name="P207" style:family="paragraph" style:parent-style-name="Standard">
      <style:paragraph-properties fo:margin-top="0cm" fo:margin-bottom="0.199cm" loext:contextual-spacing="false"/>
      <style:text-properties style:font-name="Times New Roman" fo:font-size="12pt" officeooo:rsid="001e5b99" officeooo:paragraph-rsid="001e5b99" style:font-size-asian="12pt" style:font-size-complex="12pt"/>
    </style:style>
    <style:style style:name="P208" style:family="paragraph" style:parent-style-name="Standard" style:master-page-name="">
      <loext:graphic-properties draw:fill="none"/>
      <style:paragraph-properties fo:margin-left="4.399cm" fo:margin-right="0cm" fo:text-indent="0cm" style:auto-text-indent="false" style:page-number="auto" fo:background-color="transparent"/>
      <style:text-properties style:font-name="Times New Roman" fo:font-size="12pt" officeooo:rsid="001a531c" officeooo:paragraph-rsid="001a531c" style:font-size-asian="12pt" style:font-size-complex="12pt"/>
    </style:style>
    <style:style style:name="P209" style:family="paragraph" style:parent-style-name="Standard">
      <loext:graphic-properties draw:fill="none"/>
      <style:paragraph-properties fo:margin-left="4.399cm" fo:margin-right="0cm" fo:text-indent="0cm" style:auto-text-indent="false" fo:background-color="transparent"/>
      <style:text-properties style:font-name="Times New Roman" fo:font-size="12pt" officeooo:rsid="001a531c" officeooo:paragraph-rsid="001a531c" style:font-size-asian="12pt" style:font-size-complex="12pt"/>
    </style:style>
    <style:style style:name="P210" style:family="paragraph" style:parent-style-name="Standard">
      <loext:graphic-properties draw:fill="none"/>
      <style:paragraph-properties fo:margin-left="4.399cm" fo:margin-right="0cm" fo:text-indent="0cm" style:auto-text-indent="false" fo:background-color="transparent"/>
      <style:text-properties style:font-name="Times New Roman" fo:font-size="12pt" officeooo:rsid="008582c1" officeooo:paragraph-rsid="008582c1" style:font-size-asian="12pt" style:font-size-complex="12pt"/>
    </style:style>
    <style:style style:name="P211" style:family="paragraph" style:parent-style-name="Standard">
      <loext:graphic-properties draw:fill="none"/>
      <style:paragraph-properties fo:margin-left="5.5cm" fo:margin-right="0cm" fo:text-indent="0cm" style:auto-text-indent="false" fo:background-color="transparent"/>
      <style:text-properties fo:color="#000000" style:font-name="Times New Roman" fo:font-size="12pt" officeooo:rsid="001c2c18" officeooo:paragraph-rsid="001c2c18" style:font-size-asian="12pt" style:font-size-complex="12pt"/>
    </style:style>
    <style:style style:name="P212" style:family="paragraph" style:parent-style-name="Standard" style:master-page-name="">
      <loext:graphic-properties draw:fill="none"/>
      <style:paragraph-properties fo:margin-left="5.5cm" fo:margin-right="0cm" fo:text-indent="0cm" style:auto-text-indent="false" style:page-number="auto" fo:background-color="transparent"/>
      <style:text-properties fo:color="#000000" style:font-name="Times New Roman" fo:font-size="12pt" officeooo:rsid="001c2c18" officeooo:paragraph-rsid="001c2c18" style:font-size-asian="12pt" style:font-size-complex="12pt"/>
    </style:style>
    <style:style style:name="P213"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style:font-name="Times New Roman" fo:font-size="12pt" officeooo:rsid="001c2c18" officeooo:paragraph-rsid="001c2c18" style:font-size-asian="12pt" style:font-size-complex="12pt"/>
    </style:style>
    <style:style style:name="P214" style:family="paragraph" style:parent-style-name="Standard" style:list-style-name="L9">
      <loext:graphic-properties draw:fill="none"/>
      <style:paragraph-properties fo:margin-left="2cm" fo:margin-right="0cm" fo:text-indent="-1cm" style:auto-text-indent="false" fo:background-color="transparent">
        <style:tab-stops>
          <style:tab-stop style:position="-0.106cm"/>
        </style:tab-stops>
      </style:paragraph-properties>
      <style:text-properties style:font-name="Times New Roman" fo:font-size="12pt" officeooo:rsid="001e0ea4" officeooo:paragraph-rsid="001e0ea4" style:font-size-asian="12pt" style:font-size-complex="12pt"/>
    </style:style>
    <style:style style:name="P215" style:family="paragraph" style:parent-style-name="Standard" style:list-style-name="L9" style:master-page-name="">
      <loext:graphic-properties draw:fill="none"/>
      <style:paragraph-properties fo:margin-left="2cm" fo:margin-right="0cm" fo:text-indent="-1cm" style:auto-text-indent="false" style:page-number="auto" fo:background-color="transparent">
        <style:tab-stops>
          <style:tab-stop style:position="-0.106cm"/>
        </style:tab-stops>
      </style:paragraph-properties>
      <style:text-properties style:font-name="Times New Roman" fo:font-size="12pt" officeooo:rsid="001e0ea4" officeooo:paragraph-rsid="001e0ea4" style:font-size-asian="12pt" style:font-size-complex="12pt"/>
    </style:style>
    <style:style style:name="P216" style:family="paragraph" style:parent-style-name="Standard" style:list-style-name="L2">
      <loext:graphic-properties draw:fill="none"/>
      <style:paragraph-properties fo:margin-left="1.499cm" fo:margin-right="0cm" fo:text-indent="-0.499cm" style:auto-text-indent="false" fo:background-color="transparent"/>
      <style:text-properties style:font-name="Times New Roman" fo:font-size="12pt" officeooo:rsid="001c5b52" officeooo:paragraph-rsid="001c5b52" style:font-size-asian="12pt" style:font-size-complex="12pt"/>
    </style:style>
    <style:style style:name="P217" style:family="paragraph" style:parent-style-name="Standard" style:list-style-name="L2" style:master-page-name="">
      <loext:graphic-properties draw:fill="none"/>
      <style:paragraph-properties fo:margin-left="1.9cm" fo:margin-right="0cm" fo:text-indent="-0.9cm" style:auto-text-indent="false" style:page-number="auto" fo:background-color="transparent">
        <style:tab-stops>
          <style:tab-stop style:position="1.27cm"/>
        </style:tab-stops>
      </style:paragraph-properties>
      <style:text-properties style:font-name="Times New Roman" fo:font-size="12pt" officeooo:rsid="001c5b52" officeooo:paragraph-rsid="001c5b52" style:font-size-asian="12pt" style:font-size-complex="12pt"/>
    </style:style>
    <style:style style:name="P218" style:family="paragraph" style:parent-style-name="Standard" style:list-style-name="L2">
      <loext:graphic-properties draw:fill="none"/>
      <style:paragraph-properties fo:margin-left="1.9cm" fo:margin-right="0cm" fo:text-indent="-0.9cm" style:auto-text-indent="false" fo:background-color="transparent">
        <style:tab-stops>
          <style:tab-stop style:position="1.27cm"/>
        </style:tab-stops>
      </style:paragraph-properties>
      <style:text-properties style:font-name="Times New Roman" fo:font-size="12pt" officeooo:rsid="001c5b52" officeooo:paragraph-rsid="001c5b52" style:font-size-asian="12pt" style:font-size-complex="12pt"/>
    </style:style>
    <style:style style:name="P219" style:family="paragraph" style:parent-style-name="Standard" style:list-style-name="L10">
      <loext:graphic-properties draw:fill="none"/>
      <style:paragraph-properties fo:margin-left="1.9cm" fo:margin-right="0cm" fo:text-indent="-0.9cm" style:auto-text-indent="false" fo:background-color="transparent">
        <style:tab-stops>
          <style:tab-stop style:position="0.132cm"/>
        </style:tab-stops>
      </style:paragraph-properties>
      <style:text-properties style:font-name="Times New Roman" fo:font-size="12pt" officeooo:rsid="001e0ea4" officeooo:paragraph-rsid="001f674c" style:font-size-asian="12pt" style:font-size-complex="12pt"/>
    </style:style>
    <style:style style:name="P220" style:family="paragraph" style:parent-style-name="Standard" style:list-style-name="L10">
      <loext:graphic-properties draw:fill="none"/>
      <style:paragraph-properties fo:margin-left="1.9cm" fo:margin-right="0cm" fo:text-indent="-0.9cm" style:auto-text-indent="false" fo:background-color="transparent">
        <style:tab-stops>
          <style:tab-stop style:position="0.132cm"/>
        </style:tab-stops>
      </style:paragraph-properties>
      <style:text-properties style:font-name="Times New Roman" fo:font-size="12pt" officeooo:rsid="001f674c" officeooo:paragraph-rsid="001f674c" style:font-size-asian="12pt" style:font-size-complex="12pt"/>
    </style:style>
    <style:style style:name="P221" style:family="paragraph" style:parent-style-name="Standard" style:list-style-name="L2" style:master-page-name="">
      <loext:graphic-properties draw:fill="none"/>
      <style:paragraph-properties fo:margin-left="1.9cm" fo:margin-right="0cm" fo:margin-top="0cm" fo:margin-bottom="0.101cm" loext:contextual-spacing="false" fo:text-indent="-0.9cm" style:auto-text-indent="false" style:page-number="auto" fo:background-color="transparent"/>
      <style:text-properties style:font-name="Times New Roman" fo:font-size="12pt" officeooo:rsid="001c5b52" officeooo:paragraph-rsid="001c5b52" style:font-size-asian="12pt" style:font-size-complex="12pt"/>
    </style:style>
    <style:style style:name="P222" style:family="paragraph" style:parent-style-name="Standard" style:list-style-name="L2" style:master-page-name="">
      <loext:graphic-properties draw:fill="none"/>
      <style:paragraph-properties fo:margin-left="1.9cm" fo:margin-right="0cm" fo:margin-top="0.101cm" fo:margin-bottom="0.101cm" loext:contextual-spacing="false" fo:text-indent="-0.9cm" style:auto-text-indent="false" style:page-number="auto" fo:background-color="transparent"/>
      <style:text-properties style:font-name="Times New Roman" fo:font-size="12pt" officeooo:rsid="001c5b52" officeooo:paragraph-rsid="001c5b52" style:font-size-asian="12pt" style:font-size-complex="12pt"/>
    </style:style>
    <style:style style:name="P223" style:family="paragraph" style:parent-style-name="Standard" style:list-style-name="L10" style:master-page-name="">
      <loext:graphic-properties draw:fill="none"/>
      <style:paragraph-properties fo:margin-left="1.9cm" fo:margin-right="0cm" fo:text-indent="-0.9cm" style:auto-text-indent="false" style:page-number="auto" fo:background-color="transparent">
        <style:tab-stops>
          <style:tab-stop style:position="0.132cm"/>
        </style:tab-stops>
      </style:paragraph-properties>
      <style:text-properties officeooo:paragraph-rsid="001f674c"/>
    </style:style>
    <style:style style:name="P224" style:family="paragraph" style:parent-style-name="Standard" style:list-style-name="L2" style:master-page-name="">
      <loext:graphic-properties draw:fill="none"/>
      <style:paragraph-properties fo:margin-left="3cm" fo:margin-right="0cm" fo:text-indent="-2cm" style:auto-text-indent="false" style:page-number="auto" fo:background-color="transparent">
        <style:tab-stops>
          <style:tab-stop style:position="1.27cm"/>
        </style:tab-stops>
      </style:paragraph-properties>
      <style:text-properties style:font-name="Times New Roman" fo:font-size="12pt" officeooo:rsid="001c5b52" officeooo:paragraph-rsid="001c5b52" style:font-size-asian="12pt" style:font-size-complex="12pt"/>
    </style:style>
    <style:style style:name="P225" style:family="paragraph" style:parent-style-name="Standard" style:list-style-name="L1" style:master-page-name="">
      <loext:graphic-properties draw:fill="none"/>
      <style:paragraph-properties fo:margin-left="5.099cm" fo:margin-right="0cm" fo:text-indent="-0.7cm" style:auto-text-indent="false" style:page-number="auto" fo:background-color="transparent"/>
      <style:text-properties style:font-name="Times New Roman" fo:font-size="12pt" officeooo:rsid="001c2c18" officeooo:paragraph-rsid="008880d1" style:font-size-asian="12pt" style:font-size-complex="12pt"/>
    </style:style>
    <style:style style:name="P226" style:family="paragraph" style:parent-style-name="Standard" style:list-style-name="L1">
      <loext:graphic-properties draw:fill="none"/>
      <style:paragraph-properties fo:margin-left="5.099cm" fo:margin-right="0cm" fo:text-indent="-0.7cm" style:auto-text-indent="false" fo:background-color="transparent"/>
      <style:text-properties style:font-name="Times New Roman" fo:font-size="12pt" officeooo:rsid="001c2c18" officeooo:paragraph-rsid="001c2c18" style:font-size-asian="12pt" style:font-size-complex="12pt"/>
    </style:style>
    <style:style style:name="P227" style:family="paragraph" style:parent-style-name="Standard" style:list-style-name="L1">
      <loext:graphic-properties draw:fill="none"/>
      <style:paragraph-properties fo:margin-left="5.099cm" fo:margin-right="0cm" fo:text-indent="-0.7cm" style:auto-text-indent="false" fo:background-color="transparent"/>
      <style:text-properties fo:color="#000000" style:font-name="Times New Roman" fo:font-size="12pt" officeooo:rsid="0087914b" officeooo:paragraph-rsid="0087914b" style:font-size-asian="12pt" style:font-size-complex="12pt"/>
    </style:style>
    <style:style style:name="P228" style:family="paragraph" style:parent-style-name="Standard" style:list-style-name="L8" style:master-page-name="">
      <loext:graphic-properties draw:fill="none"/>
      <style:paragraph-properties fo:margin-left="5.099cm" fo:margin-right="0cm" fo:text-indent="-0.7cm" style:auto-text-indent="false" style:page-number="auto" fo:background-color="transparent"/>
      <style:text-properties style:font-name="Times New Roman" fo:font-size="12pt" officeooo:rsid="008582c1" officeooo:paragraph-rsid="008582c1" style:font-size-asian="12pt" style:font-size-complex="12pt"/>
    </style:style>
    <style:style style:name="P229" style:family="paragraph" style:parent-style-name="Standard" style:list-style-name="L8" style:master-page-name="">
      <loext:graphic-properties draw:fill="none"/>
      <style:paragraph-properties fo:margin-left="5.099cm" fo:margin-right="0cm" fo:text-indent="-0.7cm" style:auto-text-indent="false" style:page-number="auto" fo:background-color="transparent">
        <style:tab-stops>
          <style:tab-stop style:position="-1.111cm"/>
        </style:tab-stops>
      </style:paragraph-properties>
      <style:text-properties style:font-name="Times New Roman" fo:font-size="12pt" officeooo:rsid="008582c1" officeooo:paragraph-rsid="008582c1" style:font-size-asian="12pt" style:font-size-complex="12pt"/>
    </style:style>
    <style:style style:name="P230" style:family="paragraph" style:parent-style-name="Standard" style:list-style-name="L8" style:master-page-name="">
      <loext:graphic-properties draw:fill="none"/>
      <style:paragraph-properties fo:margin-left="5.099cm" fo:margin-right="0cm" fo:text-indent="-0.7cm" style:auto-text-indent="false" style:page-number="auto" fo:background-color="transparent"/>
      <style:text-properties style:font-name="Times New Roman" fo:font-size="12pt" officeooo:rsid="008582c1" officeooo:paragraph-rsid="008582c1" style:font-size-asian="12pt" style:font-size-complex="12pt"/>
    </style:style>
    <style:style style:name="P231" style:family="paragraph" style:parent-style-name="Standard" style:list-style-name="L2" style:master-page-name="">
      <loext:graphic-properties draw:fill="none"/>
      <style:paragraph-properties fo:margin-left="3.2cm" fo:margin-right="0cm" fo:text-indent="-2.2cm" style:auto-text-indent="false" style:page-number="auto" fo:background-color="transparent">
        <style:tab-stops>
          <style:tab-stop style:position="1.27cm"/>
        </style:tab-stops>
      </style:paragraph-properties>
      <style:text-properties style:font-name="Times New Roman" fo:font-size="12pt" officeooo:rsid="001c5b52" officeooo:paragraph-rsid="0089a53e" style:font-size-asian="12pt" style:font-size-complex="12pt"/>
    </style:style>
    <style:style style:name="P232" style:family="paragraph" style:parent-style-name="Standard">
      <loext:graphic-properties draw:fill="none"/>
      <style:paragraph-properties fo:margin-left="2cm" fo:margin-right="0cm" fo:text-indent="0cm" style:auto-text-indent="false" fo:background-color="transparent"/>
      <style:text-properties style:font-name="Times New Roman" fo:font-size="12pt" fo:font-weight="bold" officeooo:rsid="00239a37" officeooo:paragraph-rsid="00995df6" style:font-size-asian="12pt" style:font-weight-asian="bold" style:font-size-complex="12pt" style:font-weight-complex="bold"/>
    </style:style>
    <style:style style:name="P233" style:family="paragraph" style:parent-style-name="Standard">
      <loext:graphic-properties draw:fill="none"/>
      <style:paragraph-properties fo:margin-left="2cm" fo:margin-right="0cm" fo:text-indent="0cm" style:auto-text-indent="false" fo:background-color="transparent"/>
      <style:text-properties style:font-name="Times New Roman" fo:font-size="12pt" fo:font-weight="bold" officeooo:rsid="00239a37" officeooo:paragraph-rsid="00239a37" style:font-size-asian="12pt" style:font-weight-asian="bold" style:font-size-complex="12pt" style:font-weight-complex="bold"/>
    </style:style>
    <style:style style:name="P234" style:family="paragraph" style:parent-style-name="Standard">
      <loext:graphic-properties draw:fill="none"/>
      <style:paragraph-properties fo:margin-left="2cm" fo:margin-right="0cm" fo:text-indent="0cm" style:auto-text-indent="false" fo:background-color="transparent"/>
      <style:text-properties style:font-name="Times New Roman" fo:font-size="12pt" officeooo:rsid="00239a37" officeooo:paragraph-rsid="00239a37" style:font-size-asian="12pt" style:font-size-complex="12pt"/>
    </style:style>
    <style:style style:name="P235"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Times New Roman" fo:font-size="12pt" officeooo:rsid="00239a37" officeooo:paragraph-rsid="00239a37" style:font-size-asian="12pt" style:font-size-complex="12pt"/>
    </style:style>
    <style:style style:name="P236"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Times New Roman" fo:font-size="12pt" officeooo:rsid="00239a37" officeooo:paragraph-rsid="00995df6" style:font-size-asian="12pt" style:font-size-complex="12pt"/>
    </style:style>
    <style:style style:name="P237" style:family="paragraph" style:parent-style-name="Standard" style:list-style-name="L6" style:master-page-name="">
      <loext:graphic-properties draw:fill="none"/>
      <style:paragraph-properties style:page-number="auto" fo:background-color="transparent">
        <style:tab-stops>
          <style:tab-stop style:position="0.503cm"/>
        </style:tab-stops>
      </style:paragraph-properties>
      <style:text-properties fo:color="#000000" style:font-name="Times New Roman" fo:font-size="12pt" style:text-underline-style="none" fo:font-weight="normal" officeooo:rsid="003d7ae1" officeooo:paragraph-rsid="009e0a0b" style:font-size-asian="12pt" style:font-weight-asian="normal" style:font-size-complex="12pt" style:font-weight-complex="normal"/>
    </style:style>
    <style:style style:name="P238" style:family="paragraph" style:parent-style-name="Text_20_body">
      <style:paragraph-properties fo:text-align="justify" style:justify-single-word="false"/>
      <style:text-properties style:font-name="Times New Roman" fo:font-size="12pt" officeooo:rsid="00239a37" officeooo:paragraph-rsid="00995df6" style:font-size-asian="12pt" style:font-size-complex="12pt"/>
    </style:style>
    <style:style style:name="P239" style:family="paragraph" style:parent-style-name="Text_20_body">
      <style:paragraph-properties fo:text-align="justify" style:justify-single-word="false"/>
      <style:text-properties style:font-name="Times New Roman" fo:font-size="12pt" officeooo:rsid="00995df6" officeooo:paragraph-rsid="00995df6" style:font-size-asian="12pt" style:font-size-complex="12pt"/>
    </style:style>
    <style:style style:name="P240" style:family="paragraph" style:parent-style-name="Text_20_body">
      <style:text-properties fo:font-style="italic" officeooo:rsid="00835d2d" officeooo:paragraph-rsid="00835d2d" style:font-style-asian="italic" style:font-style-complex="italic"/>
    </style:style>
    <style:style style:name="P241" style:family="paragraph" style:parent-style-name="Text_20_body" style:list-style-name="">
      <style:text-properties officeooo:rsid="0082d6e1" officeooo:paragraph-rsid="0082d6e1"/>
    </style:style>
    <style:style style:name="P242" style:family="paragraph" style:parent-style-name="Text_20_body">
      <style:text-properties fo:font-style="normal" officeooo:rsid="00835d2d" officeooo:paragraph-rsid="00835d2d" style:font-style-asian="normal" style:font-style-complex="normal"/>
    </style:style>
    <style:style style:name="P243" style:family="paragraph" style:parent-style-name="Text_20_body">
      <style:paragraph-properties fo:text-align="justify" style:justify-single-word="false"/>
      <style:text-properties fo:font-style="normal" officeooo:rsid="00835d2d" officeooo:paragraph-rsid="00835d2d" style:font-style-asian="normal" style:font-style-complex="normal"/>
    </style:style>
    <style:style style:name="P244" style:family="paragraph" style:parent-style-name="Text_20_body">
      <style:paragraph-properties fo:text-align="justify" style:justify-single-word="false"/>
      <style:text-properties fo:font-style="normal" officeooo:rsid="0083fc78" officeooo:paragraph-rsid="0083fc78" style:font-style-asian="normal" style:font-style-complex="normal"/>
    </style:style>
    <style:style style:name="P245" style:family="paragraph" style:parent-style-name="Text_20_body">
      <style:paragraph-properties fo:text-align="justify" style:justify-single-word="false"/>
      <style:text-properties fo:font-style="normal" officeooo:rsid="00844235" officeooo:paragraph-rsid="00844235" style:font-style-asian="normal" style:font-style-complex="normal"/>
    </style:style>
    <style:style style:name="P246" style:family="paragraph" style:parent-style-name="Text_20_body">
      <style:paragraph-properties fo:text-align="justify" style:justify-single-word="false"/>
      <style:text-properties fo:font-style="normal" officeooo:rsid="00a33a01" officeooo:paragraph-rsid="00a33a01" style:font-style-asian="normal" style:font-style-complex="normal"/>
    </style:style>
    <style:style style:name="P247" style:family="paragraph" style:parent-style-name="Text_20_body">
      <style:paragraph-properties fo:text-align="justify" style:justify-single-word="false"/>
      <style:text-properties style:font-name="Courier New" fo:font-style="normal" officeooo:rsid="0083fc78" officeooo:paragraph-rsid="00a33a01" style:font-style-asian="normal" style:font-style-complex="normal"/>
    </style:style>
    <style:style style:name="P248" style:family="paragraph" style:parent-style-name="Text_20_body">
      <style:paragraph-properties fo:text-align="justify" style:justify-single-word="false"/>
      <style:text-properties fo:color="#ff0000" fo:font-style="normal" officeooo:rsid="00841b54" officeooo:paragraph-rsid="0083fc78" style:font-style-asian="normal" style:font-style-complex="normal"/>
    </style:style>
    <style:style style:name="P249" style:family="paragraph" style:parent-style-name="Text_20_body">
      <style:paragraph-properties fo:text-align="justify" style:justify-single-word="false"/>
    </style:style>
    <style:style style:name="P250" style:family="paragraph" style:parent-style-name="Text_20_body" style:list-style-name="L11">
      <style:paragraph-properties fo:text-align="justify" style:justify-single-word="false"/>
    </style:style>
    <style:style style:name="P251" style:family="paragraph" style:parent-style-name="Text_20_body" style:list-style-name="L7"/>
    <style:style style:name="P252" style:family="paragraph" style:parent-style-name="Text_20_body">
      <style:paragraph-properties fo:text-align="justify" style:justify-single-word="false"/>
      <style:text-properties officeooo:rsid="009ea5a2" officeooo:paragraph-rsid="009ea5a2"/>
    </style:style>
    <style:style style:name="P253" style:family="paragraph" style:parent-style-name="Text_20_body">
      <style:paragraph-properties fo:text-align="justify" style:justify-single-word="false"/>
      <style:text-properties fo:color="#000000"/>
    </style:style>
    <style:style style:name="P254" style:family="paragraph" style:parent-style-name="Text_20_body">
      <style:paragraph-properties fo:text-align="justify" style:justify-single-word="false"/>
      <style:text-properties fo:color="#000000" officeooo:paragraph-rsid="00a292c9"/>
    </style:style>
    <style:style style:name="P255" style:family="paragraph" style:parent-style-name="Text_20_body">
      <style:paragraph-properties fo:text-align="justify" style:justify-single-word="false"/>
      <style:text-properties fo:color="#000000" style:font-name="Times New Roman" officeooo:paragraph-rsid="00a292c9"/>
    </style:style>
    <style:style style:name="P256" style:family="paragraph" style:parent-style-name="Text_20_body">
      <style:paragraph-properties fo:text-align="justify" style:justify-single-word="false"/>
      <style:text-properties fo:color="#000000" fo:font-style="normal" officeooo:rsid="00acb86c" officeooo:paragraph-rsid="00acb86c" style:font-style-asian="normal" style:font-style-complex="normal"/>
    </style:style>
    <style:style style:name="P257" style:family="paragraph" style:parent-style-name="Text_20_body">
      <style:paragraph-properties fo:margin-top="0cm" fo:margin-bottom="0cm" loext:contextual-spacing="false" fo:line-height="100%"/>
      <style:text-properties style:font-name="Courier New" fo:font-style="normal" officeooo:rsid="00835d2d" officeooo:paragraph-rsid="00835d2d" style:font-style-asian="normal" style:font-style-complex="normal"/>
    </style:style>
    <style:style style:name="P258" style:family="paragraph" style:parent-style-name="Text_20_body">
      <style:paragraph-properties fo:margin-top="0cm" fo:margin-bottom="0cm" loext:contextual-spacing="false" fo:line-height="100%" fo:text-align="justify" style:justify-single-word="false"/>
      <style:text-properties style:font-name="Courier New" fo:font-style="normal" officeooo:rsid="0083fc78" officeooo:paragraph-rsid="0083fc78" style:font-style-asian="normal" style:font-style-complex="normal"/>
    </style:style>
    <style:style style:name="P259" style:family="paragraph" style:parent-style-name="Text_20_body">
      <style:paragraph-properties fo:margin-top="0cm" fo:margin-bottom="0cm" loext:contextual-spacing="false" fo:line-height="100%" fo:text-align="start" style:justify-single-word="false"/>
      <style:text-properties style:font-name="Courier New" fo:font-size="7.5pt" fo:font-style="normal" officeooo:rsid="0083fc78" officeooo:paragraph-rsid="0083fc78" style:font-size-asian="7.5pt" style:font-style-asian="normal" style:font-size-complex="7.5pt" style:font-style-complex="normal"/>
    </style:style>
    <style:style style:name="P260" style:family="paragraph" style:parent-style-name="Text_20_body">
      <style:paragraph-properties fo:margin-top="0cm" fo:margin-bottom="0cm" loext:contextual-spacing="false" fo:line-height="100%" fo:text-align="start" style:justify-single-word="false"/>
      <style:text-properties style:font-name="Courier New" fo:font-size="7.5pt" fo:font-style="normal" officeooo:rsid="0083fc78" officeooo:paragraph-rsid="00841b54" style:font-size-asian="7.5pt" style:font-style-asian="normal" style:font-size-complex="7.5pt" style:font-style-complex="normal"/>
    </style:style>
    <style:style style:name="P261" style:family="paragraph" style:parent-style-name="Text_20_body" style:master-page-name="">
      <loext:graphic-properties draw:fill="none"/>
      <style:paragraph-properties fo:margin-left="0.199cm" fo:margin-right="0cm" fo:margin-top="0cm" fo:margin-bottom="0cm" loext:contextual-spacing="false" fo:line-height="100%" fo:text-align="start" style:justify-single-word="false" fo:text-indent="0cm" style:auto-text-indent="false" style:page-number="auto" fo:background-color="transparent"/>
      <style:text-properties style:font-name="Courier New" fo:font-size="7.5pt" fo:font-style="normal" officeooo:rsid="0083fc78" officeooo:paragraph-rsid="00841b54" style:font-size-asian="7.5pt" style:font-style-asian="normal" style:font-size-complex="7.5pt" style:font-style-complex="normal"/>
    </style:style>
    <style:style style:name="P262" style:family="paragraph" style:parent-style-name="Text_20_body">
      <loext:graphic-properties draw:fill="none"/>
      <style:paragraph-properties fo:margin-left="0.199cm" fo:margin-right="0cm" fo:margin-top="0cm" fo:margin-bottom="0cm" loext:contextual-spacing="false" fo:line-height="100%" fo:text-align="start" style:justify-single-word="false" fo:text-indent="0cm" style:auto-text-indent="false" fo:background-color="transparent"/>
      <style:text-properties style:font-name="Courier New" fo:font-size="7.5pt" fo:font-style="normal" officeooo:rsid="0083fc78" officeooo:paragraph-rsid="0083fc78" style:font-size-asian="7.5pt" style:font-style-asian="normal" style:font-size-complex="7.5pt" style:font-style-complex="normal"/>
    </style:style>
    <style:style style:name="P263" style:family="paragraph" style:parent-style-name="Text_20_body">
      <style:paragraph-properties fo:margin-top="0cm" fo:margin-bottom="0.199cm" loext:contextual-spacing="false"/>
    </style:style>
    <style:style style:name="P264" style:family="paragraph" style:parent-style-name="Text_20_body">
      <style:paragraph-properties fo:margin-top="0cm" fo:margin-bottom="0.199cm" loext:contextual-spacing="false" fo:text-align="start" style:justify-single-word="false"/>
    </style:style>
    <style:style style:name="P265"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66" style:family="paragraph" style:parent-style-name="Text_20_body">
      <loext:graphic-properties draw:fill="none"/>
      <style:paragraph-properties fo:margin-left="1cm" fo:margin-right="0cm" fo:margin-top="0cm" fo:margin-bottom="0.247cm" loext:contextual-spacing="false" fo:line-height="115%" fo:text-align="justify" style:justify-single-word="false" fo:text-indent="0cm" style:auto-text-indent="false" fo:background-color="transparent"/>
    </style:style>
    <style:style style:name="P267"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style>
    <style:style style:name="P268"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style>
    <style:style style:name="P269"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70"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71"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72"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73"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74"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75"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76"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77"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78"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79"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80"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81"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82"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83"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84"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85"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86" style:family="paragraph" style:parent-style-name="Text_20_body" style:master-page-name="">
      <loext:graphic-properties draw:fill="none"/>
      <style:paragraph-properties fo:margin-left="1cm" fo:margin-right="0cm" fo:margin-top="0cm" fo:margin-bottom="0.247cm" loext:contextual-spacing="false" fo:line-height="115%" fo:text-align="justify" style:justify-single-word="false" fo:text-indent="0cm" style:auto-text-indent="false" style:page-number="auto" fo:background-color="transparent"/>
    </style:style>
    <style:style style:name="P287" style:family="paragraph" style:parent-style-name="Text_20_body">
      <style:paragraph-properties fo:text-align="justify" style:justify-single-word="false" fo:break-before="page"/>
    </style:style>
    <style:style style:name="P288" style:family="paragraph" style:parent-style-name="Text_20_body">
      <style:paragraph-properties fo:text-align="justify" style:justify-single-word="false" fo:break-before="page"/>
      <style:text-properties fo:font-style="normal" officeooo:rsid="00a33a01" officeooo:paragraph-rsid="00a33a01" style:font-style-asian="normal" style:font-style-complex="normal"/>
    </style:style>
    <style:style style:name="P289" style:family="paragraph" style:parent-style-name="Text_20_body" style:master-page-name="">
      <loext:graphic-properties draw:fill="none"/>
      <style:paragraph-properties fo:margin-left="2cm" fo:margin-right="0cm" fo:margin-top="0cm" fo:margin-bottom="0.247cm" loext:contextual-spacing="false" fo:line-height="115%" fo:text-indent="0cm" style:auto-text-indent="false" style:page-number="auto" fo:background-color="transparent"/>
    </style:style>
    <style:style style:name="P290" style:family="paragraph" style:parent-style-name="Text_20_body">
      <loext:graphic-properties draw:fill="none"/>
      <style:paragraph-properties fo:margin-left="2cm" fo:margin-right="0cm" fo:margin-top="0cm" fo:margin-bottom="0.247cm" loext:contextual-spacing="false" fo:line-height="115%" fo:text-indent="0cm" style:auto-text-indent="false" fo:background-color="transparent"/>
    </style:style>
    <style:style style:name="P291" style:family="paragraph" style:parent-style-name="Text_20_body">
      <style:paragraph-properties fo:margin-top="0.199cm" fo:margin-bottom="0.4cm" loext:contextual-spacing="false" fo:text-align="justify" style:justify-single-word="false"/>
    </style:style>
    <style:style style:name="P29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9a498"/>
    </style:style>
    <style:style style:name="T2" style:family="text">
      <style:text-properties officeooo:rsid="001a531c"/>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style:font-name="Times New Roman" fo:font-size="12pt" officeooo:rsid="001e0ea4" style:font-size-asian="12pt" style:font-size-complex="12pt"/>
    </style:style>
    <style:style style:name="T6" style:family="text">
      <style:text-properties style:font-name="Times New Roman" fo:font-size="12pt" officeooo:rsid="001f674c" style:font-size-asian="12pt" style:font-size-complex="12pt"/>
    </style:style>
    <style:style style:name="T7" style:family="text">
      <style:text-properties style:font-name="Times New Roman" fo:font-size="12pt" officeooo:rsid="0054b9a5" style:font-size-asian="12pt" style:font-size-complex="12pt"/>
    </style:style>
    <style:style style:name="T8" style:family="text">
      <style:text-properties style:font-name="Times New Roman" officeooo:rsid="00463139"/>
    </style:style>
    <style:style style:name="T9" style:family="text">
      <style:text-properties style:font-name="Times New Roman" officeooo:rsid="0046990e"/>
    </style:style>
    <style:style style:name="T10" style:family="text">
      <style:text-properties style:font-name="Times New Roman" officeooo:rsid="0046cd11"/>
    </style:style>
    <style:style style:name="T11" style:family="text">
      <style:text-properties style:font-name="Times New Roman" officeooo:rsid="00473c74"/>
    </style:style>
    <style:style style:name="T12" style:family="text">
      <style:text-properties officeooo:rsid="001c2c18"/>
    </style:style>
    <style:style style:name="T13" style:family="text">
      <style:text-properties fo:font-size="10pt" officeooo:rsid="001c2c18" style:font-size-asian="10pt" style:font-size-complex="10pt"/>
    </style:style>
    <style:style style:name="T14" style:family="text">
      <style:text-properties fo:font-size="10pt" officeooo:rsid="002fd190" style:font-size-asian="10pt" style:font-size-complex="10pt"/>
    </style:style>
    <style:style style:name="T15" style:family="text">
      <style:text-properties officeooo:rsid="001e0ea4"/>
    </style:style>
    <style:style style:name="T16" style:family="text">
      <style:text-properties officeooo:rsid="001e5b99"/>
    </style:style>
    <style:style style:name="T17" style:family="text">
      <style:text-properties officeooo:rsid="001f674c"/>
    </style:style>
    <style:style style:name="T18" style:family="text">
      <style:text-properties officeooo:rsid="0021885c"/>
    </style:style>
    <style:style style:name="T19" style:family="text">
      <style:text-properties officeooo:rsid="0021dab3"/>
    </style:style>
    <style:style style:name="T20" style:family="text">
      <style:text-properties officeooo:rsid="0025e3cf"/>
    </style:style>
    <style:style style:name="T21" style:family="text">
      <style:text-properties officeooo:rsid="0026a514"/>
    </style:style>
    <style:style style:name="T22" style:family="text">
      <style:text-properties officeooo:rsid="0027babf"/>
    </style:style>
    <style:style style:name="T23" style:family="text">
      <style:text-properties officeooo:rsid="0027f5c3"/>
    </style:style>
    <style:style style:name="T24" style:family="text">
      <style:text-properties officeooo:rsid="0029bbe6"/>
    </style:style>
    <style:style style:name="T25" style:family="text">
      <style:text-properties officeooo:rsid="002b119a"/>
    </style:style>
    <style:style style:name="T26" style:family="text">
      <style:text-properties officeooo:rsid="002d003e"/>
    </style:style>
    <style:style style:name="T27" style:family="text">
      <style:text-properties officeooo:rsid="002d8201"/>
    </style:style>
    <style:style style:name="T28" style:family="text">
      <style:text-properties officeooo:rsid="002fd190"/>
    </style:style>
    <style:style style:name="T29" style:family="text">
      <style:text-properties officeooo:rsid="00323f6a"/>
    </style:style>
    <style:style style:name="T30" style:family="text">
      <style:text-properties officeooo:rsid="0032c3dc"/>
    </style:style>
    <style:style style:name="T31" style:family="text">
      <style:text-properties fo:font-weight="bold" style:font-weight-asian="bold" style:font-weight-complex="bold"/>
    </style:style>
    <style:style style:name="T32" style:family="text">
      <style:text-properties fo:font-weight="bold" officeooo:rsid="0033f09f" style:font-weight-asian="bold" style:font-weight-complex="bold"/>
    </style:style>
    <style:style style:name="T33" style:family="text">
      <style:text-properties fo:font-weight="bold" officeooo:rsid="0054b9a5" style:font-weight-asian="bold" style:font-weight-complex="bold"/>
    </style:style>
    <style:style style:name="T34" style:family="text">
      <style:text-properties fo:font-weight="bold" officeooo:rsid="0021885c" style:font-weight-asian="bold" style:font-weight-complex="bold"/>
    </style:style>
    <style:style style:name="T35" style:family="text">
      <style:text-properties fo:font-weight="bold" officeooo:rsid="0057fe30" style:font-weight-asian="bold" style:font-weight-complex="bold"/>
    </style:style>
    <style:style style:name="T36" style:family="text">
      <style:text-properties fo:font-weight="bold" officeooo:rsid="005cd46f" style:font-weight-asian="bold" style:font-weight-complex="bold"/>
    </style:style>
    <style:style style:name="T37" style:family="text">
      <style:text-properties fo:font-weight="bold" officeooo:rsid="005dbdd5" style:font-weight-asian="bold" style:font-weight-complex="bold"/>
    </style:style>
    <style:style style:name="T38" style:family="text">
      <style:text-properties fo:font-weight="bold" officeooo:rsid="0060b6ee" style:font-weight-asian="bold" style:font-weight-complex="bold"/>
    </style:style>
    <style:style style:name="T39" style:family="text">
      <style:text-properties fo:font-weight="bold" officeooo:rsid="00628b50" style:font-weight-asian="bold" style:font-weight-complex="bold"/>
    </style:style>
    <style:style style:name="T40" style:family="text">
      <style:text-properties fo:font-weight="bold" officeooo:rsid="0027babf" style:font-weight-asian="bold" style:font-weight-complex="bold"/>
    </style:style>
    <style:style style:name="T41" style:family="text">
      <style:text-properties fo:font-weight="bold" officeooo:rsid="007bbef1" style:font-weight-asian="bold" style:font-weight-complex="bold"/>
    </style:style>
    <style:style style:name="T42" style:family="text">
      <style:text-properties fo:font-weight="bold" officeooo:rsid="007d1bca" style:font-weight-asian="bold" style:font-weight-complex="bold"/>
    </style:style>
    <style:style style:name="T43" style:family="text">
      <style:text-properties fo:font-weight="bold" officeooo:rsid="007d21b9" style:font-weight-asian="bold" style:font-weight-complex="bold"/>
    </style:style>
    <style:style style:name="T44" style:family="text">
      <style:text-properties fo:font-weight="bold" officeooo:rsid="008133d1" style:font-weight-asian="bold" style:font-weight-complex="bold"/>
    </style:style>
    <style:style style:name="T45" style:family="text">
      <style:text-properties fo:font-weight="bold" officeooo:rsid="008b3747" style:font-weight-asian="bold" style:font-weight-complex="bold"/>
    </style:style>
    <style:style style:name="T46" style:family="text">
      <style:text-properties fo:font-weight="bold" officeooo:rsid="0027f5c3" style:font-weight-asian="bold" style:font-weight-complex="bold"/>
    </style:style>
    <style:style style:name="T47" style:family="text">
      <style:text-properties officeooo:rsid="0033f09f"/>
    </style:style>
    <style:style style:name="T48" style:family="text">
      <style:text-properties officeooo:rsid="003516a1"/>
    </style:style>
    <style:style style:name="T49" style:family="text">
      <style:text-properties officeooo:rsid="00360251"/>
    </style:style>
    <style:style style:name="T50" style:family="text">
      <style:text-properties fo:color="#ff0000"/>
    </style:style>
    <style:style style:name="T51" style:family="text">
      <style:text-properties officeooo:rsid="00372415"/>
    </style:style>
    <style:style style:name="T52" style:family="text">
      <style:text-properties fo:font-style="italic" style:font-style-asian="italic" style:font-style-complex="italic"/>
    </style:style>
    <style:style style:name="T53" style:family="text">
      <style:text-properties fo:font-style="italic" officeooo:rsid="00372415" style:font-style-asian="italic" style:font-style-complex="italic"/>
    </style:style>
    <style:style style:name="T54" style:family="text">
      <style:text-properties fo:font-style="italic" officeooo:rsid="0037bd62" style:font-style-asian="italic" style:font-style-complex="italic"/>
    </style:style>
    <style:style style:name="T55" style:family="text">
      <style:text-properties fo:font-style="italic" officeooo:rsid="0054b9a5" style:font-style-asian="italic" style:font-style-complex="italic"/>
    </style:style>
    <style:style style:name="T56" style:family="text">
      <style:text-properties fo:font-style="italic" officeooo:rsid="0025e3cf" style:font-style-asian="italic" style:font-style-complex="italic"/>
    </style:style>
    <style:style style:name="T57" style:family="text">
      <style:text-properties fo:font-style="italic" officeooo:rsid="00323f6a" style:font-style-asian="italic" style:font-style-complex="italic"/>
    </style:style>
    <style:style style:name="T58" style:family="text">
      <style:text-properties fo:font-style="italic" officeooo:rsid="00600e80" style:font-style-asian="italic" style:font-style-complex="italic"/>
    </style:style>
    <style:style style:name="T59" style:family="text">
      <style:text-properties fo:font-style="italic" officeooo:rsid="00628b50" style:font-style-asian="italic" style:font-style-complex="italic"/>
    </style:style>
    <style:style style:name="T60" style:family="text">
      <style:text-properties fo:font-style="italic" officeooo:rsid="009e0a0b" style:font-style-asian="italic" style:font-style-complex="italic"/>
    </style:style>
    <style:style style:name="T61" style:family="text">
      <style:text-properties fo:font-style="italic" style:text-underline-style="solid" style:text-underline-width="auto" style:text-underline-color="font-color" style:font-style-asian="italic" style:font-style-complex="italic"/>
    </style:style>
    <style:style style:name="T62" style:family="text">
      <style:text-properties fo:font-style="italic" fo:font-weight="normal" officeooo:rsid="007d1bca" style:font-style-asian="italic" style:font-weight-asian="normal" style:font-style-complex="italic" style:font-weight-complex="normal"/>
    </style:style>
    <style:style style:name="T63" style:family="text">
      <style:text-properties fo:font-style="italic" fo:font-weight="normal" officeooo:rsid="007d21b9" style:font-style-asian="italic" style:font-weight-asian="normal" style:font-style-complex="italic" style:font-weight-complex="normal"/>
    </style:style>
    <style:style style:name="T64" style:family="text">
      <style:text-properties fo:font-style="italic" fo:font-weight="normal" officeooo:rsid="008133d1" style:font-style-asian="italic" style:font-weight-asian="normal" style:font-style-complex="italic" style:font-weight-complex="normal"/>
    </style:style>
    <style:style style:name="T65" style:family="text">
      <style:text-properties officeooo:rsid="0037bd62"/>
    </style:style>
    <style:style style:name="T66" style:family="text">
      <style:text-properties officeooo:rsid="003b317b"/>
    </style:style>
    <style:style style:name="T67" style:family="text">
      <style:text-properties style:font-name="Courier New"/>
    </style:style>
    <style:style style:name="T68" style:family="text">
      <style:text-properties style:font-name="Courier New" officeooo:rsid="003b97e7"/>
    </style:style>
    <style:style style:name="T69" style:family="text">
      <style:text-properties officeooo:rsid="003b97e7"/>
    </style:style>
    <style:style style:name="T70" style:family="text">
      <style:text-properties officeooo:rsid="003c28b2"/>
    </style:style>
    <style:style style:name="T71" style:family="text">
      <style:text-properties officeooo:rsid="003f4b18"/>
    </style:style>
    <style:style style:name="T72" style:family="text">
      <style:text-properties officeooo:rsid="004081d9"/>
    </style:style>
    <style:style style:name="T73" style:family="text">
      <style:text-properties officeooo:rsid="0046cd11"/>
    </style:style>
    <style:style style:name="T74" style:family="text">
      <style:text-properties officeooo:rsid="00473c74"/>
    </style:style>
    <style:style style:name="T75" style:family="text">
      <style:text-properties officeooo:rsid="004c637a"/>
    </style:style>
    <style:style style:name="T76" style:family="text">
      <style:text-properties officeooo:rsid="004d686b"/>
    </style:style>
    <style:style style:name="T77" style:family="text">
      <style:text-properties officeooo:rsid="004ede59"/>
    </style:style>
    <style:style style:name="T78" style:family="text">
      <style:text-properties officeooo:rsid="004f6733"/>
    </style:style>
    <style:style style:name="T79" style:family="text">
      <style:text-properties fo:font-style="normal" style:font-style-asian="normal" style:font-style-complex="normal"/>
    </style:style>
    <style:style style:name="T80" style:family="text">
      <style:text-properties fo:font-style="normal" officeooo:rsid="007d1bca" style:font-style-asian="normal" style:font-style-complex="normal"/>
    </style:style>
    <style:style style:name="T81" style:family="text">
      <style:text-properties fo:font-style="normal" officeooo:rsid="008133d1" style:font-style-asian="normal" style:font-style-complex="normal"/>
    </style:style>
    <style:style style:name="T82" style:family="text">
      <style:text-properties officeooo:rsid="00529ad8"/>
    </style:style>
    <style:style style:name="T83" style:family="text">
      <style:text-properties officeooo:rsid="00539e4c"/>
    </style:style>
    <style:style style:name="T84" style:family="text">
      <style:text-properties officeooo:rsid="0054b9a5"/>
    </style:style>
    <style:style style:name="T85" style:family="text">
      <style:text-properties officeooo:rsid="0057fe30"/>
    </style:style>
    <style:style style:name="T86" style:family="text">
      <style:text-properties officeooo:rsid="00580713"/>
    </style:style>
    <style:style style:name="T87" style:family="text">
      <style:text-properties officeooo:rsid="00597e62"/>
    </style:style>
    <style:style style:name="T88" style:family="text">
      <style:text-properties officeooo:rsid="0059df4a"/>
    </style:style>
    <style:style style:name="T89" style:family="text">
      <style:text-properties officeooo:rsid="005ae448"/>
    </style:style>
    <style:style style:name="T90" style:family="text">
      <style:text-properties officeooo:rsid="005cd46f"/>
    </style:style>
    <style:style style:name="T91" style:family="text">
      <style:text-properties officeooo:rsid="005dbdd5"/>
    </style:style>
    <style:style style:name="T92" style:family="text">
      <style:text-properties officeooo:rsid="005e13a2"/>
    </style:style>
    <style:style style:name="T93" style:family="text">
      <style:text-properties fo:font-weight="normal" style:font-weight-asian="normal" style:font-weight-complex="normal"/>
    </style:style>
    <style:style style:name="T94" style:family="text">
      <style:text-properties fo:font-weight="normal" officeooo:rsid="0032c3dc" style:font-weight-asian="normal" style:font-weight-complex="normal"/>
    </style:style>
    <style:style style:name="T95" style:family="text">
      <style:text-properties fo:font-weight="normal" officeooo:rsid="00323f6a" style:font-weight-asian="normal" style:font-weight-complex="normal"/>
    </style:style>
    <style:style style:name="T96" style:family="text">
      <style:text-properties fo:font-weight="normal" officeooo:rsid="0075f009" style:font-weight-asian="normal" style:font-weight-complex="normal"/>
    </style:style>
    <style:style style:name="T97" style:family="text">
      <style:text-properties fo:font-weight="normal" officeooo:rsid="00992926" style:font-weight-asian="normal" style:font-weight-complex="normal"/>
    </style:style>
    <style:style style:name="T98" style:family="text">
      <style:text-properties officeooo:rsid="00600e80"/>
    </style:style>
    <style:style style:name="T99" style:family="text">
      <style:text-properties officeooo:rsid="00628b50"/>
    </style:style>
    <style:style style:name="T100" style:family="text">
      <style:text-properties officeooo:rsid="00675094"/>
    </style:style>
    <style:style style:name="T101" style:family="text">
      <style:text-properties officeooo:rsid="0068fdb0"/>
    </style:style>
    <style:style style:name="T102" style:family="text">
      <style:text-properties officeooo:rsid="00691b5b"/>
    </style:style>
    <style:style style:name="T103" style:family="text">
      <style:text-properties fo:font-size="12pt" style:font-size-asian="12pt" style:font-size-complex="12pt"/>
    </style:style>
    <style:style style:name="T104" style:family="text">
      <style:text-properties fo:font-size="12pt" officeooo:rsid="00529ad8" style:font-size-asian="12pt" style:font-size-complex="12pt"/>
    </style:style>
    <style:style style:name="T105" style:family="text">
      <style:text-properties fo:font-size="12pt" officeooo:rsid="00734ce4" style:font-size-asian="12pt" style:font-size-complex="12pt"/>
    </style:style>
    <style:style style:name="T106" style:family="text">
      <style:text-properties fo:font-size="12pt" officeooo:rsid="00224c06" style:font-size-asian="12pt" style:font-size-complex="12pt"/>
    </style:style>
    <style:style style:name="T107" style:family="text">
      <style:text-properties fo:font-size="12pt" officeooo:rsid="005ae448" style:font-size-asian="12pt" style:font-size-complex="12pt"/>
    </style:style>
    <style:style style:name="T108" style:family="text">
      <style:text-properties fo:font-size="12pt" officeooo:rsid="0019a498" style:font-size-asian="12pt" style:font-size-complex="12pt"/>
    </style:style>
    <style:style style:name="T109" style:family="text">
      <style:text-properties officeooo:rsid="006ab38d"/>
    </style:style>
    <style:style style:name="T110" style:family="text">
      <style:text-properties officeooo:rsid="006b197a"/>
    </style:style>
    <style:style style:name="T111" style:family="text">
      <style:text-properties officeooo:rsid="006e317d"/>
    </style:style>
    <style:style style:name="T112" style:family="text">
      <style:text-properties officeooo:rsid="00734ce4"/>
    </style:style>
    <style:style style:name="T113" style:family="text">
      <style:text-properties officeooo:rsid="007373ab"/>
    </style:style>
    <style:style style:name="T114" style:family="text">
      <style:text-properties officeooo:rsid="0074405b"/>
    </style:style>
    <style:style style:name="T115" style:family="text">
      <style:text-properties officeooo:rsid="0075f009"/>
    </style:style>
    <style:style style:name="T116" style:family="text">
      <style:text-properties style:text-underline-style="none"/>
    </style:style>
    <style:style style:name="T117" style:family="text">
      <style:text-properties style:text-underline-style="none" officeooo:rsid="00789eb9"/>
    </style:style>
    <style:style style:name="T118" style:family="text">
      <style:text-properties officeooo:rsid="007700fd"/>
    </style:style>
    <style:style style:name="T119" style:family="text">
      <style:text-properties officeooo:rsid="00789eb9"/>
    </style:style>
    <style:style style:name="T120" style:family="text">
      <style:text-properties officeooo:rsid="00798eee"/>
    </style:style>
    <style:style style:name="T121" style:family="text">
      <style:text-properties officeooo:rsid="007bbef1"/>
    </style:style>
    <style:style style:name="T122" style:family="text">
      <style:text-properties officeooo:rsid="007bf54f"/>
    </style:style>
    <style:style style:name="T123" style:family="text">
      <style:text-properties officeooo:rsid="007d1bca"/>
    </style:style>
    <style:style style:name="T124" style:family="text">
      <style:text-properties officeooo:rsid="007d21b9"/>
    </style:style>
    <style:style style:name="T125" style:family="text">
      <style:text-properties officeooo:rsid="008133d1"/>
    </style:style>
    <style:style style:name="T126" style:family="text">
      <style:text-properties officeooo:rsid="0082d6e1"/>
    </style:style>
    <style:style style:name="T127" style:family="text">
      <style:text-properties style:font-name="Courier New"/>
    </style:style>
    <style:style style:name="T128" style:family="text">
      <style:text-properties style:font-name="Courier New" fo:font-size="10pt" style:font-size-asian="10pt" style:font-size-complex="10pt"/>
    </style:style>
    <style:style style:name="T129" style:family="text">
      <style:text-properties style:font-name="Courier New" fo:font-size="12pt" style:font-size-asian="12pt" style:font-size-complex="12pt"/>
    </style:style>
    <style:style style:name="T130" style:family="text">
      <style:text-properties officeooo:rsid="008880d1"/>
    </style:style>
    <style:style style:name="T131" style:family="text">
      <style:text-properties officeooo:rsid="008b3747"/>
    </style:style>
    <style:style style:name="T132" style:family="text">
      <style:text-properties officeooo:rsid="008b670e"/>
    </style:style>
    <style:style style:name="T133" style:family="text">
      <style:text-properties officeooo:rsid="008cad84"/>
    </style:style>
    <style:style style:name="T134" style:family="text">
      <style:text-properties officeooo:rsid="0090215e"/>
    </style:style>
    <style:style style:name="T135" style:family="text">
      <style:text-properties officeooo:rsid="00995df6"/>
    </style:style>
    <style:style style:name="T136" style:family="text">
      <style:text-properties officeooo:rsid="0099d546"/>
    </style:style>
    <style:style style:name="T137" style:family="text">
      <style:text-properties officeooo:rsid="009e0a0b"/>
    </style:style>
    <style:style style:name="T138" style:family="text">
      <style:text-properties style:font-name="Liberation Serif"/>
    </style:style>
    <style:style style:name="T139" style:family="text">
      <style:text-properties officeooo:rsid="009ea5a2"/>
    </style:style>
    <style:style style:name="T140" style:family="text">
      <style:text-properties officeooo:rsid="009fc649"/>
    </style:style>
    <style:style style:name="T141" style:family="text">
      <style:text-properties officeooo:rsid="00a0b2bf"/>
    </style:style>
    <style:style style:name="T142" style:family="text">
      <style:text-properties officeooo:rsid="00a292c9"/>
    </style:style>
    <style:style style:name="T143" style:family="text">
      <style:text-properties officeooo:rsid="00a33a01"/>
    </style:style>
    <style:style style:name="T144" style:family="text">
      <style:text-properties officeooo:rsid="00a4cc3e"/>
    </style:style>
    <style:style style:name="T145" style:family="text">
      <style:text-properties officeooo:rsid="00a61d2c"/>
    </style:style>
    <style:style style:name="T146" style:family="text">
      <style:text-properties officeooo:rsid="00a9a721"/>
    </style:style>
    <style:style style:name="T147" style:family="text">
      <style:text-properties officeooo:rsid="00aaa29b"/>
    </style:style>
    <style:style style:name="T148" style:family="text">
      <style:text-properties officeooo:rsid="00ac739b"/>
    </style:style>
    <style:style style:name="T149" style:family="text">
      <style:text-properties officeooo:rsid="00adaff9"/>
    </style:style>
    <style:style style:name="T150" style:family="text">
      <style:text-properties officeooo:rsid="00af84e9"/>
    </style:style>
    <style:style style:name="T151" style:family="text">
      <style:text-properties fo:color="#000000" fo:font-weight="bold" style:font-weight-asian="bold" style:font-weight-complex="bold"/>
    </style:style>
    <style:style style:name="T152" style:family="text">
      <style:text-properties fo:color="#000000" fo:font-weight="normal" style:font-weight-asian="normal" style:font-weight-complex="normal"/>
    </style:style>
    <style:style style:name="T153" style:family="text">
      <style:text-properties officeooo:rsid="00b00c25"/>
    </style:style>
    <style:style style:name="T154" style:family="text">
      <style:text-properties officeooo:rsid="00b1770b"/>
    </style:style>
    <style:style style:name="T155" style:family="text">
      <style:text-properties officeooo:rsid="00b1e03f"/>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5"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 text:style-name="Heading_20_2"/>
            <text:index-source-style text:style-name="Heading_20_3"/>
            <text:index-source-style text:style-name="Heading_20_4"/>
            <text:index-source-style text:style-name="Heading_20_5"/>
          </text:index-source-styles>
        </text:table-of-content-source>
        <text:index-body>
          <text:index-title text:style-name="Sect1" text:name="Table of Contents1_Head">
            <text:p text:style-name="Contents_20_Heading">Table of Contents</text:p>
          </text:index-title>
          <text:p text:style-name="P292"><text:a xlink:type="simple" xlink:href="#__RefHeading___Toc2324_3886335004" text:style-name="Index_20_Link" text:visited-style-name="Index_20_Link">SINGLE STAR EVOLUTION<text:tab/>2</text:a></text:p>
          <text:p text:style-name="P292"><text:a xlink:type="simple" xlink:href="#__RefHeading___Toc2326_3886335004" text:style-name="Index_20_Link" text:visited-style-name="Index_20_Link">Class Hierarchy<text:tab/>2</text:a></text:p>
          <text:p text:style-name="P292"><text:a xlink:type="simple" xlink:href="#__RefHeading___Toc2328_3886335004" text:style-name="Index_20_Link" text:visited-style-name="Index_20_Link">Evolution Model<text:tab/>3</text:a></text:p>
          <text:p text:style-name="P292"><text:a xlink:type="simple" xlink:href="#__RefHeading___Toc2330_3886335004" text:style-name="Index_20_Link" text:visited-style-name="Index_20_Link">BINARY STAR EVOLUTION<text:tab/>6</text:a></text:p>
          <text:p text:style-name="P292"><text:a xlink:type="simple" xlink:href="#__RefHeading___Toc2332_3886335004" text:style-name="Index_20_Link" text:visited-style-name="Index_20_Link">Class Hierarchy<text:tab/>6</text:a></text:p>
          <text:p text:style-name="P292"><text:a xlink:type="simple" xlink:href="#__RefHeading___Toc2334_3886335004" text:style-name="Index_20_Link" text:visited-style-name="Index_20_Link">Evolution Model<text:tab/>7</text:a></text:p>
          <text:p text:style-name="P292"><text:a xlink:type="simple" xlink:href="#__RefHeading___Toc2336_3886335004" text:style-name="Index_20_Link" text:visited-style-name="Index_20_Link">OBJECT IDENTIFIERS<text:tab/>8</text:a></text:p>
          <text:p text:style-name="P292"><text:a xlink:type="simple" xlink:href="#__RefHeading___Toc2338_3886335004" text:style-name="Index_20_Link" text:visited-style-name="Index_20_Link">SERVICES<text:tab/>9</text:a></text:p>
          <text:p text:style-name="P292"><text:a xlink:type="simple" xlink:href="#__RefHeading___Toc2352_3886335004" text:style-name="Index_20_Link" text:visited-style-name="Index_20_Link">PROGRAM OPTIONS<text:tab/>10</text:a></text:p>
          <text:p text:style-name="P292"><text:a xlink:type="simple" xlink:href="#__RefHeading___Toc2354_3886335004" text:style-name="Index_20_Link" text:visited-style-name="Index_20_Link">RANDOM NUMBERS<text:tab/>12</text:a></text:p>
          <text:p text:style-name="P292"><text:a xlink:type="simple" xlink:href="#__RefHeading___Toc2356_3886335004" text:style-name="Index_20_Link" text:visited-style-name="Index_20_Link">LOGGING and DEBUGGING<text:tab/>14</text:a></text:p>
          <text:p text:style-name="P292"><text:a xlink:type="simple" xlink:href="#__RefHeading___Toc2358_3886335004" text:style-name="Index_20_Link" text:visited-style-name="Index_20_Link">Base-Level Logging<text:tab/>14</text:a></text:p>
          <text:p text:style-name="P292"><text:a xlink:type="simple" xlink:href="#__RefHeading___Toc2360_3886335004" text:style-name="Index_20_Link" text:visited-style-name="Index_20_Link">Extended Logging<text:tab/>20</text:a></text:p>
          <text:p text:style-name="P292"><text:a xlink:type="simple" xlink:href="#__RefHeading___Toc2714_3886335004" text:style-name="Index_20_Link" text:visited-style-name="Index_20_Link">Standard Log File Record Specifiers<text:tab/>21</text:a></text:p>
          <text:p text:style-name="P292"><text:a xlink:type="simple" xlink:href="#__RefHeading___Toc2716_3886335004" text:style-name="Index_20_Link" text:visited-style-name="Index_20_Link">STANDARD LOG FILE RECORD SPECIFICATION<text:tab/>22</text:a></text:p>
          <text:p text:style-name="P292"><text:a xlink:type="simple" xlink:href="#__RefHeading___Toc2362_3886335004" text:style-name="Index_20_Link" text:visited-style-name="Index_20_Link">LOGGING &amp; DEBUGGING MACROS<text:tab/>25</text:a></text:p>
          <text:p text:style-name="P292"><text:a xlink:type="simple" xlink:href="#__RefHeading___Toc2364_3886335004" text:style-name="Index_20_Link" text:visited-style-name="Index_20_Link">Logging Macros<text:tab/>25</text:a></text:p>
          <text:p text:style-name="P292"><text:a xlink:type="simple" xlink:href="#__RefHeading___Toc2366_3886335004" text:style-name="Index_20_Link" text:visited-style-name="Index_20_Link">Debugging Macros<text:tab/>28</text:a></text:p>
          <text:p text:style-name="P292"><text:a xlink:type="simple" xlink:href="#__RefHeading___Toc2368_3886335004" text:style-name="Index_20_Link" text:visited-style-name="Index_20_Link">ERROR HANDLING<text:tab/>29</text:a></text:p>
          <text:p text:style-name="P292"><text:a xlink:type="simple" xlink:href="#__RefHeading___Toc2585_3886335004" text:style-name="Index_20_Link" text:visited-style-name="Index_20_Link">Error macros:<text:tab/>30</text:a></text:p>
          <text:p text:style-name="P292"><text:a xlink:type="simple" xlink:href="#__RefHeading___Toc2587_3886335004" text:style-name="Index_20_Link" text:visited-style-name="Index_20_Link">Warning macros:<text:tab/>30</text:a></text:p>
          <text:p text:style-name="P292"><text:a xlink:type="simple" xlink:href="#__RefHeading___Toc2370_3886335004" text:style-name="Index_20_Link" text:visited-style-name="Index_20_Link">FLOATING-POINT COMPARISONS<text:tab/>32</text:a></text:p>
          <text:p text:style-name="P292"><text:a xlink:type="simple" xlink:href="#__RefHeading___Toc2372_3886335004" text:style-name="Index_20_Link" text:visited-style-name="Index_20_Link">CONSTANTS FILE – constants.h<text:tab/>33</text:a></text:p>
          <text:p text:style-name="P292"><text:a xlink:type="simple" xlink:href="#__RefHeading___Toc2718_3886335004" text:style-name="Index_20_Link" text:visited-style-name="Index_20_Link">COMPILATION and REQUIREMENTS<text:tab/>35</text:a></text:p>
        </text:index-body>
      </text:table-of-content>
      <text:h text:style-name="P60" text:outline-level="2"/>
      <text:h text:style-name="P64" text:outline-level="2"><text:bookmark-start text:name="__RefHeading___Toc2324_3886335004"/>S<text:span text:style-name="T120">INGLE</text:span> S<text:span text:style-name="T120">TAR</text:span> E<text:span text:style-name="T120">VOLUTION</text:span><text:bookmark-end text:name="__RefHeading___Toc2324_3886335004"/></text:h>
      <text:p text:style-name="P121"/>
      <text:h text:style-name="Heading_20_3" text:outline-level="3"><text:bookmark-start text:name="__RefHeading___Toc2326_3886335004"/>Class Hierarchy<text:bookmark-end text:name="__RefHeading___Toc2326_3886335004"/></text:h>
      <text:p text:style-name="P249">The main class for <text:span text:style-name="T75">single star evolution</text:span> is the <text:span text:style-name="T31">Star</text:span> class. <text:s/></text:p>
      <text:p text:style-name="P249">The Star class is a wrapper that abstracts away the details of the star and the evolution. <text:s/>Internally the Star class maintains a pointer to an object representing the star being evolved, with that object being an instance of one of the following classes:</text:p>
      <text:p text:style-name="P2"/>
      <text:p text:style-name="P48">MS_<text:span text:style-name="T1">lte</text:span>_07</text:p>
      <text:p text:style-name="P48">MS_<text:span text:style-name="T1">gt</text:span>_07</text:p>
      <text:p text:style-name="P48">HG</text:p>
      <text:p text:style-name="P48">FGB</text:p>
      <text:p text:style-name="P48">C<text:span text:style-name="T1">HeB</text:span></text:p>
      <text:p text:style-name="P52">EAGB</text:p>
      <text:p text:style-name="P52">TPAGB</text:p>
      <text:p text:style-name="P52">HeMS</text:p>
      <text:p text:style-name="P52">HeHG</text:p>
      <text:p text:style-name="P52">HeGB</text:p>
      <text:p text:style-name="P52">HeWD</text:p>
      <text:p text:style-name="P52">COWD</text:p>
      <text:p text:style-name="P52">ONeWD</text:p>
      <text:p text:style-name="P48">NS</text:p>
      <text:p text:style-name="P48">BH</text:p>
      <text:p text:style-name="P48">MR</text:p>
      <text:p text:style-name="P1"/>
      <text:p text:style-name="P249">which track the phases from Hurley et al. 2000.</text:p>
      <text:p text:style-name="P249">Three other <text:span text:style-name="T75">SSE </text:span>classes are defined:</text:p>
      <text:p text:style-name="P2"/>
      <text:p text:style-name="P53">BaseStar</text:p>
      <text:p text:style-name="P53">MainSequence</text:p>
      <text:p text:style-name="P53">GiantBranch</text:p>
      <text:p text:style-name="P2"/>
      <text:p text:style-name="P249">These extra classes are included to allow inheritance of common functionality.</text:p>
      <text:p text:style-name="P249">The BaseStar class is the main class for the underlying star object held by the Star class. <text:s/>The BaseStar class defines all member variables, and many member functions that provide common functionality. <text:s/>Similarly, the MainSequence and GiantBranch classes provide repositories for common functionality for main sequence and giant branch stars respectively.</text:p>
      <text:p text:style-name="P249">The inheritance chain <text:span text:style-name="T2">follows the phases described in Hurley et al. 2000, and </text:span>is as follows:</text:p>
      <text:p text:style-name="P2"/>
      <text:p text:style-name="P182">Star</text:p>
      <text:p text:style-name="P181"><text:tab/>BaseStar →<text:span text:style-name="T2"> MainSequence → ( MS_lte_07 <text:s text:c="2"/>)</text:span></text:p>
      <text:p text:style-name="P56"><text:s text:c="28"/><text:span text:style-name="T2">( MS_gt_07 <text:s text:c="3"/>)</text:span></text:p>
      <text:p text:style-name="P57"><text:s text:c="28"/><text:span text:style-name="T2">( GiantBranch ) → HG → FGB → CheB → EAGB →</text:span></text:p>
      <text:p text:style-name="P57"/>
      <text:p text:style-name="P58"><text:tab/>→ TPAGB → HeMS → HeHG → HeGB → HeWD → COWD → OneWD → NS → BH → MR<text:span text:style-name="T108"> <text:s text:c="4"/></text:span></text:p>
      <text:p text:style-name="P249"><text:soft-page-break/>HG (Hertzsprung Gap) stars inherit from the GiantBranch because they share the Giant Branch Parameters described in Hurley et al. 2000, section 5.2.</text:p>
      <text:p text:style-name="P249">Each class in the inheritance chain that corresponds to one of the phases described in Hurley et al. 2000 has its own set of member functions that calculate various attributes of the star (using the equations and parameters from Hurley et al. 2000) according to the phase the class represents.</text:p>
      <text:p text:style-name="P3"/>
      <text:h text:style-name="Heading_20_3" text:outline-level="3"><text:bookmark-start text:name="__RefHeading___Toc2328_3886335004"/>Evolution Model<text:bookmark-end text:name="__RefHeading___Toc2328_3886335004"/></text:h>
      <text:p text:style-name="P249">The stellar evolution model is driven by the Evolve() function in the Star class which <text:span text:style-name="T12">evolves the star through its entire lifetime by doing the following</text:span>:</text:p>
      <text:p text:style-name="P3"/>
      <text:p text:style-name="P44"><text:tab/>DO:</text:p>
      <text:list xml:id="list780321598" text:style-name="L1">
        <text:list-header>
          <text:p text:style-name="P81"/>
        </text:list-header>
        <text:list-item>
          <text:p text:style-name="P125">calculate time step</text:p>
        </text:list-item>
      </text:list>
      <text:p text:style-name="P208">calculate the giant branch parameters (as necessary)</text:p>
      <text:p text:style-name="P209">calculate the timescales</text:p>
      <text:p text:style-name="P210">choose time step</text:p>
      <text:list xml:id="list185813831922495" text:continue-numbering="true" text:style-name="L1">
        <text:list-header>
          <text:p text:style-name="P81"><text:tab/></text:p>
        </text:list-header>
        <text:list-item>
          <text:p text:style-name="P76">save the state of the underlying star object</text:p>
          <text:p text:style-name="P76"/>
        </text:list-item>
        <text:list-item>
          <text:p text:style-name="P77"><text:span text:style-name="T130">DO:</text:span></text:p>
          <text:list>
            <text:list-item>
              <text:list>
                <text:list-item>
                  <text:list>
                    <text:list-item>
                      <text:p text:style-name="P225">evolve a single time step</text:p>
                      <text:p text:style-name="P226"/>
                    </text:list-item>
                    <text:list-item>
                      <text:p text:style-name="P227"><text:span text:style-name="T130">if</text:span> <text:span text:style-name="T12">too much change</text:span></text:p>
                    </text:list-item>
                  </text:list>
                </text:list-item>
              </text:list>
            </text:list-item>
          </text:list>
        </text:list-item>
      </text:list>
      <text:p text:style-name="P212">revert to the saved state</text:p>
      <text:p text:style-name="P211">reduce the size of the time step</text:p>
      <text:p text:style-name="P211"/>
      <text:p text:style-name="P213"><text:span text:style-name="T130">UNTIL timestep not reduced</text:span></text:p>
      <text:p text:style-name="P164"><text:tab/><text:tab/></text:p>
      <text:list xml:id="list185813356749479" text:continue-numbering="true" text:style-name="L1">
        <text:list-item>
          <text:p text:style-name="P75">resolve any mass loss</text:p>
        </text:list-item>
      </text:list>
      <text:list xml:id="list159201083" text:style-name="L8">
        <text:list-item>
          <text:p text:style-name="P229">update initial mass (mass0)</text:p>
        </text:list-item>
        <text:list-item>
          <text:p text:style-name="P228">update age after mass loss</text:p>
        </text:list-item>
        <text:list-item>
          <text:p text:style-name="P228">apply mass transfer rejuvenation factor</text:p>
        </text:list-item>
      </text:list>
      <text:p text:style-name="P210"/>
      <text:list xml:id="list185813520182800" text:continue-list="list185813356749479" text:style-name="L1">
        <text:list-item>
          <text:p text:style-name="P75">evolve to the next stellar type if necessary</text:p>
        </text:list-item>
      </text:list>
      <text:p text:style-name="P4"/>
      <text:p text:style-name="P4"><text:span text:style-name="T12"><text:tab/>WHILE the the underlying star object is not one of: { </text:span><text:span text:style-name="T13">HeWD, COWD, O</text:span><text:span text:style-name="T14">N</text:span><text:span text:style-name="T13">eWD, NS, BH, MR</text:span><text:span text:style-name="T12"> }</text:span></text:p>
      <text:p text:style-name="P4"/>
      <text:p text:style-name="P5"/>
      <text:p text:style-name="P5"/>
      <text:p text:style-name="P5"/>
      <text:p text:style-name="P287">Evolving the star through a single time step (step <text:span text:style-name="T130">3a</text:span> above) is driven by the UpdateAttributesAndAgeOneTimestep() function in the <text:span text:style-name="T130">Base</text:span>Star class which does the following:</text:p>
      <text:p text:style-name="P5"/>
      <text:list xml:id="list329595284" text:style-name="L2">
        <text:list-item>
          <text:p text:style-name="P217">check if the star should be a massless remnant</text:p>
          <text:p text:style-name="P218"/>
        </text:list-item>
        <text:list-item>
          <text:p text:style-name="P218">check if the star is a supernova</text:p>
          <text:p text:style-name="P216"/>
          <text:p text:style-name="P221">if evolution on the phase should be performed</text:p>
        </text:list-item>
        <text:list-item>
          <text:p text:style-name="P224">evolve the star on the phase – <text:span text:style-name="T17">update stellar attributes</text:span></text:p>
        </text:list-item>
        <text:list-item>
          <text:p text:style-name="P231">check if the star should evolve <text:span text:style-name="T15">off the current phase </text:span>to a different stellar type</text:p>
          <text:p text:style-name="P222">else</text:p>
        </text:list-item>
        <text:list-item>
          <text:p text:style-name="P216">ready the star for the next time step</text:p>
          <text:p text:style-name="P216"/>
        </text:list-item>
      </text:list>
      <text:p text:style-name="P5"/>
      <text:p text:style-name="P6"/>
      <text:p text:style-name="P84"/>
      <text:p text:style-name="P249">Evolving the star on its current phase, and off the current phase and preparing to evolve to a different stellar type, is handled by two functions in the BaseStar class: EvolveOnPhase() and ResolveEndOfPhase().</text:p>
      <text:p text:style-name="P206"/>
      <text:p text:style-name="P207">The <text:span text:style-name="T15">EvolveOnPhase() </text:span>function does the following:<text:span text:style-name="T15"> </text:span></text:p>
      <text:p text:style-name="P6"/>
      <text:list xml:id="list3429853579" text:style-name="L9">
        <text:list-item>
          <text:p text:style-name="P215">Calculate Tau</text:p>
          <text:p text:style-name="P214"/>
        </text:list-item>
        <text:list-item>
          <text:p text:style-name="P214">Calculate CO Core Mass</text:p>
        </text:list-item>
        <text:list-item>
          <text:p text:style-name="P214">Calculate Core Mass</text:p>
        </text:list-item>
        <text:list-item>
          <text:p text:style-name="P214">Calculate He Core Mass</text:p>
          <text:p text:style-name="P214"/>
        </text:list-item>
        <text:list-item>
          <text:p text:style-name="P214">Calculate Luminosity</text:p>
        </text:list-item>
        <text:list-item>
          <text:p text:style-name="P214">Calculate Radius</text:p>
          <text:p text:style-name="P214"/>
        </text:list-item>
        <text:list-item>
          <text:p text:style-name="P214"><text:span text:style-name="T16">Calculate </text:span>Envelope Mass</text:p>
          <text:p text:style-name="P214"/>
        </text:list-item>
        <text:list-item>
          <text:p text:style-name="P214">Calculate Perturbation Mu</text:p>
        </text:list-item>
        <text:list-item>
          <text:p text:style-name="P214">Perturb Luminosity <text:span text:style-name="T16">a</text:span>nd Radius</text:p>
          <text:p text:style-name="P214"/>
        </text:list-item>
        <text:list-item>
          <text:p text:style-name="P214">Calculate Temperature</text:p>
          <text:p text:style-name="P214"/>
        </text:list-item>
        <text:list-item>
          <text:p text:style-name="P214">Resolve <text:span text:style-name="T16">possible e</text:span>nvelope <text:span text:style-name="T16">l</text:span>oss</text:p>
        </text:list-item>
      </text:list>
      <text:p text:style-name="P8"/>
      <text:p text:style-name="P249">Each of the calculations in the <text:span text:style-name="T15">EvolveOnPhase() </text:span>function is performed in the context of the star evolving on its current phase. <text:s/>Each of the classes implements their own version of the calculations (via member functions) – some may inherit functions from the inheritance chain, while others might just return the value unchanged if the calculation is not relevant to their stellar type.</text:p>
      <text:p text:style-name="P249"/>
      <text:p text:style-name="P249"/>
      <text:p text:style-name="P249"/>
      <text:p text:style-name="P287">The <text:span text:style-name="T17">ResolveEndOfPhase() </text:span>function does the following:<text:span text:style-name="T15"> </text:span></text:p>
      <text:p text:style-name="P7"/>
      <text:list xml:id="list3671820557" text:style-name="L10">
        <text:list-item>
          <text:p text:style-name="P223"><text:span text:style-name="T5">R</text:span><text:span text:style-name="T6">esolve possible envelope loss</text:span></text:p>
          <text:p text:style-name="P220"/>
        </text:list-item>
        <text:list-item>
          <text:p text:style-name="P219">Calculate Tau</text:p>
          <text:p text:style-name="P219"/>
        </text:list-item>
        <text:list-item>
          <text:p text:style-name="P219">Calculate CO Core Mass</text:p>
        </text:list-item>
        <text:list-item>
          <text:p text:style-name="P219">Calculate Core Mass</text:p>
        </text:list-item>
        <text:list-item>
          <text:p text:style-name="P219">Calculate He Core Mass</text:p>
          <text:p text:style-name="P219"/>
        </text:list-item>
        <text:list-item>
          <text:p text:style-name="P219">Calculate Luminosity</text:p>
        </text:list-item>
        <text:list-item>
          <text:p text:style-name="P219">Calculate Radius</text:p>
          <text:p text:style-name="P219"/>
        </text:list-item>
        <text:list-item>
          <text:p text:style-name="P219"><text:span text:style-name="T16">Calculate </text:span>Envelope Mass</text:p>
          <text:p text:style-name="P219"/>
        </text:list-item>
        <text:list-item>
          <text:p text:style-name="P219">Calculate Perturbation Mu</text:p>
        </text:list-item>
        <text:list-item>
          <text:p text:style-name="P219">Perturb Luminosity <text:span text:style-name="T16">a</text:span>nd Radius</text:p>
          <text:p text:style-name="P219"/>
        </text:list-item>
        <text:list-item>
          <text:p text:style-name="P219">Calculate Temperature</text:p>
          <text:p text:style-name="P219"/>
        </text:list-item>
        <text:list-item>
          <text:p text:style-name="P219"><text:span text:style-name="T17">Ev</text:span>olve <text:span text:style-name="T17">star to next phase</text:span></text:p>
        </text:list-item>
      </text:list>
      <text:p text:style-name="P9"/>
      <text:p text:style-name="P9"/>
      <text:p text:style-name="P249">Each of the calculations in the <text:span text:style-name="T17">ResolveEndOfPhase() </text:span>function is performed in the context of the star evolving o<text:span text:style-name="T17">ff </text:span>its current phase <text:span text:style-name="T17">to the next phase</text:span>.</text:p>
      <text:p text:style-name="P249">The remainder of the code (in general terms) supports these main driver functions.</text:p>
      <text:p text:style-name="P6"/>
      <text:h text:style-name="P61" text:outline-level="2"/>
      <text:h text:style-name="P67" text:outline-level="2"><text:bookmark-start text:name="__RefHeading___Toc2330_3886335004"/><text:span text:style-name="T120">BINARY</text:span> S<text:span text:style-name="T120">TAR</text:span> E<text:span text:style-name="T120">VOLUTION</text:span><text:bookmark-end text:name="__RefHeading___Toc2330_3886335004"/></text:h>
      <text:h text:style-name="P71" text:outline-level="3"><text:bookmark-start text:name="__RefHeading___Toc2332_3886335004"/>Class Hierarchy<text:bookmark-end text:name="__RefHeading___Toc2332_3886335004"/></text:h>
      <text:p text:style-name="P249">The main class for <text:span text:style-name="T75">single star evolution</text:span> is the <text:span text:style-name="T45">Binary</text:span><text:span text:style-name="T31">Star</text:span> class. <text:s/>The <text:span text:style-name="T131">Binary</text:span>Star class is a wrapper that abstracts away the details of the <text:span text:style-name="T131">binary </text:span>star and the evolution. <text:s/>Internally the <text:span text:style-name="T131">Binary</text:span>Star class maintains a pointer to an object representing the <text:span text:style-name="T131">binary </text:span>star being evolved, with that object being an instance of one of the <text:span text:style-name="T131">BaseBinaryStar</text:span> class.</text:p>
      <text:p text:style-name="P249">The BaseBinaryStar class <text:span text:style-name="T1">is the main class for the underlying </text:span>binary <text:span text:style-name="T1">star object held by the </text:span>Binary<text:span text:style-name="T1">Star class. <text:s/>The Base</text:span>Binary<text:span text:style-name="T1">Star class defines all member variables </text:span>that pertain specifically to a binary star<text:span text:style-name="T1">, and many member functions that provide </text:span>binary-star specific f<text:span text:style-name="T1">unctionality. <text:s/></text:span>Internally the BaseBinaryStar class<text:span text:style-name="T1"> </text:span>maintains pointers to the two BinaryConstituent<text:span text:style-name="T93">Star</text:span> class objects that constitute the binary star.</text:p>
      <text:p text:style-name="P249">The BinaryConstituentStar class inherits from the Star class, so objects instantiated from the BaseBinaryStar class inherit the characteristics of the Star class, particularly the stellar evolution model. <text:s/>The BinaryConstituentStar class defines member variables <text:span text:style-name="T132">and functions </text:span>that pertain specifically to a constituent star of a binary system but that do not (generally) pertain to single stars that are not part of a binary system <text:span text:style-name="T132">(there are some functions that are defined in the BaseStar class and its derived classes that deal with binary star attributes and behaviour – in some cases the stellar attributes that are required to make these calculations reside in the BaseStar class so it is easier and cleaner to define the functions there).</text:span></text:p>
      <text:p text:style-name="P249"/>
      <text:p text:style-name="P249">The inheritance chain is as follows:</text:p>
      <text:p text:style-name="P122"/>
      <text:p text:style-name="P147">B<text:span text:style-name="T132">inary</text:span>Star →<text:span text:style-name="T2"> BaseBinaryStar</text:span></text:p>
      <text:p text:style-name="P147"><text:span text:style-name="T2"><text:tab/><text:tab/><text:tab/></text:span></text:p>
      <text:p text:style-name="P147"><text:span text:style-name="T132">(Star<text:tab/></text:span> →<text:span text:style-name="T2"> )<text:tab/><text:tab/>BinaryConstituentStar (star1)</text:span></text:p>
      <text:p text:style-name="P147"><text:span text:style-name="T132">(Star<text:tab/></text:span> →<text:span text:style-name="T2"> )<text:tab/><text:tab/>BinaryConstituentStar (star2)</text:span></text:p>
      <text:p text:style-name="P123"><text:span text:style-name="T50"/></text:p>
      <text:h text:style-name="P70" text:outline-level="3"/>
      <text:h text:style-name="P73" text:outline-level="3"><text:bookmark-start text:name="__RefHeading___Toc2334_3886335004"/>Evolution Model<text:bookmark-end text:name="__RefHeading___Toc2334_3886335004"/></text:h>
      <text:p text:style-name="P161">The stellar evolution model is driven by the Evolve() function in the <text:span text:style-name="T144">BaseBinary</text:span>Star class which <text:span text:style-name="T12">evolves the star through its entire lifetime by doing the following</text:span>:</text:p>
      <text:p text:style-name="P78"/>
      <text:p text:style-name="P78"/>
      <text:p text:style-name="P129">calculate initial time step</text:p>
      <text:p text:style-name="P130">STOP = false</text:p>
      <text:list xml:id="list2839500324" text:style-name="L15">
        <text:list-header>
          <text:p text:style-name="P79"/>
        </text:list-header>
      </text:list>
      <text:p text:style-name="P80">DO:</text:p>
      <text:p text:style-name="P201"><text:tab/>evolve a single time step</text:p>
      <text:p text:style-name="P199"><text:tab/><text:tab/>evolve each constituent star a single time step (se<text:span text:style-name="T147">e</text:span> SSE evolution)</text:p>
      <text:list xml:id="list185813193521721" text:continue-numbering="true" text:style-name="L15">
        <text:list-header>
          <text:p text:style-name="P126"/>
        </text:list-header>
      </text:list>
      <text:p text:style-name="P200"><text:span text:style-name="T144"><text:tab/>if <text:s/>(disbound OR touching OR Massless Remnant)</text:span></text:p>
      <text:p text:style-name="P202"><text:tab/><text:tab/>STOP = true</text:p>
      <text:p text:style-name="P197"><text:tab/>else</text:p>
      <text:p text:style-name="P193"><text:span text:style-name="T144"><text:tab/><text:tab/>evaluate the binary</text:span></text:p>
      <text:p text:style-name="P198"><text:span text:style-name="T145"><text:tab/><text:tab/><text:tab/>calculate lambdas if necessary</text:span></text:p>
      <text:p text:style-name="P191"><text:span text:style-name="T145"><text:tab/><text:tab/><text:tab/>calculate zetas if necessary</text:span></text:p>
      <text:p text:style-name="P191"/>
      <text:p text:style-name="P191"><text:span text:style-name="T145"><text:tab/><text:tab/><text:tab/>calculate mass transfer</text:span></text:p>
      <text:p text:style-name="P191"><text:span text:style-name="T145"><text:tab/><text:tab/><text:tab/>calculate winds mass loss</text:span></text:p>
      <text:p text:style-name="P191"/>
      <text:p text:style-name="P191"><text:span text:style-name="T145"><text:tab/><text:tab/><text:tab/>if common envelope</text:span></text:p>
      <text:p text:style-name="P191"><text:span text:style-name="T145"><text:tab/><text:tab/><text:tab/><text:tab/>resolve common envelope</text:span></text:p>
      <text:p text:style-name="P191"><text:span text:style-name="T145"><text:tab/><text:tab/><text:tab/>else if supernova</text:span></text:p>
      <text:p text:style-name="P191"><text:span text:style-name="T145"><text:tab/><text:tab/><text:tab/><text:tab/>resolve supernova</text:span></text:p>
      <text:p text:style-name="P191"><text:span text:style-name="T145"><text:tab/><text:tab/><text:tab/>else</text:span></text:p>
      <text:p text:style-name="P191"><text:span text:style-name="T145"><text:tab/><text:tab/><text:tab/><text:tab/>resolve mass changes</text:span></text:p>
      <text:p text:style-name="P191"/>
      <text:p text:style-name="P191"><text:span text:style-name="T145"><text:tab/><text:tab/><text:tab/>evaluate supernovae</text:span></text:p>
      <text:p text:style-name="P191"><text:span text:style-name="T145"><text:tab/><text:tab/><text:tab/>resolve tides</text:span></text:p>
      <text:p text:style-name="P191"><text:span text:style-name="T145"><text:tab/><text:tab/><text:tab/>calculate total energy and angular momentum</text:span></text:p>
      <text:p text:style-name="P191"><text:span text:style-name="T145"><text:tab/><text:tab/><text:tab/>update magnetic field and spin: both constituent stars</text:span></text:p>
      <text:p text:style-name="P191"/>
      <text:p text:style-name="P191"><text:tab/><text:tab/>if (disbound <text:span text:style-name="T146">OR</text:span> touching <text:span text:style-name="T146">OR</text:span> merger)</text:p>
      <text:p text:style-name="P191"><text:span text:style-name="T146"><text:tab/><text:tab/><text:tab/>STOP = true</text:span></text:p>
      <text:p text:style-name="P191"><text:span text:style-name="T146"><text:tab/><text:tab/>else</text:span></text:p>
      <text:p text:style-name="P191"><text:span text:style-name="T146"><text:tab/><text:tab/><text:tab/>if NS+BH</text:span></text:p>
      <text:p text:style-name="P191"><text:span text:style-name="T146"><text:tab/><text:tab/><text:tab/><text:tab/>resolve coalescence</text:span></text:p>
      <text:p text:style-name="P191"/>
      <text:p text:style-name="P192"><text:tab/><text:tab/><text:tab/><text:tab/><text:span text:style-name="T148">if AIS exploratory phase</text:span></text:p>
      <text:p text:style-name="P192"><text:span text:style-name="T148"><text:tab/><text:tab/><text:tab/><text:tab/><text:tab/>calculate DCO Hit</text:span></text:p>
      <text:p text:style-name="P192"/>
      <text:p text:style-name="P191"><text:span text:style-name="T146"><text:tab/><text:tab/><text:tab/><text:tab/>STOP = true</text:span></text:p>
      <text:p text:style-name="P191"><text:span text:style-name="T146"><text:tab/><text:tab/><text:tab/>else</text:span></text:p>
      <text:p text:style-name="P191"><text:span text:style-name="T146"><text:tab/><text:tab/><text:tab/><text:tab/>if (WD+WD OR max time)</text:span></text:p>
      <text:p text:style-name="P191"><text:span text:style-name="T146"><text:tab/><text:tab/><text:tab/><text:tab/><text:tab/>STOP = true</text:span></text:p>
      <text:p text:style-name="P191"><text:span text:style-name="T146"><text:tab/><text:tab/><text:tab/><text:tab/>else</text:span></text:p>
      <text:p text:style-name="P191"><text:span text:style-name="T146"><text:tab/><text:tab/><text:tab/><text:tab/><text:tab/>if NOT max iterations</text:span></text:p>
      <text:p text:style-name="P194"><text:span text:style-name="T146"><text:tab/><text:tab/><text:tab/><text:tab/><text:tab/><text:tab/>calculate new time step</text:span></text:p>
      <text:p text:style-name="P194"><text:span text:style-name="T146">WHILE !STOP AND !max iterations</text:span></text:p>
      <text:h text:style-name="P65" text:outline-level="2"><text:bookmark-start text:name="__RefHeading___Toc2336_3886335004"/>OBJECT ID<text:span text:style-name="T118">ENTIFIERS</text:span><text:bookmark-end text:name="__RefHeading___Toc2336_3886335004"/></text:h>
      <text:p text:style-name="P249">All objects (instantiations of a class) are assigned unique object identifiers of type OBJECT_ID (unsigned long int - see constants.h for the typedef). <text:s/>In the original COMPAS code, all binary star objects were assigned unique object ids – this is just an extension of that so that all objects created in the COMPAS code are assigned unique ids. <text:s/>The purpose of the unique object id is to aid in object tracking and debugging.</text:p>
      <text:p text:style-name="P249">As well as unique object ids, all objects are assigned an object type (of type OBJECT_TYPE – see constants.h for the enum class declaring OBJECT_TYPE), and a stellar type <text:span text:style-name="T119">where applicable </text:span>(of type STELLAR_TYPE – see constants.h for the enum class declaring STELLAR_TYPE).</text:p>
      <text:p text:style-name="P249"><text:span text:style-name="T119">O</text:span>bject <text:span text:style-name="T117">should</text:span> expose the following functions:</text:p>
      <text:p text:style-name="P180"/>
      <text:p text:style-name="P180"><text:tab/>OBJECT_ID<text:tab/><text:tab/>ObjectId() const<text:tab/>{ return m_ObjectId; }</text:p>
      <text:p text:style-name="P180"><text:tab/>OBJECT_TYPE<text:tab/>ObjectType() const<text:tab/>{ return m_ObjectType; }</text:p>
      <text:p text:style-name="P180"><text:tab/>STELLAR_TYPE<text:tab/>StellarType() const<text:tab/>{ return m_StellarType; }</text:p>
      <text:p text:style-name="P180"/>
      <text:p text:style-name="P249">If any of the functions are not applicable to the object, then they must return "*::NONE (all objects should implement ObjectId() correctly).</text:p>
      <text:p text:style-name="P249">Any object that uses the Error <text:span text:style-name="T119">service</text:span> (i.e. the SHOW_* macros) <text:span text:style-name="T61">must</text:span> expose the<text:span text:style-name="T119">se </text:span>functions: <text:span text:style-name="T119">the </text:span>functions are called by the SHOW_* macros <text:span text:style-name="T119">(the Errors service is described later in this document)</text:span>.</text:p>
      <text:p text:style-name="P179"/>
      <text:h text:style-name="P63" text:outline-level="2"/>
      <text:p text:style-name="P10"/>
      <text:p text:style-name="P10"/>
      <text:p text:style-name="P10"/>
      <text:p text:style-name="P10"/>
      <text:p text:style-name="P10"/>
      <text:p text:style-name="P10"/>
      <text:p text:style-name="P10"/>
      <text:p text:style-name="P10"/>
      <text:p text:style-name="P10"/>
      <text:p text:style-name="P10"/>
      <text:p text:style-name="P10"/>
      <text:h text:style-name="P62" text:outline-level="2"/>
      <text:h text:style-name="P66" text:outline-level="2"><text:bookmark-start text:name="__RefHeading___Toc2338_3886335004"/>SERVICES<text:bookmark-end text:name="__RefHeading___Toc2338_3886335004"/></text:h>
      <text:p text:style-name="Text_20_body"><text:bookmark-start text:name="__RefHeading___Toc2340_3886335004"/>A number of services have been provided help simplify the code. <text:s/>These are:<text:bookmark-end text:name="__RefHeading___Toc2340_3886335004"/></text:p>
      <text:h text:style-name="P241" text:outline-level="2"/>
      <text:list xml:id="list913862977" text:style-name="L7">
        <text:list-item>
          <text:p text:style-name="P251"><text:bookmark-start text:name="__RefHeading___Toc2342_3886335004"/>Program Options<text:bookmark-end text:name="__RefHeading___Toc2342_3886335004"/></text:p>
        </text:list-item>
        <text:list-item>
          <text:p text:style-name="P251"><text:bookmark-start text:name="__RefHeading___Toc2344_3886335004"/>Random Numbers<text:bookmark-end text:name="__RefHeading___Toc2344_3886335004"/></text:p>
        </text:list-item>
        <text:list-item>
          <text:p text:style-name="P251"><text:bookmark-start text:name="__RefHeading___Toc2346_3886335004"/>Logging and Debugging<text:bookmark-end text:name="__RefHeading___Toc2346_3886335004"/></text:p>
        </text:list-item>
        <text:list-item>
          <text:p text:style-name="P251"><text:bookmark-start text:name="__RefHeading___Toc2348_3886335004"/>Error Handling<text:bookmark-end text:name="__RefHeading___Toc2348_3886335004"/></text:p>
        </text:list-item>
      </text:list>
      <text:h text:style-name="P241" text:outline-level="2"/>
      <text:p text:style-name="P249"><text:bookmark-start text:name="__RefHeading___Toc2350_3886335004"/><text:span text:style-name="T126">The code for each service is encapsulated in</text:span> a singleton object <text:span text:style-name="T77">(an instantiation of the relevant class)</text:span>. <text:s/>The singleton design pattern allows the definition of a class that can only be instantiated once, and that instance effectively exists as a global object available to all the code without having to be passed around as a parameter. <text:s/>Singletons <text:span text:style-name="T76">are a little anti-OO, but provided they are used judiciously are not necessarily a bad thing, and can be very useful in certain circumstances.</text:span><text:bookmark-end text:name="__RefHeading___Toc2350_3886335004"/></text:p>
      <text:h text:style-name="P241" text:outline-level="2"/>
      <text:h text:style-name="P72" text:outline-level="3"><text:bookmark-start text:name="__RefHeading___Toc2352_3886335004"/>PROGRAM OPTIONS<text:bookmark-end text:name="__RefHeading___Toc2352_3886335004"/></text:h>
      <text:p text:style-name="P249"><text:span text:style-name="T134">A P</text:span>rogram <text:span text:style-name="T134">O</text:span>ptions <text:span text:style-name="T134">service is provided encapsulated in</text:span> a singleton object <text:span text:style-name="T77">(an instantiation of the Options class)</text:span>.</text:p>
      <text:p text:style-name="P249">The Options class member variables are private, and public getter functions have been created for the program options currently used in the code.</text:p>
      <text:p text:style-name="P249">The <text:span text:style-name="T18">Options service</text:span> can be access<text:span text:style-name="T78">ed</text:span> by referring to the Options::Instance() object. <text:s/>For example, to retrieve the value of the “quiet” <text:span text:style-name="T78">program </text:span>option, <text:span text:style-name="T78">call the Quiet() getter function:</text:span></text:p>
      <text:p text:style-name="P13"/>
      <text:p text:style-name="P13"><text:tab/><text:span text:style-name="T78">bool quiet = </text:span>Options::Instance()→<text:span text:style-name="T78">Q</text:span>uiet<text:span text:style-name="T78">()</text:span>;</text:p>
      <text:p text:style-name="P13"/>
      <text:p text:style-name="P249">Since that could become unwieldy, <text:span text:style-name="T78">there is </text:span>a <text:span text:style-name="T78">convenience </text:span>macro to access the <text:span text:style-name="T78">O</text:span>ptions <text:span text:style-name="T78">service</text:span>. <text:s/>The macro just defines “<text:span text:style-name="T28">OPTIONS</text:span>” as “Options::Instance()”, so <text:span text:style-name="T82">retrieving the value of</text:span> the “quiet” <text:span text:style-name="T78">program </text:span>option can be written as:</text:p>
      <text:p text:style-name="P13"/>
      <text:p text:style-name="P13"><text:tab/><text:span text:style-name="T78">bool quiet = OPTIONS</text:span>→<text:span text:style-name="T78">Q</text:span>uiet<text:span text:style-name="T78">()</text:span>;</text:p>
      <text:p text:style-name="P13"/>
      <text:p text:style-name="P11"/>
      <text:p text:style-name="P249"><text:span text:style-name="T78">The Options service must be initialised before use. <text:s/></text:span>Initialise the <text:span text:style-name="T78">Options service</text:span> by calling the Initialise() function:</text:p>
      <text:p text:style-name="P11"/>
      <text:p text:style-name="P11"><text:tab/>COMMANDLINE_STATUS programStatus = OPTIONS-&gt;Initialise(argc, argv);</text:p>
      <text:p text:style-name="P11"/>
      <text:p text:style-name="Text_20_body">(see constants.h for details of the <text:span text:style-name="T79">COMMANDLINE_STATUS</text:span> type)</text:p>
      <text:p text:style-name="Text_20_body"/>
      <text:p text:style-name="Text_20_body"><text:span text:style-name="T109">T</text:span>he following program options <text:span text:style-name="T109">have been added</text:span>:</text:p>
      <text:p text:style-name="P21"/>
      <text:p text:style-name="P264">single-star-mass-steps<text:tab/><text:tab/><text:tab/><text:tab/>the number of steps for single star evolution</text:p>
      <text:p text:style-name="P264">single-star-mass-min<text:tab/><text:tab/><text:tab/><text:tab/>the minimum mass for single star evolution</text:p>
      <text:p text:style-name="P264">single-star-mass-max<text:tab/><text:tab/><text:tab/><text:tab/>the maximum mass for single star evolution</text:p>
      <text:p text:style-name="P264">logfile-name-prefix<text:tab/><text:tab/><text:tab/><text:tab/>the string to be prepended to all log file names</text:p>
      <text:p text:style-name="P264">logfile-delimiter<text:tab/><text:tab/><text:tab/><text:tab/><text:span text:style-name="T19">the field delimiter for log file records <text:line-break/><text:tab/><text:tab/><text:tab/><text:tab/><text:tab/><text:tab/>(TAB, SPACE or COMMA)</text:span></text:p>
      <text:p text:style-name="P264">log-level<text:tab/><text:tab/><text:tab/><text:tab/><text:tab/><text:span text:style-name="T19">numeric indicator to determine which log records<text:line-break/><text:tab/><text:tab/><text:tab/><text:tab/><text:tab/><text:tab/>to write</text:span></text:p>
      <text:p text:style-name="P264">log-classes<text:tab/><text:tab/><text:tab/><text:tab/><text:tab/><text:span text:style-name="T19">string classes to determine which log records to write</text:span></text:p>
      <text:p text:style-name="P264">debug-level<text:tab/><text:tab/><text:tab/><text:tab/><text:tab/><text:span text:style-name="T19">numeric indicator to determine which debug statements<text:line-break/><text:tab/><text:tab/><text:tab/><text:tab/><text:tab/><text:tab/>to write</text:span></text:p>
      <text:p text:style-name="P264">debug-classes<text:tab/><text:tab/><text:tab/><text:tab/><text:tab/><text:span text:style-name="T19">string classes to determine which debug statements<text:line-break/><text:tab/><text:tab/><text:tab/><text:tab/><text:tab/><text:tab/>to write</text:span></text:p>
      <text:p text:style-name="P264"><text:soft-page-break/>debug-to-file<text:tab/><text:tab/><text:tab/><text:tab/><text:tab/><text:span text:style-name="T19">boolean to indicate if debug statements should also be<text:line-break/><text:tab/><text:tab/><text:tab/><text:tab/><text:tab/><text:tab/>written to file</text:span></text:p>
      <text:p text:style-name="P264">logfile-definitions<text:tab/><text:tab/><text:tab/><text:tab/>the name of the file containing log file record<text:line-break/><text:tab/><text:tab/><text:tab/><text:tab/><text:tab/><text:tab/>specifications</text:p>
      <text:p text:style-name="P264">print-b<text:span text:style-name="T133">ool-as-string<text:tab/><text:tab/><text:tab/><text:tab/>causes boolean values to be printed as <text:line-break/><text:tab/><text:tab/><text:tab/><text:tab/><text:tab/><text:tab/>“TRUE” or “FALSE” instead of “1” or “0”</text:span></text:p>
      <text:p text:style-name="P264">logfile-BSE-be-binaries<text:tab/><text:tab/><text:tab/><text:span text:style-name="T133">f</text:span>ilename for BSE Be Binaries log file</text:p>
      <text:p text:style-name="P264">logfile-BSE-common-envelopes<text:tab/><text:tab/><text:span text:style-name="T133">f</text:span>ilename for BSE Common Envelopes log file</text:p>
      <text:p text:style-name="P264">logfile-BSE-detailed-output<text:tab/><text:tab/><text:tab/><text:span text:style-name="T133">f</text:span>ilename for BSE Detailed Output log file</text:p>
      <text:p text:style-name="P264">logfile-BSE-double-compact-objects<text:tab/><text:tab/><text:span text:style-name="T133">f</text:span>ilename for BSE Double Compact Objects log file</text:p>
      <text:p text:style-name="P264">logfile-BSE-pulsar-evolution<text:tab/><text:tab/><text:tab/><text:span text:style-name="T133">f</text:span>ilename for BSE Pulsar Evolution log file</text:p>
      <text:p text:style-name="P264">logfile-BSE-rlof-parameters<text:tab/><text:tab/><text:tab/><text:span text:style-name="T133">f</text:span>ilename for BSE RLOF Parameters log file</text:p>
      <text:p text:style-name="P264">logfile-BSE-supernovae<text:tab/><text:tab/><text:tab/><text:span text:style-name="T133">f</text:span>ilename for BSE Supernovae log file</text:p>
      <text:p text:style-name="P264">logfile-BSE-system-parameters<text:tab/><text:tab/><text:span text:style-name="T133">f</text:span>ilename for BSE System Parameters log file</text:p>
      <text:p text:style-name="P264">logfile-SSE-parameters<text:tab/><text:tab/><text:tab/><text:span text:style-name="T133">f</text:span>ilename for SSE Parameters log file</text:p>
      <text:h text:style-name="P72" text:outline-level="3"><text:bookmark-start text:name="__RefHeading___Toc2354_3886335004"/>RANDOM NUMBERS<text:bookmark-end text:name="__RefHeading___Toc2354_3886335004"/></text:h>
      <text:p text:style-name="P249"><text:span text:style-name="T134">A Random Number service is provided, with the</text:span> gsl Random Number Generator encapsulated in a singleton object (an instantiation of the Rand class). <text:s/></text:p>
      <text:p text:style-name="P249">The <text:span text:style-name="T82">Rand</text:span> class member variables are private, and public functions have been created for<text:span text:style-name="T82"> random number functionality required by</text:span> the code.</text:p>
      <text:p text:style-name="P249">The <text:span text:style-name="T82">Rand service</text:span> can be access<text:span text:style-name="T78">ed</text:span> by referring to the <text:span text:style-name="T82">Rand</text:span>::Instance() object. <text:s/>For example, to <text:span text:style-name="T82">generate a uniform random floating point number in the range [0, 1)</text:span>, <text:span text:style-name="T78">call the Random() function:</text:span></text:p>
      <text:p text:style-name="P14"/>
      <text:p text:style-name="P14"><text:tab/><text:span text:style-name="T82">double u = Rand</text:span>::Instance()→<text:span text:style-name="T82">Random()</text:span>;</text:p>
      <text:p text:style-name="P14"/>
      <text:p text:style-name="P249">Since that could become unwieldy, <text:span text:style-name="T78">there is </text:span>a <text:span text:style-name="T78">convenience </text:span>macro to access the <text:span text:style-name="T82">Rand</text:span> <text:span text:style-name="T78">service</text:span>. <text:s/>The macro just defines “<text:span text:style-name="T82">RAND</text:span>” as “<text:span text:style-name="T82">Rand</text:span>::Instance()”, so <text:span text:style-name="T82">calling the Random() function</text:span> can be written as:</text:p>
      <text:p text:style-name="P14"/>
      <text:p text:style-name="P15"><text:tab/><text:span text:style-name="T82">double u = RAND</text:span>→<text:span text:style-name="T82">Random()</text:span>;</text:p>
      <text:p text:style-name="P14"/>
      <text:p text:style-name="P14"/>
      <text:p text:style-name="P249"><text:span text:style-name="T78">The Rand service must be initialised before use. <text:s/></text:span>Initialise the <text:span text:style-name="T83">Rand service</text:span> by calling the Initialise() function:</text:p>
      <text:p text:style-name="P14"/>
      <text:p text:style-name="P14"><text:tab/><text:span text:style-name="T33">RAND</text:span><text:span text:style-name="T31">-&gt;Initialise();</text:span></text:p>
      <text:p text:style-name="P14"/>
      <text:p text:style-name="P14"/>
      <text:p text:style-name="P249"><text:span text:style-name="T84">D</text:span>ynamically allocated memory associated with the <text:span text:style-name="T84">gsl </text:span>random number generator <text:span text:style-name="T84">should be returned to the system </text:span>by calling <text:span text:style-name="T90">the Free() function</text:span>:</text:p>
      <text:p text:style-name="P21"/>
      <text:p text:style-name="P21"><text:tab/><text:span text:style-name="T31">RAND→Free();</text:span></text:p>
      <text:p text:style-name="P21"/>
      <text:p text:style-name="P249">before exiting the program.</text:p>
      <text:p text:style-name="P249"/>
      <text:p text:style-name="P249"><text:span text:style-name="T84">T</text:span>he <text:span text:style-name="T84">Rand service provides the following public</text:span> member functions:</text:p>
      <text:p text:style-name="P11"/>
      <text:p text:style-name="P16"><text:tab/><text:span text:style-name="T35">void </text:span><text:span text:style-name="T33">Initialise()</text:span></text:p>
      <text:p text:style-name="P11"/>
      <text:p text:style-name="P265">Initialises the gsl random number generator. <text:s/>If the environment variable GSL_RNG_SEED exists, the gsl random number generator is seeded with the value of the environment variable, otherwise it is seeded with the current time.</text:p>
      <text:p text:style-name="P11"/>
      <text:p text:style-name="P11"/>
      <text:p text:style-name="P16"><text:tab/><text:span text:style-name="T35">void </text:span><text:span text:style-name="T33">Free()</text:span></text:p>
      <text:p text:style-name="P11"/>
      <text:p text:style-name="P265">Frees any dynamically allocated memory. </text:p>
      <text:p text:style-name="P11"/>
      <text:p text:style-name="P18"><text:soft-page-break/><text:tab/><text:span text:style-name="T31">unsigned long int Seed(const unsigned long p_Seed)</text:span></text:p>
      <text:p text:style-name="P18"/>
      <text:p text:style-name="P265"><text:span text:style-name="T86">Sets the seed for the gsl random number</text:span> <text:span text:style-name="T86">generator to p_Seed. <text:s/>The return value is the seed.</text:span></text:p>
      <text:p text:style-name="P18"/>
      <text:p text:style-name="P18"/>
      <text:p text:style-name="P18"><text:tab/><text:span text:style-name="T31">unsigned long int DefaultSeed()</text:span></text:p>
      <text:p text:style-name="P18"/>
      <text:p text:style-name="P265"><text:span text:style-name="T86">Returns the gsl default seed (</text:span>gsl_rng_default_seed<text:span text:style-name="T86">)</text:span> </text:p>
      <text:p text:style-name="P20"/>
      <text:p text:style-name="P20"/>
      <text:p text:style-name="P17"><text:tab/><text:span text:style-name="T35">double </text:span><text:span text:style-name="T34">Random(void) </text:span></text:p>
      <text:p text:style-name="P12"/>
      <text:p text:style-name="P265">Returns a random <text:span text:style-name="T85">floating point </text:span>number uniformly distributed in the <text:span text:style-name="T85">range</text:span> [0.0, 1.0)</text:p>
      <text:p text:style-name="P11"/>
      <text:p text:style-name="P11"/>
      <text:p text:style-name="P16"><text:tab/><text:span text:style-name="T35">double </text:span><text:span text:style-name="T31">Random(const double p_Lower, const double p_Upper) </text:span></text:p>
      <text:p text:style-name="P11"/>
      <text:p text:style-name="P265">Return<text:span text:style-name="T18">s</text:span> a random <text:span text:style-name="T85">floating point </text:span>number uniformly distributed in the <text:span text:style-name="T85">range</text:span> <text:line-break/>[p_Lower, p_Upper), where p_Lower &lt;= p_Upper.</text:p>
      <text:p text:style-name="P266">(p_Lower and p_Upper will be swapped if p_Lower &gt; p_Upper as passed)</text:p>
      <text:p text:style-name="P11"/>
      <text:p text:style-name="P11"><text:tab/></text:p>
      <text:p text:style-name="P16"><text:tab/><text:span text:style-name="T35">double </text:span><text:span text:style-name="T31">RandomGaussian(const double p_Sigma)</text:span></text:p>
      <text:p text:style-name="P11"/>
      <text:p text:style-name="P265">Return<text:span text:style-name="T18">s</text:span> a Gaussian random variate, with mean <text:span text:style-name="T88">0.0</text:span> and standard deviation p_Sigma</text:p>
      <text:p text:style-name="P11"/>
      <text:p text:style-name="P21"/>
      <text:p text:style-name="P16"><text:s text:c="3"/><text:tab/><text:span text:style-name="T31">int RandomInt(const int p_Lower, const int p_Upper)</text:span></text:p>
      <text:p text:style-name="P11"/>
      <text:p text:style-name="P265"><text:span text:style-name="T85">Returns a random integer number uniformly distributed</text:span> in the <text:span text:style-name="T85">range </text:span>[p_Lower, p_Upper), where p_Lower &lt;= p_Upper.</text:p>
      <text:p text:style-name="P266">(p_Lower and p_Upper will be swapped if p_Lower &gt; p_Upper as passed)</text:p>
      <text:p text:style-name="P19"/>
      <text:p text:style-name="P19"/>
      <text:p text:style-name="P16"><text:s text:c="3"/><text:tab/><text:span text:style-name="T31">int RandomInt(const int p_Upper)</text:span></text:p>
      <text:p text:style-name="P20"/>
      <text:p text:style-name="P265"><text:span text:style-name="T85">Returns a random integer number uniformly distributed</text:span> in the <text:span text:style-name="T85">range </text:span>[<text:span text:style-name="T86">0</text:span>, p_Upper),<text:line-break/>where <text:span text:style-name="T86">0</text:span> &lt;= p_Upper. <text:s/><text:span text:style-name="T87">Returns 0 if p_Upper &lt; 0.</text:span></text:p>
      <text:p text:style-name="P59"/>
      <text:p text:style-name="P11"/>
      <text:p text:style-name="P11"/>
      <text:p text:style-name="P11"/>
      <text:p text:style-name="P11"/>
      <text:p text:style-name="P11"/>
      <text:p text:style-name="P11"/>
      <text:p text:style-name="P11"/>
      <text:h text:style-name="Heading_20_3" text:outline-level="3"><text:bookmark-start text:name="__RefHeading___Toc2356_3886335004"/><text:soft-page-break/>LOGGING and DEBUGGING<text:bookmark-end text:name="__RefHeading___Toc2356_3886335004"/></text:h>
      <text:p text:style-name="P249"><text:span text:style-name="T82">A</text:span> logging and debugging service <text:span text:style-name="T89">is provided encapsulated in a singleton object (an instantiation of the Log class).</text:span></text:p>
      <text:p text:style-name="P249"><text:span text:style-name="T100">The logging functionality was first implemented when the Single Star Evolution code was refactored, and the base-level of logging was sufficient for the needs of the SSE code. <text:s/>Refactoring the Binary Star Evolution code highlighted the need for expanded logging functionality</text:span>. <text:s/>To provide for the logging needs of the BSE code, new functionality <text:span text:style-name="T101">was added </text:span>almost as a wrapper around the original, <text:span text:style-name="T111">base-level </text:span>logging functionality. <text:s/>Some of the original <text:span text:style-name="T111">base-level</text:span> logging functionality has almost been rendered redundant by the new <text:span text:style-name="T101">functionality implemented for </text:span>BSE code, but <text:span text:style-name="T101">it remains</text:span> (almost) in its entirety because it may still be useful <text:span text:style-name="T101">in some circumstances.</text:span></text:p>
      <text:p text:style-name="P249">When the <text:span text:style-name="T111">base-level</text:span> logging functionality <text:span text:style-name="T101">was created, </text:span>debugging fun<text:span text:style-name="T101">c</text:span>tionality <text:span text:style-name="T101">was also provided</text:span>, as well as a set of macros to make debugging and the issuing of warning messages easier. <text:s/><text:span text:style-name="T101">A </text:span>set of logging macros <text:span text:style-name="T101">was also provided </text:span>to make logging easier. <text:s/>The debug macros are still useful, and <text:span text:style-name="T101">their use is encouraged (rather than inserting print statements using std::cout or std::cerr)</text:span>.</text:p>
      <text:p text:style-name="P249"><text:span text:style-name="T101">When the BSE code was refactored, some rudimentary error handling functionality was also provided in the form of the </text:span>Errors <text:span text:style-name="T111">service</text:span> - <text:span text:style-name="T101">an</text:span> attempt <text:span text:style-name="T101">a</text:span>t making error handling easier. <text:s/>Some of the functionality <text:span text:style-name="T111">provided by the</text:span> Errors <text:span text:style-name="T111">service</text:span> supersedes the DBG_WARN* macros provided <text:span text:style-name="T101">as part of the Log class</text:span>, but the DBG_WARN* macros are still useful in some circumstances (and in fact are still used in various places in the code). <text:s/>The LOG* macros are somewhat less useful, but <text:span text:style-name="T101">remain</text:span> in case the original <text:span text:style-name="T111">base-level</text:span> logging functionality (that which underlies the <text:span text:style-name="T111">expanded</text:span> logging functionality) is used in the future (as mentioned above, it could still be useful in some circumstances). <text:s/><text:span text:style-name="T111">The Errors service is described later in this document.</text:span></text:p>
      <text:p text:style-name="P249">The <text:span text:style-name="T111">expanded</text:span> logging functionality <text:span text:style-name="T111">introduces Standard Log Files - </text:span>described later in this document.</text:p>
      <text:h text:style-name="Heading_20_4" text:outline-level="4"><text:bookmark-start text:name="__RefHeading___Toc2358_3886335004"/>Base-Level Logging<text:bookmark-end text:name="__RefHeading___Toc2358_3886335004"/></text:h>
      <text:p text:style-name="P249">The <text:span text:style-name="T89">Log</text:span> class member variables are private, and public functions have been created for<text:span text:style-name="T82"> logging and debugging functionality required by</text:span> the code.</text:p>
      <text:p text:style-name="P249">The <text:span text:style-name="T89">Log service</text:span> can be access<text:span text:style-name="T78">ed</text:span> by referring to the <text:span text:style-name="T89">Log</text:span>::Instance() object. <text:s/>For example, to <text:span text:style-name="T89">stop the logging service</text:span>, <text:span text:style-name="T78">call the Stop() function:</text:span></text:p>
      <text:p text:style-name="P90"/>
      <text:p text:style-name="P90"><text:tab/><text:span text:style-name="T89">Log</text:span>::Instance()→<text:span text:style-name="T89">Stop()</text:span>;</text:p>
      <text:p text:style-name="P90"/>
      <text:p text:style-name="P249">Since that could become unwieldy, <text:span text:style-name="T78">there is </text:span>a <text:span text:style-name="T78">convenience </text:span>macro to access the <text:span text:style-name="T89">Log</text:span> <text:span text:style-name="T78">service</text:span>. <text:s/>The macro just defines “<text:span text:style-name="T89">LOGGING</text:span>” as “<text:span text:style-name="T89">Log</text:span>::Instance()”, so <text:span text:style-name="T82">calling the Stop() function</text:span> can be written as:</text:p>
      <text:p text:style-name="P90"/>
      <text:p text:style-name="P90"><text:tab/><text:span text:style-name="T82">LOGGING</text:span>→<text:span text:style-name="T89">Stop()</text:span>;</text:p>
      <text:p text:style-name="P90"/>
      <text:p text:style-name="P91"/>
      <text:p text:style-name="P287">The Log service must be initialised before logging and debugging functionality can be used. <text:s/>Initialise logging by calling the Start() function:</text:p>
      <text:p text:style-name="P23"/>
      <text:p text:style-name="P23"><text:span text:style-name="T31">LOGGING→Start</text:span>(</text:p>
      <text:p text:style-name="P112"><text:tab/>outputPath,<text:tab/><text:tab/>- location of logfiles</text:p>
      <text:p text:style-name="P23"><text:tab/><text:span text:style-name="T29">logfilePrefix, <text:s text:c="6"/><text:tab/>- prefix for logfile names (can be blank)</text:span></text:p>
      <text:p text:style-name="P23"><text:s text:c="11"/><text:tab/>logLevel,<text:tab/><text:tab/>- <text:span text:style-name="T21">logging level (integer) (see below)</text:span></text:p>
      <text:p text:style-name="P23"><text:s text:c="11"/><text:tab/>logClasses,<text:tab/><text:tab/>- <text:span text:style-name="T21">array of enabled logging classes (strings) (see below)</text:span></text:p>
      <text:p text:style-name="P23"><text:s text:c="11"/><text:tab/>debugLevel,<text:tab/><text:tab/>- <text:span text:style-name="T21">debug level (integer) (see below)</text:span></text:p>
      <text:p text:style-name="P24"><text:s text:c="11"/><text:tab/>debugClasses,<text:tab/><text:tab/>- <text:span text:style-name="T21">array of enabled debug classes (strings) (see below)</text:span></text:p>
      <text:p text:style-name="P24"><text:s text:c="11"/><text:tab/>debugToLogfile,<text:tab/>- <text:span text:style-name="T21">flag (boolean) indicating whether</text:span> debug statements <text:span text:style-name="T21">should</text:span> also be<text:line-break/><text:tab/><text:tab/><text:tab/><text:tab/> <text:s/>written to log file</text:p>
      <text:p text:style-name="P114"><text:s text:c="11"/><text:tab/><text:span text:style-name="T90">errors</text:span>ToLogfile,<text:tab/>- <text:span text:style-name="T21">flag (boolean) indicating whether</text:span> <text:span text:style-name="T90">error messages</text:span> <text:span text:style-name="T21">should</text:span> also be<text:line-break/><text:tab/><text:tab/><text:tab/><text:tab/> <text:s/>written to log file</text:p>
      <text:p text:style-name="P114"><text:tab/><text:span text:style-name="T29">delimiter<text:tab/><text:tab/>- string (usually single character) to be used as the default field</text:span></text:p>
      <text:p text:style-name="P47"><text:tab/><text:tab/><text:tab/><text:tab/> <text:s/>delimiter in log file records</text:p>
      <text:p text:style-name="P36">)</text:p>
      <text:p text:style-name="P22"/>
      <text:p text:style-name="P46">Start() returns nothing (void function).</text:p>
      <text:p text:style-name="P46"/>
      <text:p text:style-name="P249"><text:span text:style-name="T90">The Log service should be stopped before exiting the program – this ensures all open log files are flushed to disk and closed properly. <text:s/>S</text:span>top logging <text:span text:style-name="T90">by calling the Stop() function</text:span>:</text:p>
      <text:p text:style-name="P86"/>
      <text:p text:style-name="P86"><text:span text:style-name="T31">LOGGING→Stop</text:span>()</text:p>
      <text:p text:style-name="P89"/>
      <text:p text:style-name="P111">Stop() <text:span text:style-name="T90">flushes and </text:span>closes any open log files.</text:p>
      <text:p text:style-name="P85">St<text:span text:style-name="T48">op</text:span>() returns nothing (void function).</text:p>
      <text:p text:style-name="P169"><text:span text:style-name="T7"/></text:p>
      <text:p text:style-name="P169"><text:span text:style-name="T7">The Log service provides the following public member functions:</text:span></text:p>
      <text:p text:style-name="P186"/>
      <text:p text:style-name="P95"><text:tab/><text:span text:style-name="T35">void </text:span><text:span text:style-name="T36">Start</text:span><text:span text:style-name="T33">(</text:span></text:p>
      <text:p text:style-name="P115"><text:tab/>outputPath,<text:tab/><text:tab/>- location of logfiles-<text:span text:style-name="T92"> the directory in which log files will be created</text:span></text:p>
      <text:p text:style-name="P114"><text:tab/><text:span text:style-name="T29">logfilePrefix, <text:s text:c="6"/><text:tab/>- prefix for logfile names (can be blank)</text:span></text:p>
      <text:p text:style-name="P114"><text:s text:c="11"/><text:tab/>logLevel,<text:tab/><text:tab/>- <text:span text:style-name="T21">logging level (integer) (see below)</text:span></text:p>
      <text:p text:style-name="P114"><text:s text:c="11"/><text:tab/>logClasses,<text:tab/><text:tab/>- <text:span text:style-name="T21">array of enabled logging classes (strings) (see below)</text:span></text:p>
      <text:p text:style-name="P114"><text:s text:c="11"/><text:tab/>debugLevel,<text:tab/><text:tab/>- <text:span text:style-name="T21">debug level (integer) (see below)</text:span></text:p>
      <text:p text:style-name="P114"><text:s text:c="11"/><text:tab/>debugClasses,<text:tab/><text:tab/>- <text:span text:style-name="T21">array of enabled debug classes (strings) (see below)</text:span></text:p>
      <text:p text:style-name="P114"><text:s text:c="11"/><text:tab/>debugToLogfile,<text:tab/>- <text:span text:style-name="T21">flag (boolean) indicating whether</text:span> debug statements <text:span text:style-name="T21">should</text:span> also be<text:line-break/><text:tab/><text:tab/><text:tab/><text:tab/> <text:s/>written to log file</text:p>
      <text:p text:style-name="P114"><text:s text:c="11"/><text:tab/><text:span text:style-name="T90">errors</text:span>ToLogfile,<text:tab/>- <text:span text:style-name="T21">flag (boolean) indicating whether</text:span> <text:span text:style-name="T90">error messages</text:span> <text:span text:style-name="T21">should</text:span> also be<text:line-break/><text:tab/><text:tab/><text:tab/><text:tab/> <text:s/>written to log file</text:p>
      <text:p text:style-name="P114"><text:tab/><text:span text:style-name="T29">delimiter<text:tab/><text:tab/>- string (usually single character) to be used as the default field</text:span></text:p>
      <text:p text:style-name="P118"><text:tab/><text:tab/><text:tab/><text:tab/> <text:s/>delimiter in log file records</text:p>
      <text:p text:style-name="P87"><text:span text:style-name="T33"><text:tab/>)</text:span></text:p>
      <text:p text:style-name="P94"/>
      <text:p text:style-name="P265">Initialises the <text:span text:style-name="T90">logging and debugging service. <text:s/>Logging parameters are set per the program options specified (using default values if no options are specified by the user)</text:span>. <text:s/><text:span text:style-name="T90">Log files to which debug statements and error messages will be written if required.</text:span></text:p>
      <text:p text:style-name="P94"/>
      <text:p text:style-name="P100"><text:tab/></text:p>
      <text:p text:style-name="P188"><text:span text:style-name="T35"><text:tab/>void </text:span><text:span text:style-name="T36">Stop</text:span><text:span text:style-name="T33">()</text:span></text:p>
      <text:p text:style-name="P94"/>
      <text:p text:style-name="P265">Stops the logging and debugging service. <text:s/>All open log files are flushed to disk and closed (including and Standard Log Files open - see description of Standard Log Files later in this document). </text:p>
      <text:p text:style-name="P107"/>
      <text:p text:style-name="P107"/>
      <text:p text:style-name="P98"><text:tab/><text:span text:style-name="T38">bool</text:span><text:span text:style-name="T35"> </text:span><text:span text:style-name="T39">Enabled</text:span><text:span text:style-name="T33">()</text:span></text:p>
      <text:p text:style-name="P107"/>
      <text:p text:style-name="P265">Returns a boolean indicating whether the Log service is enabled – true indicates the Log service is enable and available; false indicates the Log service is not enable and so not available.</text:p>
      <text:p text:style-name="P183"/>
      <text:p text:style-name="P183"/>
      <text:p text:style-name="P99"><text:span text:style-name="T35"><text:tab/>i</text:span><text:span text:style-name="T37">nt</text:span><text:span text:style-name="T35"> </text:span><text:span text:style-name="T37">Open</text:span><text:span text:style-name="T33">(</text:span></text:p>
      <text:p text:style-name="P96"><text:span text:style-name="T33"/></text:p>
      <text:p text:style-name="P132"><text:span text:style-name="T84"><text:tab/><text:tab/>logFileName,<text:tab/><text:tab/>- the name of the log file to be created and opened. <text:s/>This should be the <text:tab/><text:tab/><text:tab/><text:tab/><text:tab/> <text:s/>filename only – the path, prefix and extensions are added by the<text:line-break/><text:tab/><text:tab/><text:tab/><text:tab/><text:tab/> <text:s/>logging service. <text:s/>If the file already exists, the logging service will<text:line-break/><text:tab/><text:tab/><text:tab/><text:tab/><text:tab/> <text:s/>append a version number to the name if necessary (see </text:span><text:span text:style-name="T55">append</text:span><text:span text:style-name="T84"><text:line-break/><text:tab/><text:tab/><text:tab/><text:tab/><text:tab/> <text:s/>parameter below).</text:span></text:p>
      <text:p text:style-name="P132"/>
      <text:p text:style-name="P132"><text:tab/><text:tab/><text:span text:style-name="T91">append,<text:tab/><text:tab/>- flag (boolean) indicating whether the file should be opened in<text:line-break/><text:tab/><text:tab/><text:tab/><text:tab/><text:tab/> <text:s/>append mode (i.e. existing data is preserved) and new records<text:line-break/><text:tab/><text:tab/><text:tab/><text:tab/><text:tab/> <text:s/>written to the file appended, or whether a new file should be opened<text:line-break/><text:tab/><text:tab/><text:tab/><text:tab/><text:tab/> <text:s/>(with version number if necessary).</text:span></text:p>
      <text:p text:style-name="P132"/>
      <text:p text:style-name="P132"><text:tab/><text:tab/><text:span text:style-name="T92">timeStamps,<text:tab/><text:tab/>- flag (boolean) indicating whether timestamps should be written with<text:line-break/><text:tab/><text:tab/><text:tab/><text:tab/><text:tab/> <text:s/>each log file record.</text:span></text:p>
      <text:p text:style-name="P132"/>
      <text:p text:style-name="P132"><text:tab/><text:tab/><text:span text:style-name="T92">labels<text:tab/><text:tab/><text:tab/>- flag (boolean) indicating whether a (user-specified) label should be <text:tab/><text:tab/><text:tab/><text:tab/><text:tab/> <text:s/>written with each log record. <text:s/>This is useful when different types of<text:line-break/><text:tab/><text:tab/><text:tab/><text:tab/><text:tab/> <text:s/>logging data is being written to the same log file file.</text:span></text:p>
      <text:p text:style-name="P132"/>
      <text:p text:style-name="P116"><text:span text:style-name="T29"><text:tab/>delimiter<text:tab/><text:tab/>- (optional) string (usually single character) to be used as the field</text:span></text:p>
      <text:p text:style-name="P116"><text:tab/><text:tab/><text:tab/><text:tab/> <text:s/><text:span text:style-name="T29">delimiter in this log file. <text:s/>If </text:span><text:span text:style-name="T57">delimiter</text:span><text:span text:style-name="T29"> not provided the default<text:line-break/><text:tab/><text:tab/><text:tab/><text:tab/> <text:s/>delimiter</text:span><text:span text:style-name="T95"> </text:span><text:span text:style-name="T94">is used (as parameter to Start()).</text:span></text:p>
      <text:p text:style-name="P96"><text:span text:style-name="T33"><text:tab/>)</text:span></text:p>
      <text:p text:style-name="P105"/>
      <text:p text:style-name="P265"><text:span text:style-name="T98">Opens a log file. <text:s/>If the append parameter is true and a file name </text:span><text:span text:style-name="T58">logFilename</text:span><text:span text:style-name="T98"> exists, the existing file will be opened and the existing contents retained, otherwise a new file will be created and opened (not a <text:s/>Standard Log File - see description of Standard Log Files later in this document). </text:span></text:p>
      <text:p text:style-name="P266"><text:span text:style-name="T20">New log files are created at the path specified by the </text:span><text:span text:style-name="T56">outputPath</text:span><text:span text:style-name="T20"> parameter passed to the Start() function. <text:s/></text:span></text:p>
      <text:p text:style-name="P266"><text:span text:style-name="T20">The filename is prefixed by the </text:span><text:span text:style-name="T56">logfilePrefix</text:span><text:span text:style-name="T20"> parameter passed to the Start() function. </text:span></text:p>
      <text:p text:style-name="P266"><text:soft-page-break/><text:span text:style-name="T20">The file extension is based on the </text:span><text:span text:style-name="T56">delimiter</text:span><text:span text:style-name="T20"> parameter passed to the Start() function: if the delimiter is TAB or SPACE, the file extension is ".txt"; if the delimiter is COMMA the file extension is ".csv". <text:s/></text:span></text:p>
      <text:p text:style-name="P266"><text:span text:style-name="T20">If a file with the name as given by the </text:span><text:span text:style-name="T56">logFilename</text:span><text:span text:style-name="T20"> parameter already exists, and the </text:span><text:span text:style-name="T56">append</text:span><text:span text:style-name="T20"> parameter is false, a version number will be appended to the filename (before the extension). <text:s/></text:span></text:p>
      <text:p text:style-name="P266">The log file identifier (integer) is returned to the caller - a value of -1 indicates the log file was not opened successfully. <text:s/>Multiple log files can be open simultaneously – referenced by the identifier returned.</text:p>
      <text:p text:style-name="P106"/>
      <text:p text:style-name="P106"/>
      <text:p text:style-name="P97"><text:tab/><text:span text:style-name="T38">bool</text:span><text:span text:style-name="T35"> </text:span><text:span text:style-name="T38">Close</text:span><text:span text:style-name="T33">(</text:span></text:p>
      <text:p text:style-name="P133"><text:span text:style-name="T84"><text:tab/><text:tab/>logFileId,<text:tab/><text:tab/>- the identifier of the log file to be closed (as returned by Open())</text:span></text:p>
      <text:p text:style-name="P97"><text:span text:style-name="T38"><text:tab/></text:span><text:span text:style-name="T33">)</text:span></text:p>
      <text:p text:style-name="P106"/>
      <text:p text:style-name="P265"><text:span text:style-name="T99">Closes the log file specified by the </text:span><text:span text:style-name="T59">logFileId</text:span><text:span text:style-name="T99"> parameter (not a Standard Log File - see description of Standard Log Files later in this document). <text:s/>If the log file specified by the </text:span><text:span text:style-name="T59">logFileId</text:span><text:span text:style-name="T99"> parameter is open, it is flushed to disk and closed. <text:s/>The function returns a boolean indicating whether the file was closed successfully.</text:span></text:p>
      <text:p text:style-name="P195"/>
      <text:p text:style-name="P195"/>
      <text:p text:style-name="P98"><text:tab/><text:span text:style-name="T38">bool</text:span><text:span text:style-name="T35"> </text:span><text:span text:style-name="T39">Write</text:span><text:span text:style-name="T33">(</text:span></text:p>
      <text:p text:style-name="P134"><text:span text:style-name="T84"><text:tab/><text:tab/>logFileId,<text:tab/><text:tab/>- the identifier of the log file to be written</text:span></text:p>
      <text:p text:style-name="P134"/>
      <text:p text:style-name="P134"><text:tab/><text:tab/><text:span text:style-name="T99">logClass,<text:tab/><text:tab/>- string specifying the log class to be associated with the record to be<text:line-break/><text:tab/><text:tab/><text:tab/><text:tab/><text:tab/> <text:s/>written. <text:s/>Can be blank.</text:span></text:p>
      <text:p text:style-name="P134"/>
      <text:p text:style-name="P134"><text:tab/><text:tab/><text:span text:style-name="T99">logLevel,<text:tab/><text:tab/>- integer specifying the log level to be associated with the record to be<text:line-break/><text:tab/><text:tab/><text:tab/><text:tab/><text:tab/> <text:s/>written.</text:span></text:p>
      <text:p text:style-name="P134"/>
      <text:p text:style-name="P134"><text:tab/><text:tab/><text:span text:style-name="T99">logString,<text:tab/><text:tab/>- the string to be written to the log file.</text:span></text:p>
      <text:p text:style-name="P98"><text:span text:style-name="T38"><text:tab/></text:span><text:span text:style-name="T33">)</text:span></text:p>
      <text:p text:style-name="P183"/>
      <text:p text:style-name="P265">Write<text:span text:style-name="T99">s an unformatted record</text:span> to <text:span text:style-name="T99">the </text:span>specified log file. <text:s/><text:span text:style-name="T99">I</text:span>f <text:span text:style-name="T99">the Log service</text:span> is enabled and the specified log file is active, and <text:span text:style-name="T99">the log </text:span>class and <text:span text:style-name="T99">log </text:span>level <text:span text:style-name="T99">passed</text:span> are enabled (see <text:span text:style-name="T99">discussion of log classes and levels</text:span>), <text:span text:style-name="T99">the</text:span> string <text:span text:style-name="T99">is written to the file.</text:span></text:p>
      <text:p text:style-name="P266">The function returns a boolean indicating whether the record was written successfully. <text:s/>If an error occurred the log file will be disabled.</text:p>
      <text:p text:style-name="P196"/>
      <text:p text:style-name="P196"/>
      <text:p text:style-name="P104"><text:tab/></text:p>
      <text:p text:style-name="P189"><text:span text:style-name="T38"><text:tab/>bool</text:span><text:span text:style-name="T35"> </text:span><text:span text:style-name="T41">Put</text:span><text:span text:style-name="T33">(</text:span></text:p>
      <text:p text:style-name="P135"><text:span text:style-name="T84"><text:tab/><text:tab/>logFileId,<text:tab/><text:tab/>- the identifier of the log file to be written</text:span></text:p>
      <text:p text:style-name="P135"/>
      <text:p text:style-name="P135"><text:tab/><text:tab/><text:span text:style-name="T99">logClass,<text:tab/><text:tab/>- string specifying the log class to be associated with the record to be<text:line-break/><text:tab/><text:tab/><text:tab/><text:tab/><text:tab/> <text:s/>written. <text:s/>Can be blank.</text:span></text:p>
      <text:p text:style-name="P135"/>
      <text:p text:style-name="P135"><text:tab/><text:tab/><text:span text:style-name="T99">logLevel,<text:tab/><text:tab/>- integer specifying the log level to be associated with the record to be<text:line-break/><text:tab/><text:tab/><text:tab/><text:tab/><text:tab/> <text:s/>written.</text:span></text:p>
      <text:p text:style-name="P135"/>
      <text:p text:style-name="P135"><text:tab/><text:tab/><text:span text:style-name="T99">logString,<text:tab/><text:tab/>- the string to be written to the log file.</text:span></text:p>
      <text:p text:style-name="P185"><text:span text:style-name="T33">)</text:span></text:p>
      <text:p text:style-name="P184"/>
      <text:p text:style-name="P265">Write<text:span text:style-name="T121">s</text:span> a <text:span text:style-name="T121">minimally</text:span> formatted record to the specified log file. <text:s/><text:span text:style-name="T99">If the Log service is enabled and the specified log file is active, and the log class and log level passed are enabled (see discussion of log classes and levels), the string is written to the file. <text:s/></text:span></text:p>
      <text:p text:style-name="P266"><text:span text:style-name="T99">If labels are enabled for the log file, a label will be prepended to the record. <text:s/>The label text will be the </text:span><text:span text:style-name="T59">logClass</text:span><text:span text:style-name="T99"> parameter.</text:span></text:p>
      <text:p text:style-name="P266"><text:span text:style-name="T99">If timestamps are enabled for the log file, a formatted timestamp is prepended to the record. </text:span>T<text:span text:style-name="T122">he t</text:span>imestamp format is <text:span text:style-name="T52">yyyymmdd hh:mm:ss</text:span>.</text:p>
      <text:p text:style-name="P266">The function returns a boolean indicating whether the record was written successfully. <text:s/>If an error occurred the log file will be disabled.</text:p>
      <text:p text:style-name="P108"/>
      <text:p text:style-name="P108"/>
      <text:p text:style-name="P101"><text:tab/><text:span text:style-name="T38">bool</text:span><text:span text:style-name="T35"> </text:span><text:span text:style-name="T42">Debug</text:span><text:span text:style-name="T33">(</text:span></text:p>
      <text:p text:style-name="P136"><text:tab/><text:tab/><text:span text:style-name="T123">debugClass,<text:tab/><text:tab/>- string specifying the debug class to be associated with the record to<text:line-break/><text:tab/><text:tab/><text:tab/><text:tab/><text:tab/> <text:s/>be written. <text:s/>Can be blank.</text:span></text:p>
      <text:p text:style-name="P136"/>
      <text:p text:style-name="P136"><text:tab/><text:tab/><text:span text:style-name="T123">debugLevel,<text:tab/><text:tab/>- integer specifying the debug level to be associated with the record to<text:line-break/><text:tab/><text:tab/><text:tab/><text:tab/><text:tab/> <text:s/>be written.</text:span></text:p>
      <text:p text:style-name="P136"/>
      <text:p text:style-name="P136"><text:tab/><text:tab/><text:span text:style-name="T123">debugString,<text:tab/><text:tab/>- the string to be written to </text:span><text:span text:style-name="T80">stdout</text:span><text:span text:style-name="T123"> (and optionally to file)</text:span></text:p>
      <text:p text:style-name="P101"><text:span text:style-name="T38"><text:tab/></text:span><text:span text:style-name="T33">)</text:span></text:p>
      <text:p text:style-name="P108"/>
      <text:p text:style-name="P265">Writes <text:span text:style-name="T62">debugString</text:span> to stdout <text:span text:style-name="T123">and, i</text:span>f logging is active and so configured (via <text:span text:style-name="T123">p</text:span>rogram <text:span text:style-name="T123">o</text:span>ption <text:span text:style-name="T123">debug-to-file</text:span>), writes <text:span text:style-name="T62">debugString</text:span> to <text:span text:style-name="T123">the debug </text:span>log file.</text:p>
      <text:p text:style-name="P266">The function returns a boolean indicating whether the record was written successfully. <text:s/>If an error occurred <text:span text:style-name="T124">writing to the debug log file, </text:span>the log file will be disabled.</text:p>
      <text:p text:style-name="P108"/>
      <text:p text:style-name="P108"/>
      <text:p text:style-name="P104"><text:tab/></text:p>
      <text:p text:style-name="P189"><text:span text:style-name="T38"><text:tab/>bool</text:span><text:span text:style-name="T35"> </text:span><text:span text:style-name="T42">DebugWait</text:span><text:span text:style-name="T33">(</text:span></text:p>
      <text:p text:style-name="P136"><text:tab/><text:tab/><text:span text:style-name="T123">debugClass,<text:tab/><text:tab/>- string specifying the debug class to be associated with the record to<text:line-break/><text:tab/><text:tab/><text:tab/><text:tab/><text:tab/> <text:s/>be written. <text:s/>Can be blank.</text:span></text:p>
      <text:p text:style-name="P136"/>
      <text:p text:style-name="P136"><text:tab/><text:tab/><text:span text:style-name="T123">debugLevel,<text:tab/><text:tab/>- integer specifying the debug level to be associated with the record to<text:line-break/><text:tab/><text:tab/><text:tab/><text:tab/><text:tab/> <text:s/>be written.</text:span></text:p>
      <text:p text:style-name="P136"/>
      <text:p text:style-name="P136"><text:tab/><text:tab/><text:span text:style-name="T123">debugString,<text:tab/><text:tab/>- the string to be written to </text:span><text:span text:style-name="T80">stdout</text:span><text:span text:style-name="T123"> (and optionally to file)</text:span></text:p>
      <text:p text:style-name="P101"><text:span text:style-name="T38"><text:tab/></text:span><text:span text:style-name="T33">)</text:span></text:p>
      <text:p text:style-name="P92"/>
      <text:p text:style-name="P265">Writes <text:span text:style-name="T62">debugString</text:span> to stdout <text:span text:style-name="T123">and, i</text:span>f logging is active and so configured (via <text:span text:style-name="T123">p</text:span>rogram <text:span text:style-name="T123">o</text:span>ption <text:span text:style-name="T123">debug-to-file</text:span>), writes <text:span text:style-name="T62">debugString</text:span> to <text:span text:style-name="T123">the debug </text:span>log file, <text:span text:style-name="T124">then waits for user input.</text:span></text:p>
      <text:p text:style-name="P266">The function returns a boolean indicating whether the record was written successfully. <text:s/>If an error occurred <text:span text:style-name="T124">writing to the debug log file, </text:span>the log file will be disabled.</text:p>
      <text:p text:style-name="P109"/>
      <text:p text:style-name="P109"/>
      <text:p text:style-name="P102"><text:tab/><text:span text:style-name="T38">bool</text:span><text:span text:style-name="T35"> </text:span><text:span text:style-name="T43">Error</text:span><text:span text:style-name="T33">(</text:span></text:p>
      <text:p text:style-name="P137"><text:tab/><text:tab/><text:span text:style-name="T124">errorString,<text:tab/><text:tab/>- the string to be written to </text:span><text:span text:style-name="T80">stdout</text:span><text:span text:style-name="T123"> (and optionally to file)</text:span></text:p>
      <text:p text:style-name="P102"><text:span text:style-name="T38"><text:tab/></text:span><text:span text:style-name="T33">)</text:span></text:p>
      <text:p text:style-name="P109"/>
      <text:p text:style-name="P265">Writes <text:span text:style-name="T62">e</text:span><text:span text:style-name="T63">rror</text:span><text:span text:style-name="T62">String</text:span> to stdout <text:span text:style-name="T123">and, i</text:span>f logging is active and so configured (via <text:span text:style-name="T123">p</text:span>rogram <text:span text:style-name="T123">o</text:span>ption <text:span text:style-name="T123">errors-to-file</text:span>), writes <text:span text:style-name="T62">e</text:span><text:span text:style-name="T63">rror</text:span><text:span text:style-name="T62">String</text:span> to <text:span text:style-name="T123">the error </text:span>log file, <text:span text:style-name="T124">then waits for user input.</text:span></text:p>
      <text:p text:style-name="P266">The function returns a boolean indicating whether the record was written successfully. <text:s/>If an error occurred <text:span text:style-name="T124">writing to the error log file, </text:span>the log file will be disabled.</text:p>
      <text:p text:style-name="P110"/>
      <text:p text:style-name="P103"><text:tab/><text:span text:style-name="T44">void</text:span><text:span text:style-name="T35"> </text:span><text:span text:style-name="T44">Squawk</text:span><text:span text:style-name="T33">(</text:span></text:p>
      <text:p text:style-name="P138"><text:tab/><text:tab/><text:span text:style-name="T124">squawkString,<text:tab/><text:tab/>- the string to be written to </text:span><text:span text:style-name="T80">std</text:span><text:span text:style-name="T81">err</text:span></text:p>
      <text:p text:style-name="P103"><text:span text:style-name="T38"><text:tab/></text:span><text:span text:style-name="T33">)</text:span></text:p>
      <text:p text:style-name="P110"/>
      <text:p text:style-name="P267">Writes <text:span text:style-name="T64">squawkStr</text:span><text:span text:style-name="T62">ing</text:span> to std<text:span text:style-name="T125">err.</text:span></text:p>
      <text:p text:style-name="P110"/>
      <text:p text:style-name="P110"/>
      <text:p text:style-name="P103"><text:tab/><text:span text:style-name="T44">void</text:span><text:span text:style-name="T35"> </text:span><text:span text:style-name="T44">Say</text:span><text:span text:style-name="T33">(</text:span></text:p>
      <text:p text:style-name="P138"><text:tab/><text:tab/><text:span text:style-name="T125">sayClass,<text:tab/><text:tab/>- string specifying the log class to be associated with the record to<text:line-break/><text:tab/><text:tab/><text:tab/><text:tab/><text:tab/> <text:s/>be written. <text:s/>Can be blank.</text:span></text:p>
      <text:p text:style-name="P138"/>
      <text:p text:style-name="P138"><text:tab/><text:tab/><text:span text:style-name="T123">sayLevel,<text:tab/><text:tab/>- integer specifying the log level to be associated with the record to<text:line-break/><text:tab/><text:tab/><text:tab/><text:tab/><text:tab/> <text:s/>be written.</text:span></text:p>
      <text:p text:style-name="P138"/>
      <text:p text:style-name="P138"><text:tab/><text:tab/><text:span text:style-name="T123">sayString,<text:tab/><text:tab/>- the string to be written to </text:span><text:span text:style-name="T80">stdout</text:span></text:p>
      <text:p text:style-name="P103"><text:span text:style-name="T38"><text:tab/></text:span><text:span text:style-name="T33">)</text:span></text:p>
      <text:p text:style-name="P93"/>
      <text:p text:style-name="P267">Writes <text:span text:style-name="T64">say</text:span><text:span text:style-name="T62">String</text:span> to stdout<text:span text:style-name="T99">.</text:span></text:p>
      <text:p text:style-name="P253"/>
      <text:p text:style-name="P253"><text:span text:style-name="T142">T</text:span>he file<text:span text:style-name="T141">name</text:span> to which debug records are written <text:span text:style-name="T47">when Start() parameter “debugToLogfile” is true <text:s/></text:span>is <text:span text:style-name="T141">declared in constants.h – see the LOGFILE enum class and associate descriptor map LOGFILE_DESCRIPTOR. <text:s/>Currently the name is ‘Debug_Log’.</text:span></text:p>
      <text:h text:style-name="Heading_20_4" text:outline-level="4"><text:bookmark-start text:name="__RefHeading___Toc2360_3886335004"/><text:soft-page-break/>Extended Logging<text:bookmark-end text:name="__RefHeading___Toc2360_3886335004"/></text:h>
      <text:p text:style-name="P249">The Logging service was extended to support standard log files for Binary Star Evolution (SSE also uses the extended logging). <text:s/>The standard log files defined are:</text:p>
      <text:p text:style-name="P249"/>
      <text:list xml:id="list52541922" text:style-name="L11">
        <text:list-item>
          <text:p text:style-name="P250">BSE Be Binaries log file</text:p>
        </text:list-item>
        <text:list-item>
          <text:p text:style-name="P250">BSE Common Envelopes log file</text:p>
        </text:list-item>
        <text:list-item>
          <text:p text:style-name="P250">BSE Detailed Output log file</text:p>
        </text:list-item>
        <text:list-item>
          <text:p text:style-name="P250">BSE Double Compact Objects log file</text:p>
        </text:list-item>
        <text:list-item>
          <text:p text:style-name="P250">BSE Pulsar Evolution log file</text:p>
        </text:list-item>
        <text:list-item>
          <text:p text:style-name="P250">BSE RLOF Parameters log file</text:p>
        </text:list-item>
        <text:list-item>
          <text:p text:style-name="P250">BSE Supernovae log file</text:p>
        </text:list-item>
        <text:list-item>
          <text:p text:style-name="P250">BSE System Parameters log file</text:p>
        </text:list-item>
        <text:list-item>
          <text:p text:style-name="P250">SSE Parameters log file</text:p>
        </text:list-item>
      </text:list>
      <text:p text:style-name="P249">The Logging service maintains information about each of the standard log files, and will handle creating, opening, writing and closing the files. <text:s/><text:span text:style-name="T135">For each execution of the COMPAS program that evolves binary stars, one (and only one) of each of the log file listed above will be created, <text:s/>except for the Detailed Output log in which case there will be one log file created for each binary star evolved.</text:span></text:p>
      <text:p text:style-name="P249">The Log service provides the following public member functions specifically for managing standard log files:</text:p>
      <text:p text:style-name="P235"><text:span text:style-name="T31">void LogBinarySystemParameters(</text:span><text:span text:style-name="T93">Binary</text:span><text:span text:style-name="T31">) <text:s text:c="13"/></text:span></text:p>
      <text:p text:style-name="P233">void LogRLOFParameters(<text:span text:style-name="T93">Binary</text:span>) <text:s text:c="21"/></text:p>
      <text:p text:style-name="P233">void LogDoubleCompactObject(<text:span text:style-name="T93">Binary</text:span>) <text:s text:c="16"/></text:p>
      <text:p text:style-name="P233">void LogCommonEnvelope(<text:span text:style-name="T93">Binary</text:span>) <text:s text:c="21"/></text:p>
      <text:p text:style-name="P233">void LogBeBinary(<text:span text:style-name="T93">Binary</text:span>) <text:s text:c="27"/></text:p>
      <text:p text:style-name="P233">void LogPulsarEvolutionParameters(<text:span text:style-name="T93">Binary</text:span>) <text:s text:c="10"/></text:p>
      <text:p text:style-name="P234"><text:span text:style-name="T31">void LogSupernovaDetails(</text:span><text:span text:style-name="T93">Binary</text:span><text:span text:style-name="T31">) </text:span><text:s text:c="19"/></text:p>
      <text:p text:style-name="P232"/>
      <text:p text:style-name="P232">void LogDetailedOutput(<text:span text:style-name="T93">Binary, Id</text:span>) <text:s text:c="5"/></text:p>
      <text:p text:style-name="P236"><text:span text:style-name="T31">void LogSingleStarParameters(</text:span><text:span text:style-name="T97">S</text:span><text:span text:style-name="T93">tar, Id</text:span><text:span text:style-name="T31">) <text:s/></text:span><text:s text:c="4"/></text:p>
      <text:p text:style-name="P249"/>
      <text:p text:style-name="P249">Each of the BSE functions is passed a pointer to the binary star for which details are to be logged, and in the case of the Detailed Output log file, an integer identifier (typically the loop index of the binary star) that is appended to the log file name.</text:p>
      <text:p text:style-name="P238"><text:span text:style-name="T135">The S</text:span>SE function is passed a pointer to the <text:span text:style-name="T135">single</text:span> star for which details are to be logged, and an integer identifier (typically the loop index of the star) that is appended to the log file name.</text:p>
      <text:p text:style-name="P239">Each of the functions listed above will, if necessary, create and open the appropriate log file. <text:s/><text:span text:style-name="T136">Internally the Log service opens (creates first if necessary) once at first use, and keeps the files open for the life of the program.</text:span></text:p>
      <text:p text:style-name="P128"><text:soft-page-break/>The Log service provides <text:span text:style-name="T136">a further </text:span>two <text:span text:style-name="T136">functions to manage standard log files:</text:span></text:p>
      <text:p text:style-name="P117"/>
      <text:p text:style-name="P165"><text:tab/><text:span text:style-name="T151">bool CloseStandardFile(</text:span><text:span text:style-name="T152">LogFile</text:span><text:span text:style-name="T151">)</text:span></text:p>
      <text:p text:style-name="P263"/>
      <text:p text:style-name="P263"><text:tab/><text:span text:style-name="T150">Flushes and closes the specified standard log file. <text:s/>T</text:span>he function returns a boolean indicating <text:tab/>whether the <text:span text:style-name="T150">log file was closed</text:span> successfully.</text:p>
      <text:p text:style-name="P166"><text:tab/></text:p>
      <text:p text:style-name="P166"/>
      <text:p text:style-name="P166"><text:tab/><text:span text:style-name="T151">bool CloseAllStandardFiles()</text:span></text:p>
      <text:p text:style-name="P263"/>
      <text:p text:style-name="P263"><text:tab/><text:span text:style-name="T150">Flushes and closes all currently open standard log files. <text:s/>T</text:span>he function returns a boolean I<text:tab/><text:span text:style-name="T150">i</text:span>ndicating whether <text:span text:style-name="T150">all standard log files were closed</text:span> successfully.</text:p>
      <text:p text:style-name="P291">Standard log file names are supplied via program options, with default values declared in constants.h.</text:p>
      <text:h text:style-name="Heading_20_5" text:outline-level="5"><text:bookmark-start text:name="__RefHeading___Toc2714_3886335004"/>Standard Log File Record Specifiers<text:bookmark-end text:name="__RefHeading___Toc2714_3886335004"/></text:h>
      <text:p text:style-name="P249">Each standard log file has an associated log file record specifier that defines what data are to be written to the log files. <text:s/>Each record specifier is a list of known <text:span text:style-name="T139">properties</text:span> that are to be written as the log record for the log file associated with the record specifier. <text:s/>Default record specifiers for each of the standard log files are declared in constants.h. <text:s/>The standard log file record specifiers can be defined by the user at run-time (see <text:span text:style-name="T52">Standard Log File Record Specifi</text:span><text:span text:style-name="T60">cation</text:span> below).</text:p>
      <text:p text:style-name="P249"><text:span text:style-name="T139">Three</text:span> lists of known <text:span text:style-name="T139">properties</text:span> are declared in constants.h: one list for <text:span text:style-name="T137">stellar</text:span> <text:span text:style-name="T139">properties</text:span> (see constants.h STAR_PROPER<text:span text:style-name="T137">T</text:span>Y enum class and associate label map STAR_PROPERTY_LABEL), another for <text:span text:style-name="T137">binary</text:span> <text:span text:style-name="T139">properties</text:span> (see constants.h <text:span text:style-name="T137">BINARY_PROPERTY enum class and associate label map BINARY_PROPERTY_LABEL), and the final list for program options (see constants.h PROGRAM_OPTION enum class and associated label map PROGRAM_OPTION_LABEL). <text:s/>These are lists of known properties from which the standard log file record specifiers are constructed.</text:span></text:p>
      <text:p text:style-name="P252">When specifying known properties, the property name must be prefixed with the property type. <text:s/>Valid property types are declared in constants.h – see the PROPERTY_TYPE enum class and associated label map PROPERTY_TYPE_LABEL. <text:s/>The current list of valid property types available for use is:</text:p>
      <text:list xml:id="list1762088663" text:style-name="L12">
        <text:list-item>
          <text:p text:style-name="P170"><text:span text:style-name="T4">STAR_PROPERTY</text:span></text:p>
        </text:list-item>
        <text:list-item>
          <text:p text:style-name="P140">STAR_1_PROPERTY</text:p>
        </text:list-item>
        <text:list-item>
          <text:p text:style-name="P140">STAR_2_PROPERTY</text:p>
        </text:list-item>
        <text:list-item>
          <text:p text:style-name="P140">SUPERNOVA_PROPERTY</text:p>
        </text:list-item>
        <text:list-item>
          <text:p text:style-name="P140">COMPANION_PROPERTY</text:p>
        </text:list-item>
        <text:list-item>
          <text:p text:style-name="P140">BINARY_PROPERTY</text:p>
        </text:list-item>
        <text:list-item>
          <text:p text:style-name="P140">PROGRAM_OPTION</text:p>
        </text:list-item>
      </text:list>
      <text:p text:style-name="P139"/>
      <text:p text:style-name="P249">The stellar property types (all types except BINARY_PROPERTY AND PROGRAM_OPTION) must be paired with properties from the stellar property list, the binary property type BINARY_PROPERTY with properties from the binary property list, and the program option <text:span text:style-name="T140">type PROGRAM_OPTION with properties from the program option property list.</text:span></text:p>
      <text:h text:style-name="P74" text:outline-level="5"><text:bookmark-start text:name="__RefHeading___Toc2716_3886335004"/>STANDARD LOG FILE RECORD SPECIFICATION<text:bookmark-end text:name="__RefHeading___Toc2716_3886335004"/></text:h>
      <text:p text:style-name="P153"/>
      <text:p text:style-name="P249">The standard log file record specific<text:span text:style-name="T137">iers can be changed at run-time by supplying a definitions file via program option ‘logfile-definitions’ (see </text:span><text:span text:style-name="T60">Program Options</text:span><text:span text:style-name="T137"> above).</text:span></text:p>
      <text:p text:style-name="P249"><text:span text:style-name="T51">T</text:span>he syntax of the definitions file is fairly simple. <text:s/>The definitions file is expected to contain zero or more log file record specifications, as explained below.</text:p>
      <text:p text:style-name="P249">For the following specification:</text:p>
      <text:p text:style-name="P153"/>
      <text:p text:style-name="P150"><text:s text:c="5"/>::= <text:s text:c="2"/><text:span text:style-name="T3">means "expands to" or "is defined as"</text:span></text:p>
      <text:p text:style-name="P150"><text:s text:c="4"/>{ x } <text:s/><text:span text:style-name="T11">mean</text:span><text:span text:style-name="T10">s</text:span><text:span text:style-name="T3"> </text:span><text:span text:style-name="T10">(possible) repetition: x may appear </text:span><text:span text:style-name="T3">zero or more </text:span><text:span text:style-name="T10">times</text:span></text:p>
      <text:p text:style-name="P150"><text:s text:c="4"/><text:span text:style-name="T73">[</text:span> x <text:span text:style-name="T73">]</text:span> <text:s/><text:span text:style-name="T10">means x is optional: </text:span><text:span text:style-name="T11">x </text:span><text:span text:style-name="T10">may appear, or not</text:span></text:p>
      <text:p text:style-name="P150"><text:s text:c="4"/>&lt;name&gt; <text:span text:style-name="T9">i</text:span><text:span text:style-name="T3">s a </text:span><text:span text:style-name="T9">term (</text:span><text:span text:style-name="T3">expression</text:span><text:span text:style-name="T9">)</text:span></text:p>
      <text:p text:style-name="P150"><text:s text:c="4"/>"abc" <text:s/><text:span text:style-name="T3">means literal string "abc"</text:span></text:p>
      <text:p text:style-name="P150"><text:s text:c="6"/>| <text:s text:c="3"/><text:span text:style-name="T3">means "or"</text:span></text:p>
      <text:p text:style-name="P150"><text:s text:c="6"/># <text:s text:c="3"/><text:span text:style-name="T3">i</text:span><text:span text:style-name="T8">ndicates the start of</text:span><text:span text:style-name="T3"> a comment</text:span></text:p>
      <text:p text:style-name="P153"/>
      <text:p text:style-name="P153">Logfile Definitions File specification:</text:p>
      <text:p text:style-name="P148"/>
      <text:p text:style-name="P148">&lt;<text:span text:style-name="T51">def_</text:span>file&gt; <text:s text:c="2"/>::= { &lt;rec_spec&gt; }</text:p>
      <text:p text:style-name="P148"/>
      <text:p text:style-name="P148">&lt;rec_spec&gt; <text:s text:c="2"/>::= <text:span text:style-name="T51">&lt;</text:span>rec_name&gt; &lt;op&gt; "{" { &lt;prop<text:span text:style-name="T74">s</text:span>_<text:span text:style-name="T74">list</text:span>&gt; } "}" &lt;<text:span text:style-name="T74">spec_</text:span>delim&gt;</text:p>
      <text:p text:style-name="P148"/>
      <text:p text:style-name="P148">&lt;rec_name&gt; <text:s text:c="2"/>::= "SSE_PARMS_REC" <text:s text:c="6"/>|<text:tab/><text:tab/><text:tab/><text:tab/><text:span text:style-name="T53"># </text:span><text:span text:style-name="T54">S</text:span><text:span text:style-name="T53">SE only</text:span></text:p>
      <text:p text:style-name="P148"><text:s text:c="17"/>"BSE_SYSPARMS_REC" <text:s text:c="3"/>|<text:tab/><text:tab/><text:tab/><text:tab/><text:span text:style-name="T53"># BSE only</text:span></text:p>
      <text:p text:style-name="P148"><text:s text:c="17"/>"BSE_DCO_REC" <text:s text:c="8"/>|<text:tab/><text:tab/><text:tab/><text:tab/><text:span text:style-name="T53"># BSE only</text:span></text:p>
      <text:p text:style-name="P148"><text:s text:c="17"/>"BSE_SNE_REC" <text:s text:c="8"/>|<text:tab/><text:tab/><text:tab/><text:tab/><text:span text:style-name="T53"># BSE only</text:span></text:p>
      <text:p text:style-name="P148"><text:s text:c="17"/>"BSE_CEE_REC" <text:s text:c="8"/>|<text:tab/><text:tab/><text:tab/><text:tab/><text:span text:style-name="T53"># BSE only</text:span></text:p>
      <text:p text:style-name="P148"><text:s text:c="17"/>"BSE_RLOF_REC" <text:s text:c="7"/>|<text:tab/><text:tab/><text:tab/><text:tab/><text:span text:style-name="T53"># BSE only</text:span></text:p>
      <text:p text:style-name="P148"><text:s text:c="17"/>"BSE_BE_BINARIES_REC" |<text:tab/><text:tab/><text:tab/><text:tab/><text:span text:style-name="T53"># BSE only</text:span></text:p>
      <text:p text:style-name="P148"><text:s text:c="17"/>"BSE_PULSARS_REC" <text:s text:c="4"/>|<text:tab/><text:tab/><text:tab/><text:tab/><text:span text:style-name="T53"># BSE only</text:span></text:p>
      <text:p text:style-name="P148"><text:s text:c="17"/>"BSE_DETAILED_REC"<text:tab/><text:tab/><text:tab/><text:tab/><text:tab/><text:span text:style-name="T53"># BSE only</text:span></text:p>
      <text:p text:style-name="P148"/>
      <text:p text:style-name="P148">&lt;op&gt; <text:s text:c="8"/>::= "=" | "+=" | "-="</text:p>
      <text:p text:style-name="P148"/>
      <text:p text:style-name="P149">&lt;props_list&gt; ::= &lt;prop_spec&gt; [ &lt;prop_delim&gt; &lt;props_list&gt; ]</text:p>
      <text:p text:style-name="P149"/>
      <text:p text:style-name="P148">&lt;prop_spec&gt; <text:s/>::= &lt;prop_type&gt; "::" &lt;prop_name&gt; &lt;delim&gt;</text:p>
      <text:p text:style-name="P148"/>
      <text:p text:style-name="P148">&lt;<text:span text:style-name="T74">spec_</text:span>delim&gt; ::= " " | EOL</text:p>
      <text:p text:style-name="P148"/>
      <text:p text:style-name="P148">&lt;<text:span text:style-name="T74">prop_</text:span>delim&gt; ::= "," | <text:span text:style-name="T74">&lt;spec_delim&gt;</text:span></text:p>
      <text:p text:style-name="P148"/>
      <text:p text:style-name="P148">&lt;prop_type&gt; <text:s/>::= "STAR_PROPERTY" <text:s text:c="5"/>|<text:tab/><text:tab/><text:tab/><text:tab/><text:span text:style-name="T53"># </text:span><text:span text:style-name="T54">S</text:span><text:span text:style-name="T53">SE only</text:span></text:p>
      <text:p text:style-name="P148"><text:s text:c="17"/>"STAR_1_PROPERTY" <text:s text:c="3"/>|<text:tab/><text:tab/><text:tab/><text:tab/><text:span text:style-name="T53"># BSE only</text:span></text:p>
      <text:p text:style-name="P148"><text:s text:c="17"/>"STAR_2_PROPERTY" <text:s text:c="3"/>|<text:tab/><text:tab/><text:tab/><text:tab/><text:span text:style-name="T53"># BSE only</text:span></text:p>
      <text:p text:style-name="P148"><text:s text:c="17"/>"SUPERNOVA_PROPERTY" |<text:tab/><text:tab/><text:tab/><text:tab/><text:span text:style-name="T53"># BSE only</text:span></text:p>
      <text:p text:style-name="P148"><text:s text:c="17"/>"COMPANION_PROPERTY" |<text:tab/><text:tab/><text:tab/><text:tab/><text:span text:style-name="T53"># BSE only</text:span></text:p>
      <text:p text:style-name="P148"><text:s text:c="17"/>"BINARY_PROPERTY" <text:s text:c="3"/>|<text:tab/><text:tab/><text:tab/><text:tab/><text:span text:style-name="T53"># BSE only</text:span></text:p>
      <text:p text:style-name="P148"><text:s text:c="17"/>"PROGRAM_OPTION" <text:s text:c="5"/><text:tab/><text:tab/><text:tab/><text:tab/><text:span text:style-name="T53"># </text:span><text:span text:style-name="T54">SSE or </text:span><text:span text:style-name="T53">BSE</text:span></text:p>
      <text:p text:style-name="P148"/>
      <text:p text:style-name="P148">&lt;prop_name&gt; <text:s/>::= valid property name for specified property type</text:p>
      <text:p text:style-name="P148"><text:s text:c="17"/><text:span text:style-name="T65">(</text:span>see definitions in constants.h<text:span text:style-name="T65">)</text:span></text:p>
      <text:p text:style-name="P249"><text:soft-page-break/>The file may contain comments. <text:s/>Comments are denoted by the hash/pound character ('#'). <text:s/>The hash character and any text following it on the line in which the hash character appears is ignored by the parser. <text:s/>The hash character can appear anywhere on a line - if it is the first character then the entire line is a comment and ignored by the <text:span text:style-name="T65">parser</text:span>, or it can follow valid symbols on a line, in which case the symbols before the hash character are parsed and interpreted by the parser.</text:p>
      <text:p text:style-name="P249">A log file record is initially set to its default value (the default log file record specifications are defined in <text:span text:style-name="T138">constants.h</text:span>). <text:s/>The definitions file informs the code as to the modifications to the default values the user wants. <text:s/><text:span text:style-name="T66">This means that the definitions log file is not mandatory, and if the definitions file is not present, or contains no valid record specifiers, the log file record definitions will remain at their default values.</text:span></text:p>
      <text:p text:style-name="P249">The assignment operator given in a record specification (<text:span text:style-name="T67">&lt;op&gt;</text:span> in the file specification above) can be one of <text:span text:style-name="T67">“=”</text:span>, <text:span text:style-name="T67">“+=”</text:span>, and <text:span text:style-name="T67">“-=”</text:span>. <text:s/>The meanings of these are:</text:p>
      <text:p text:style-name="P156"/>
      <text:p text:style-name="P289"><text:span text:style-name="T67">“=”</text:span> means that the record specifier should be assigned the list of properties specified in the braced-list following the <text:span text:style-name="T67">“=”</text:span> operator. <text:s/>The value of the record specifier prior to the assignment is discarded, and the new value set as described.</text:p>
      <text:p text:style-name="P290"/>
      <text:p text:style-name="P290"><text:span text:style-name="T67">“+=”</text:span> means that the list of properties specified in the braced-list following the <text:span text:style-name="T67">“</text:span><text:span text:style-name="T68">+</text:span><text:span text:style-name="T67">=”</text:span> operator <text:span text:style-name="T69">should be appended to the existing value of the record specifier. <text:s/>Note that the new </text:span>properties are appended to the existing list, so will appear at the end of the list (properties are printed in the order they appear in the list).</text:p>
      <text:p text:style-name="P290"/>
      <text:p text:style-name="P290"><text:span text:style-name="T67">“-=”</text:span> means that the list of properties specified in the braced-list following the <text:span text:style-name="T67">“-=”</text:span> operator <text:span text:style-name="T69">should be subtracted from the existing value of the record specifier</text:span>.</text:p>
      <text:p text:style-name="P156"/>
      <text:p text:style-name="P157"/>
      <text:p text:style-name="P157">Example <text:span text:style-name="T49">Log File Definitions File</text:span>:</text:p>
      <text:p text:style-name="P157"/>
      <text:p text:style-name="P145">SSE_PARMS_REC <text:span text:style-name="T69">= { STAR_PROPERTY::RANDOM_SEED, </text:span></text:p>
      <text:p text:style-name="P144"><text:s text:c="18"/>STAR_PROPERTY::RADIUS, STAR_PROPERTY::MASS,</text:p>
      <text:p text:style-name="P144"><text:s text:c="18"/>STAR_PROPERTY::LUMINOSITY }</text:p>
      <text:p text:style-name="P145"/>
      <text:p text:style-name="P145"/>
      <text:p text:style-name="P145">BSE_PULSARS_REC <text:span text:style-name="T69">+= { STAR_1_PROPERTY::LUMINOSITY</text:span></text:p>
      <text:p text:style-name="P145"><text:s text:c="21"/><text:span text:style-name="T69">STAR_2_PROPERTY::CORE_MASS</text:span></text:p>
      <text:p text:style-name="P145"><text:s text:c="21"/><text:span text:style-name="T70">BINARY_PROPERTY::SEMI_MAJOR_AXIS_PRIME_RSOL</text:span></text:p>
      <text:p text:style-name="P145"><text:s text:c="21"/><text:span text:style-name="T70">COMPANION_PROPERTY::RADIUS }</text:span></text:p>
      <text:p text:style-name="P145"/>
      <text:p text:style-name="P146">BSE_PULSARS_REC -= { SUPERNOVA_PROPERTY::TEMPERATURE }</text:p>
      <text:p text:style-name="P146"/>
      <text:p text:style-name="P146">BSE_PULSARS_REC += { PROGRAM_OPTION::KICK_VELOCITY_DISTRIBUTION_SIGMA_CCSN_NS,</text:p>
      <text:p text:style-name="P146"><text:s text:c="21"/>BINARY_PROPERTY::ORBITAL_VELOCITY }</text:p>
      <text:p text:style-name="P148"/>
      <text:p text:style-name="P154"/>
      <text:p text:style-name="P249">The record specifications in the definitions file are processed individually in the sequence they appear in the file, <text:span text:style-name="T72">and are cumulative: for record specifications pertaining to the same record name, the output of earlier specifications is input to later specifications.</text:span></text:p>
      <text:p text:style-name="P152"><text:soft-page-break/></text:p>
      <text:p text:style-name="P152">For each record specification:</text:p>
      <text:p text:style-name="P154"/>
      <text:list xml:id="list924864310" text:style-name="L6">
        <text:list-item>
          <text:p text:style-name="P237">Properties requested to be added to an existing record specification that already exist in that record specification are ignore<text:span text:style-name="T71">d</text:span>. <text:s text:c="2"/><text:span text:style-name="T71">P</text:span>roperties will not appear in <text:span text:style-name="T71">a</text:span> record specification twice.</text:p>
        </text:list-item>
      </text:list>
      <text:p text:style-name="P155"/>
      <text:list xml:id="list185814840926754" text:continue-numbering="true" text:style-name="L6">
        <text:list-item>
          <text:p text:style-name="P151">Properties requested to be <text:span text:style-name="T71">subtracted from</text:span> an existing record specification that <text:span text:style-name="T71">do not</text:span> exist in that record specification are ignore<text:span text:style-name="T71">d</text:span>.</text:p>
        </text:list-item>
      </text:list>
      <text:p text:style-name="P154"/>
      <text:p text:style-name="P158">Note that neither of those circumstances will cause a parse error f<text:span text:style-name="T72">o</text:span>r the definitions file – in both cases the user’s intent <text:span text:style-name="T72">is</text:span> satisfied.</text:p>
      <text:p text:style-name="P163"/>
      <text:p text:style-name="P168"/>
      <text:p text:style-name="P167"/>
      <text:h text:style-name="P72" text:outline-level="3"><text:bookmark-start text:name="__RefHeading___Toc2362_3886335004"/>L<text:span text:style-name="T89">OGGING </text:span>&amp; DEBUGGING MACROS<text:bookmark-end text:name="__RefHeading___Toc2362_3886335004"/></text:h>
      <text:h text:style-name="Heading_20_4" text:outline-level="4"><text:bookmark-start text:name="__RefHeading___Toc2364_3886335004"/>Logging Macros<text:bookmark-end text:name="__RefHeading___Toc2364_3886335004"/></text:h>
      <text:p text:style-name="P143"><text:span text:style-name="T103">The following macros are provide for logging:</text:span></text:p>
      <text:p text:style-name="P23"/>
      <text:p text:style-name="P23"/>
      <text:p text:style-name="P49">LOG(<text:span text:style-name="T30">id, </text:span>…)</text:p>
      <text:p text:style-name="P25"><text:span text:style-name="T21">Writes log record to log file specified by “id”. <text:s/></text:span>Use:</text:p>
      <text:p text:style-name="P25"/>
      <text:p text:style-name="P30">LOG(<text:span text:style-name="T30">id, </text:span>string)<text:tab/><text:tab/>writes “string” to log file <text:span text:style-name="T30">specified by “id”</text:span></text:p>
      <text:p text:style-name="P25"/>
      <text:p text:style-name="P30">LOG(<text:span text:style-name="T30">id, </text:span>level, string)<text:tab/><text:tab/>writes “string” to log file <text:span text:style-name="T30">specified by “id” i</text:span>f “level” is &lt;= “<text:span text:style-name="T30">id</text:span>” in<text:line-break/><text:tab/><text:tab/><text:tab/><text:tab/>Start()</text:p>
      <text:p text:style-name="P25"/>
      <text:p text:style-name="P30">LOG(<text:span text:style-name="T30">id, </text:span>class, level, string)<text:tab/>writes “string” to log file <text:span text:style-name="T30">specified by “id”</text:span> </text:p>
      <text:p text:style-name="P30"><text:tab/><text:tab/><text:tab/><text:tab/><text:tab/>if “class” is in “logClasses” in Start() and </text:p>
      <text:p text:style-name="P30"><text:tab/><text:tab/><text:tab/><text:tab/><text:tab/>if “level” is &lt;= “logLevel” in Start()</text:p>
      <text:p text:style-name="P25"/>
      <text:p text:style-name="P32">default “class” is “”; default “level” is 0</text:p>
      <text:p text:style-name="P32"/>
      <text:p text:style-name="P32">Examples:</text:p>
      <text:p text:style-name="P32"/>
      <text:p text:style-name="P32"><text:tab/>LOG(<text:span text:style-name="T30">SSEfileId, </text:span>“This is a log record”);</text:p>
      <text:p text:style-name="P34"><text:tab/>LOG(<text:span text:style-name="T47">OutputFile2Id, </text:span>“The value of x is “ &lt;&lt; x &lt;&lt; “ km”);</text:p>
      <text:p text:style-name="P34"><text:tab/>LOG(<text:span text:style-name="T47">MyLogfileId, </text:span>2, “Log string”);</text:p>
      <text:p text:style-name="P34"><text:tab/>LOG(<text:span text:style-name="T30">SSEfileId, </text:span>“CHeB”, 4, “This is a CHeB only log record”);</text:p>
      <text:p text:style-name="P32"/>
      <text:p text:style-name="P32"/>
      <text:p text:style-name="P32"/>
      <text:p text:style-name="P141"/>
      <text:p text:style-name="P187">LOG_ID(<text:span text:style-name="T47">id, </text:span>…)</text:p>
      <text:p text:style-name="P32"><text:span text:style-name="T21">Writes log record prepended with calling function name to log file. <text:s/></text:span>Use:</text:p>
      <text:p text:style-name="P32"/>
      <text:p text:style-name="P31">LOG_ID(<text:span text:style-name="T47">id</text:span>)<text:tab/><text:tab/><text:tab/><text:tab/>writes name of calling function to log file <text:span text:style-name="T30">specified by “id”</text:span> </text:p>
      <text:p text:style-name="P26"/>
      <text:p text:style-name="P26">LOG_ID(<text:span text:style-name="T47">id, </text:span>string)<text:tab/><text:tab/><text:tab/>writes “string” prepended with name of calling function to log</text:p>
      <text:p text:style-name="P31"><text:tab/><text:tab/><text:tab/><text:tab/><text:tab/>file <text:span text:style-name="T30">specified by “id”</text:span> </text:p>
      <text:p text:style-name="P26"/>
      <text:p text:style-name="P26">LOG_<text:span text:style-name="T20">ID</text:span>(<text:span text:style-name="T47">id, </text:span>level, string)<text:tab/><text:tab/>writes “string” prepended with name of calling function to log</text:p>
      <text:p text:style-name="P31"><text:tab/><text:tab/><text:tab/><text:tab/><text:tab/>file <text:span text:style-name="T30">specified by “id”</text:span> if “level” is &lt;= “logLevel” in Start()</text:p>
      <text:p text:style-name="P26"/>
      <text:p text:style-name="P26">LOG_<text:span text:style-name="T20">ID</text:span>(<text:span text:style-name="T47">id, </text:span>class, level, string)<text:tab/>writes “string” prepended with name of calling function to log</text:p>
      <text:p text:style-name="P31"><text:tab/><text:tab/><text:tab/><text:tab/><text:tab/>file <text:span text:style-name="T30">specified by “id”</text:span> </text:p>
      <text:p text:style-name="P31"><text:tab/><text:tab/><text:tab/><text:tab/><text:tab/>if “class” is in “logClasses” in Start() and </text:p>
      <text:p text:style-name="P31"><text:tab/><text:tab/><text:tab/><text:tab/><text:tab/>if “level” <text:span text:style-name="T47">i</text:span>s &lt;= “logLevel” in Start()</text:p>
      <text:p text:style-name="P27"/>
      <text:p text:style-name="P33">default “class” is “”; default “level” is 0</text:p>
      <text:p text:style-name="P33"/>
      <text:p text:style-name="P33">Examples:</text:p>
      <text:p text:style-name="P33"/>
      <text:p text:style-name="P33"><text:tab/><text:span text:style-name="T21">LOG_ID(Outf1Id)</text:span></text:p>
      <text:p text:style-name="P35"><text:tab/>LOG_<text:span text:style-name="T21">ID</text:span>(<text:span text:style-name="T21">Outf2Id, </text:span>“This is a log record”);</text:p>
      <text:p text:style-name="P35"><text:tab/>LOG_<text:span text:style-name="T21">ID</text:span>(<text:span text:style-name="T47">MyLogfileId, </text:span>“The value of x is “ &lt;&lt; x &lt;&lt; “ km”);</text:p>
      <text:p text:style-name="P35"><text:tab/>LOG_<text:span text:style-name="T21">ID</text:span>(<text:span text:style-name="T47">OutputFile2Id, </text:span>2, “Log string”);</text:p>
      <text:p text:style-name="P35"><text:tab/>LOG_<text:span text:style-name="T21">ID</text:span>(<text:span text:style-name="T47">CHeBfileId, </text:span>“CHeB”, 4, “This is a CHeB only log record”);</text:p>
      <text:p text:style-name="P25"/>
      <text:p text:style-name="P26"/>
      <text:p text:style-name="P50">LOG_IF(<text:span text:style-name="T47">id, </text:span>cond, …)</text:p>
      <text:p text:style-name="P27"><text:span text:style-name="T21">Writes log record to log file if the condition given by “cond” is met. <text:s/></text:span>Use:</text:p>
      <text:p text:style-name="P27"/>
      <text:p text:style-name="P31">LOG_<text:span text:style-name="T22">IF</text:span>(<text:span text:style-name="T47">id, cond, </text:span>string)<text:tab/><text:tab/><text:tab/>writes “string” to log file <text:span text:style-name="T30">specified by “id”</text:span> </text:p>
      <text:p text:style-name="P38"><text:tab/><text:tab/><text:tab/><text:tab/><text:tab/><text:tab/>if “cond” is true</text:p>
      <text:p text:style-name="P28"/>
      <text:p text:style-name="P31">LOG_<text:span text:style-name="T22">IF</text:span>(<text:span text:style-name="T47">id, cond, </text:span>level, string)<text:tab/><text:tab/>writes “string” to log file <text:span text:style-name="T30">specified by “id”</text:span> </text:p>
      <text:p text:style-name="P31"><text:tab/><text:tab/><text:tab/><text:tab/><text:tab/><text:tab/>if “<text:span text:style-name="T22">cond” is true and </text:span></text:p>
      <text:p text:style-name="P31"><text:span text:style-name="T22"><text:tab/><text:tab/><text:tab/><text:tab/><text:tab/><text:tab/>if </text:span>“level” is &lt;= “logLevel” in Start()</text:p>
      <text:p text:style-name="P27"/>
      <text:p text:style-name="P31">LOG_<text:span text:style-name="T22">IF</text:span>(<text:span text:style-name="T47">id, cond, </text:span>class, level, string)<text:tab/>writes “string” to log file <text:span text:style-name="T30">specified by “id”</text:span> </text:p>
      <text:p text:style-name="P31"><text:tab/><text:tab/><text:tab/><text:tab/><text:tab/><text:tab/>if “<text:span text:style-name="T22">cond” is true and </text:span></text:p>
      <text:p text:style-name="P31"><text:span text:style-name="T22"><text:tab/><text:tab/><text:tab/><text:tab/><text:tab/><text:tab/>if </text:span>“class” is in “logClasses” in Start() and </text:p>
      <text:p text:style-name="P31"><text:tab/><text:tab/><text:tab/><text:tab/><text:tab/><text:tab/>if “level” is &lt;= “logLevel” in Start()</text:p>
      <text:p text:style-name="P27"/>
      <text:p text:style-name="P33">“<text:span text:style-name="T22">cond” is any logical statement and is required; </text:span>default “class” is “”; default “level” is 0</text:p>
      <text:p text:style-name="P33"/>
      <text:p text:style-name="P33">Examples:</text:p>
      <text:p text:style-name="P33"/>
      <text:p text:style-name="P35"><text:tab/>LOG_<text:span text:style-name="T22">IF</text:span>(<text:span text:style-name="T47">MyLogfileId, a &gt; 1.0, </text:span>“This is a log record”);</text:p>
      <text:p text:style-name="P35"><text:tab/>LOG(<text:span text:style-name="T30">SSEfileId, (b == c &amp;&amp; a &gt; x), </text:span>“The value of x is “ &lt;&lt; x &lt;&lt; “ km”);</text:p>
      <text:p text:style-name="P35"><text:tab/>LOG(<text:span text:style-name="T47">CHeBfileId, flag, </text:span>2, “Log string”);</text:p>
      <text:p text:style-name="P35"><text:tab/>LOG(<text:span text:style-name="T30">SSEfileId, (x &gt;= y), </text:span>“CHeB”, 4, “This is a CHeB only log record”);</text:p>
      <text:p text:style-name="P37"/>
      <text:p text:style-name="P37"/>
      <text:p text:style-name="P37"><text:soft-page-break/></text:p>
      <text:p text:style-name="P25"><text:span text:style-name="T31">LOG_ID_IF(</text:span><text:span text:style-name="T32">id, </text:span><text:span text:style-name="T31">...)</text:span></text:p>
      <text:p text:style-name="P249"><text:span text:style-name="T21">Writes log record prepended with calling function name to log file if the condition given by “cond” is met. <text:s/></text:span>Use: <text:span text:style-name="T22">see LOG_ID(id, …) and LOG_IF(id, cond, …) above.</text:span></text:p>
      <text:p text:style-name="P249"/>
      <text:p text:style-name="P249"><text:span text:style-name="T22">The logging macros described above are provided in a verbose variant. <text:s/>The verbose macros function the same way as their non-verbose counterparts, with the added functionality that</text:span> the log records <text:span text:style-name="T22">written to the log file will be reflected on</text:span> stdout as wel<text:span text:style-name="T22">l</text:span>. <text:s/><text:span text:style-name="T22">The verbose logging macros are:</text:span></text:p>
      <text:p text:style-name="P25"/>
      <text:p text:style-name="P49">LOGV(<text:span text:style-name="T47">id, </text:span>...)</text:p>
      <text:p text:style-name="P49">LOGV_ID(<text:span text:style-name="T47">id, </text:span>...)</text:p>
      <text:p text:style-name="P49">LOGV_IF(<text:span text:style-name="T47">id, cond, </text:span>...)</text:p>
      <text:p text:style-name="P49">LOGV_ID_IF(<text:span text:style-name="T47">id, cond, </text:span>…)</text:p>
      <text:p text:style-name="P25"/>
      <text:p text:style-name="P124"/>
      <text:p text:style-name="P25"/>
      <text:p text:style-name="P249"><text:span text:style-name="T149">A</text:span> further <text:span text:style-name="T149">four </text:span>macros are provided that allow writing directly to stdout rather than the log file. <text:s/>These are:</text:p>
      <text:p text:style-name="P45"/>
      <text:p text:style-name="P51">SAY(…)</text:p>
      <text:p text:style-name="P51">SAY_ID(…)</text:p>
      <text:p text:style-name="P51">SAY_IF(cond, …)</text:p>
      <text:p text:style-name="P51">SAY_ID_IF(cond, ...)</text:p>
      <text:p text:style-name="P29"/>
      <text:p text:style-name="Text_20_body">The SAY macros function the same way as their LOG counterparts, but write directly to stdout instead of the log file. <text:s/><text:span text:style-name="T153">The SAY macros honour the logging classes and level.</text:span></text:p>
      <text:h text:style-name="P69" text:outline-level="3"><text:span text:style-name="T31"/></text:h>
      <text:h text:style-name="P68" text:outline-level="4"><text:bookmark-start text:name="__RefHeading___Toc2366_3886335004"/><text:span text:style-name="T40">D</text:span><text:span text:style-name="T31">ebugging Macros</text:span><text:bookmark-end text:name="__RefHeading___Toc2366_3886335004"/></text:h>
      <text:p text:style-name="P249">A similar set of macros is also provided for debugging purposes. <text:s/></text:p>
      <text:p text:style-name="P249">The debugging macros write directly to stdou<text:span text:style-name="T23">t</text:span> rather than the log file, but their output can also be written to the log file if desired (see <text:span text:style-name="T23">the debugToLogfile parameter of Start(), and the debug-to-file program option described above).</text:span></text:p>
      <text:p text:style-name="P249">A major difference between the logging macros and the debugging macros is that the debugging macros can be defined away. <text:s/>The debugging macro definitions are enclosed in an #ifdef enclosure, and are only present <text:s/>in the source code if #DEBUG is defined. <text:s/>This means that if #DEBUG is not defined (#undef), all debugging statements using the debugging macros will be removed from the source code by the preprocessor before the source is compiled. <text:s/>Un-defining #DEBUG not only prevents bloat of unused code in the executable, it improves performance. <text:s/>Many of the functions in the code are called hundreds of thousands, if not millions, of times as the stellar evolution proceeds. <text:s/>Even if the debugging classes and debugging level are set so that no debug statement is displayed, just checking the debugging level every time a function is called increases the run-time of the program. <text:s/><text:span text:style-name="T102">The suggested us is to e</text:span>nabl<text:span text:style-name="T102">e</text:span> the debugging macros (#define DEBUG) while developing new code, <text:span text:style-name="T102">and</text:span> disabl<text:span text:style-name="T102">e</text:span> them (#undef DEBUG) to produce a production version of the executable.</text:p>
      <text:p text:style-name="P249">The debugging macros provided are:</text:p>
      <text:p text:style-name="P39"/>
      <text:p text:style-name="P39"><text:span text:style-name="T31">DBG(…)</text:span><text:tab/><text:tab/><text:tab/>analgous to the LOG(…) macro</text:p>
      <text:p text:style-name="P40"><text:span text:style-name="T31">DBG_ID(…)<text:tab/></text:span><text:tab/><text:tab/>analgous to the LOG_<text:span text:style-name="T24">ID</text:span>(…) macro</text:p>
      <text:p text:style-name="P40"><text:span text:style-name="T31">DBG_IF(cond, …)</text:span><text:tab/><text:tab/>analgous to the LOG_<text:span text:style-name="T24">IF</text:span>(…) macro</text:p>
      <text:p text:style-name="P40"><text:span text:style-name="T31">DBG_ID_IF(cond, …)</text:span><text:tab/>analgous to the LOG_<text:span text:style-name="T24">ID_IF</text:span>(…) macro</text:p>
      <text:p text:style-name="P22"/>
      <text:p text:style-name="P41">Two further debugging macros are provided:</text:p>
      <text:p text:style-name="P41"/>
      <text:p text:style-name="P142">DBG_WAIT(…)</text:p>
      <text:p text:style-name="P142">DBG_WAIT_IF(cond, …)</text:p>
      <text:p text:style-name="P41"/>
      <text:p text:style-name="P249">The <text:span text:style-name="T153">DBG</text:span>_<text:span text:style-name="T153">WAIT</text:span> macros function in the same way as their non-wait counterparts (DBG(…) and DBG_IF(cond, …) with the added functionality that they will pause execution of the program and wait for user input before proceeding.</text:p>
      <text:p text:style-name="P41"/>
      <text:p text:style-name="P131">A set of macros for printing warning message is also provided. <text:s/>These are the DBG_WARN macros:</text:p>
      <text:p text:style-name="P88"/>
      <text:p text:style-name="P162"><text:span text:style-name="T31">DBG_WARN(...)</text:span><text:span text:style-name="T23"><text:tab/><text:tab/>analgous to the LOG(…) macro</text:span></text:p>
      <text:p text:style-name="P162"><text:span text:style-name="T31">DBG_WARN_ID(...)</text:span><text:span text:style-name="T23"><text:tab/><text:tab/>analgous to the LOG_ID(…) macro</text:span></text:p>
      <text:p text:style-name="P162"><text:span text:style-name="T31">DBG_WARN_IF(...)</text:span><text:span text:style-name="T46"><text:tab/></text:span><text:span text:style-name="T23"><text:tab/>analgous to the LOG_IF(…) macro</text:span></text:p>
      <text:p text:style-name="P162"><text:span text:style-name="T31">DBG_WARN_ID_IF(...)</text:span><text:span text:style-name="T23"><text:tab/>analgous to the LOG_ID_IF(…) macro</text:span></text:p>
      <text:p text:style-name="P159"/>
      <text:p text:style-name="P160"><text:span text:style-name="T154">T</text:span>he DBG_WARN macros write to stdout via the SAY macro, so honour the logging classes and level, <text:span text:style-name="T155">and are not written to the debug or errors files.</text:span></text:p>
      <text:p text:style-name="P41"/>
      <text:p text:style-name="P249">Note that the “id” parameter of the “LOG” macros (to specify the logfileId) is not required for the DBG macros (the file<text:span text:style-name="T141">name</text:span> to which debug records are written is <text:span text:style-name="T141">declared in constants.h – see the LOGFILE enum class and associate descriptor map LOGFILE_DESCRIPTOR</text:span>).</text:p>
      <text:h text:style-name="Heading_20_3" text:outline-level="3"><text:bookmark-start text:name="__RefHeading___Toc2368_3886335004"/><text:soft-page-break/>ERROR <text:span text:style-name="T112">HANDLING</text:span><text:bookmark-end text:name="__RefHeading___Toc2368_3886335004"/></text:h>
      <text:p text:style-name="P249"><text:span text:style-name="T104">A</text:span><text:span text:style-name="T105">n error handling</text:span><text:span text:style-name="T106"> service </text:span><text:span text:style-name="T107">is provided encapsulated in a singleton object (an instantiation of the </text:span><text:span text:style-name="T105">Errors</text:span><text:span text:style-name="T107"> class).</text:span></text:p>
      <text:p text:style-name="P249"><text:span text:style-name="T112">The Errors service p</text:span>rovides global error handling functionality. <text:s/><text:span text:style-name="T112">Following is a brief descr</text:span>iption <text:span text:style-name="T112">of the Errors service (</text:span>full documentation <text:span text:style-name="T112">coming soon</text:span>...):</text:p>
      <text:p text:style-name="P249">Errors are defined in the error catalog in constants.h (<text:span text:style-name="T113">see </text:span>ERROR_CATALOG). <text:s/><text:span text:style-name="T112">It could be useful to </text:span>move the catalog to a file so it can be changed without changing the code, or even have multiple catalogs provided for internationalisation – <text:span text:style-name="T112">a task for later</text:span>.</text:p>
      <text:p text:style-name="P249">Errors defined in the error catalog have a scope and message text. <text:s/>The scope is used to determine when/if an error should be printed.</text:p>
      <text:p text:style-name="P171"/>
      <text:p text:style-name="P171">The current values for scope are:</text:p>
      <text:p text:style-name="P171"/>
      <text:p text:style-name="P171"><text:tab/>NEVER<text:tab/><text:tab/><text:tab/><text:tab/><text:span text:style-name="T113">t</text:span>he error will not be printed</text:p>
      <text:p text:style-name="P171"/>
      <text:p text:style-name="P171"><text:tab/>ALWAYS<text:tab/><text:tab/><text:tab/><text:tab/><text:span text:style-name="T113">t</text:span>he error will always be printed</text:p>
      <text:p text:style-name="P171"/>
      <text:p text:style-name="P171"><text:tab/>FIRST<text:tab/><text:tab/><text:tab/><text:tab/><text:tab/><text:span text:style-name="T113">t</text:span>he error will be printed only on the first time it is<text:line-break/><text:tab/><text:tab/><text:tab/><text:tab/><text:tab/><text:tab/>encountered anywhere in the program</text:p>
      <text:p text:style-name="P171"/>
      <text:p text:style-name="P171"><text:tab/>FIRST_IN_OBJECT_TYPE<text:tab/><text:tab/><text:span text:style-name="T113">t</text:span>he error will be printed only on the first time it is<text:line-break/><text:tab/><text:tab/><text:tab/><text:tab/><text:tab/><text:tab/>encountered anywhere in objects of the same type <text:line-break/><text:tab/><text:tab/><text:tab/><text:tab/><text:tab/><text:tab/>(e.g. Binary Star ob<text:span text:style-name="T113">j</text:span>ects)</text:p>
      <text:p text:style-name="P171"/>
      <text:p text:style-name="P171"><text:tab/>FIRST_IN_STELLAR_TYPE<text:tab/><text:span text:style-name="T113">t</text:span>he error will be printed only on the first time it is<text:line-break/><text:tab/><text:tab/><text:tab/><text:tab/><text:tab/><text:tab/>encountered anywhere in objects of the same stellar<text:line-break/><text:tab/><text:tab/><text:tab/><text:tab/><text:tab/><text:tab/>type (e.g. HeWD Star obejcts)</text:p>
      <text:p text:style-name="P171"/>
      <text:p text:style-name="P173"><text:tab/>FIRST_IN_OBJECT_ID<text:tab/><text:tab/><text:span text:style-name="T113">t</text:span>he error will be printed only on the first time it is<text:line-break/><text:tab/><text:tab/><text:tab/><text:tab/><text:tab/><text:tab/>encountered anywhere in <text:span text:style-name="T113">an </text:span>object <text:span text:style-name="T113">instance</text:span></text:p>
      <text:p text:style-name="P173"/>
      <text:p text:style-name="P173"><text:tab/>FIRST_IN_FUNCTION<text:tab/><text:tab/><text:span text:style-name="T113">t</text:span>he error will be printed only on the first time it is<text:line-break/><text:tab/><text:tab/><text:tab/><text:tab/><text:tab/><text:tab/>encountered anywhere in <text:span text:style-name="T113">the same</text:span> function of an<text:line-break/><text:tab/><text:tab/><text:tab/><text:tab/><text:tab/><text:tab/>object <text:span text:style-name="T113">instance</text:span> (i.e. will print <text:span text:style-name="T113">more than once</text:span> if<text:line-break/><text:tab/><text:tab/><text:tab/><text:tab/><text:tab/><text:tab/>encountered in <text:span text:style-name="T113">the </text:span>same function name in different<text:line-break/><text:tab/><text:tab/><text:tab/><text:tab/><text:tab/><text:tab/>objects)</text:p>
      <text:p text:style-name="P171"><text:s/></text:p>
      <text:p text:style-name="P171"><text:s/></text:p>
      <text:p text:style-name="P249"/>
      <text:p text:style-name="P249"><text:span text:style-name="T113">T</text:span>he Errors <text:span text:style-name="T113">service</text:span> provides methods to print both warnings and errors - essentially the same thing, but warning messages are prefixed with "WARNING:", whereas error messages are prefixed with "ERROR:".</text:p>
      <text:p text:style-name="P249"/>
      <text:p text:style-name="P249"/>
      <text:p text:style-name="P287">Errors and warnings are printed by using the macros defined in Errors<text:span text:style-name="T113">Macros</text:span>.h. <text:s/>They are:</text:p>
      <text:h text:style-name="Heading_20_4" text:outline-level="4"><text:bookmark-start text:name="__RefHeading___Toc2585_3886335004"/>Error macros:<text:bookmark-end text:name="__RefHeading___Toc2585_3886335004"/></text:h>
      <text:p text:style-name="P175"><text:span text:style-name="T31"/></text:p>
      <text:p text:style-name="P175"><text:span text:style-name="T31">SHOW_ERROR(error_number)</text:span></text:p>
      <text:p text:style-name="P175"><text:span text:style-name="T114">P</text:span>rints "ERROR: " followed by the error message associated with "error_number" (from the error catalog)</text:p>
      <text:p text:style-name="P171"/>
      <text:p text:style-name="P175"><text:span text:style-name="T31">SHOW_ERROR(error_number, error_string)</text:span></text:p>
      <text:p text:style-name="P175"><text:span text:style-name="T114">P</text:span>rints "ERROR: " followed by the error message associated with "error_number" (from the error catalog), and appends "error_string"</text:p>
      <text:p text:style-name="P171"/>
      <text:p text:style-name="P175"><text:span text:style-name="T31">SHOW_ERROR_IF(cond, error_number)</text:span></text:p>
      <text:p text:style-name="P175"><text:span text:style-name="T114">If "cond" is TRUE, p</text:span>rints "ERROR: " followed by the error message associated with "error_number" (from the error catalog)</text:p>
      <text:p text:style-name="P171"/>
      <text:p text:style-name="P176">SHOW_ERROR_IF(cond, error_number, error_string)</text:p>
      <text:p text:style-name="P175"><text:span text:style-name="T114">I</text:span>f "cond" is TRUE, prints "ERROR: " followed by the error message associated with "error_number" (from the error catalog), and appends "error_string"</text:p>
      <text:p text:style-name="P174"/>
      <text:h text:style-name="Heading_20_4" text:outline-level="4"><text:bookmark-start text:name="__RefHeading___Toc2587_3886335004"/>Warning macros:<text:bookmark-end text:name="__RefHeading___Toc2587_3886335004"/></text:h>
      <text:p text:style-name="P177"/>
      <text:p text:style-name="P177"><text:span text:style-name="T113">S</text:span>HOW_WARN(error_number)</text:p>
      <text:p text:style-name="P178"><text:span text:style-name="T115">P</text:span>rints "WARNING: " followed by the error message associated with "error_number" (from the error catalog)</text:p>
      <text:p text:style-name="P171"/>
      <text:p text:style-name="P177">SHOW_WARN(error_number, error_string)</text:p>
      <text:p text:style-name="P178"><text:span text:style-name="T115">P</text:span>rints "WARNING: " followed by the error message associated with "error_number" (from the error catalog), and appends "error_string"</text:p>
      <text:p text:style-name="P171"/>
      <text:p text:style-name="P177">SHOW_WARN_IF(cond, error_number) </text:p>
      <text:p text:style-name="P178"><text:span text:style-name="T96">If "con</text:span><text:span text:style-name="T115">d" is TRUE, p</text:span>rints "WARNING: " followed by the error message associated with "error_number" (from the error catalog)</text:p>
      <text:p text:style-name="P171"/>
      <text:p text:style-name="P177">SHOW_WARN_IF(cond, error_number, error_string)</text:p>
      <text:p text:style-name="P178"><text:span text:style-name="T115">If "cond" is TRUE, p</text:span>rints "WARNING: " followed by the error message associated with "error_number" (from the error catalog), and appends "error_string"</text:p>
      <text:p text:style-name="P171"><text:s/></text:p>
      <text:p text:style-name="P173"><text:s/></text:p>
      <text:p text:style-name="P173">Error and warning message always contain:</text:p>
      <text:p text:style-name="P171"/>
      <text:p text:style-name="P171"><text:tab/>The object id of the calling object</text:p>
      <text:p text:style-name="P171"><text:tab/>The object type of the calling object</text:p>
      <text:p text:style-name="P171"><text:tab/>The stellar type of the calling object (will be "NONE" if the calling object is not a star-type <text:tab/>object)</text:p>
      <text:p text:style-name="P171"><text:tab/>The function name of the calling function</text:p>
      <text:p text:style-name="P171"/>
      <text:p text:style-name="P171"/>
      <text:p text:style-name="P190">Any object that uses the Error <text:span text:style-name="T119">service</text:span> (i.e. the SHOW_* macros) <text:span text:style-name="T116">must</text:span> expose the following functions:</text:p>
      <text:p text:style-name="P171"/>
      <text:p text:style-name="P171"><text:tab/>OBJECT_ID<text:tab/><text:tab/>ObjectId() const<text:tab/>{ return m_ObjectId; }</text:p>
      <text:p text:style-name="P171"><text:tab/>OBJECT_TYPE<text:tab/>ObjectType() const<text:tab/>{ return m_ObjectType; }</text:p>
      <text:p text:style-name="P171"><text:tab/>STELLAR_TYPE<text:tab/>StellarType() const<text:tab/>{ return m_StellarType; }</text:p>
      <text:p text:style-name="P171"/>
      <text:p text:style-name="P172">These functions are called by the SHOW_* macros. <text:s/>If any of the functions are not applicable to the object, then they must return "*::NONE (all objects should implement ObjectId() correctly).</text:p>
      <text:p text:style-name="P172"/>
      <text:p text:style-name="P254"/>
      <text:p text:style-name="P255"><text:span text:style-name="T142">T</text:span>he file<text:span text:style-name="T141">name</text:span> to which <text:span text:style-name="T142">error</text:span> records are written <text:span text:style-name="T47">when Start() parameter “errorsToLogfile” is true <text:s/></text:span>is <text:span text:style-name="T141">declared in constants.h – see the LOGFILE enum class and associate descriptor map LOGFILE_DESCRIPTOR. <text:s/>Currently the name is ‘Error_Log’.</text:span></text:p>
      <text:h text:style-name="P64" text:outline-level="2"><text:bookmark-start text:name="__RefHeading___Toc2370_3886335004"/>FLOATING-POINT COMPARISONS<text:bookmark-end text:name="__RefHeading___Toc2370_3886335004"/></text:h>
      <text:p text:style-name="P205">Floating-point comparisons are inherently problematic. <text:s/>Testing floating-point numbers for equality, or even inequality, is fraught with problems due to the internal representation of floating-point numbers: floating-point numbers are stored with a fixed number of binary digits, which limits their precision and accuracy. <text:s/>The problems with floating-point comparisons are even more evident if one or both of the numbers being compared are the results of (perhaps several) floating-point operations (rather than comparing constants).</text:p>
      <text:p text:style-name="P205">To avoid the problems associated with floating-point comparisons it is (almost always) better to do any such comparisons <text:span text:style-name="T25">with a tolerance rather than an absolute comparison. <text:s/>To this end, a floating-point comparison function has been provided, and (almost all of) the floating-point comparisons in the code have been changed to use that function. <text:s/>The function uses both an absolute tolerance and a relative tolerance, which are both declared in constants.h. <text:s/>Whether the function uses a tolerance or not can be changed by #define-ing or #undef-ing the “COMPARE_WITH_TOLERANCE” flag in constants.h (so the change is a compile-time change, not run-time).</text:span></text:p>
      <text:p text:style-name="P42"/>
      <text:p text:style-name="P42">The compare function is defined in utils.h and is implemented as follows:</text:p>
      <text:p text:style-name="P42"/>
      <text:p text:style-name="P54">static int Compare(const double p_X, const double p_Y) {</text:p>
      <text:p text:style-name="P54">#ifdef COMPARE_WITH_TOLERANCE</text:p>
      <text:p text:style-name="P55"><text:s text:c="3"/>return <text:span text:style-name="T26">(</text:span>fabs(p_X – p_Y) &lt;= max(FLOAT_TOLERANCE_ABSOLUTE,</text:p>
      <text:p text:style-name="P55"><text:s text:c="34"/>FLOAT_TOLERANCE_RELATIVE * </text:p>
      <text:p text:style-name="P55"><text:s text:c="34"/>max(fabs(p_X), </text:p>
      <text:p text:style-name="P55"><text:s text:c="38"/>fabs(p_Y)))) ? 0 : (p_X &lt; p_Y ? -1 : 1);</text:p>
      <text:p text:style-name="P54">#else</text:p>
      <text:p text:style-name="P54"><text:s text:c="4"/>return (p_X == p_Y) ? 0 : (p_X &lt; p_Y ? -1 : 1);</text:p>
      <text:p text:style-name="P54">#endif</text:p>
      <text:p text:style-name="P36"/>
      <text:p text:style-name="P43">If <text:s/><text:span text:style-name="T25">COMPARE_WITH_TOLERANCE </text:span>is defined, p_X and p_Y are compared with tolerance values, whereas if <text:span text:style-name="T25">COMPARE_WITH_TOLERANCE <text:s/></text:span>is not defined the comparison is an absolute comparison.</text:p>
      <text:p text:style-name="P43"/>
      <text:p text:style-name="P43">The function returns an integer indicating the result of the comparison:</text:p>
      <text:p text:style-name="P43"/>
      <text:p text:style-name="P43"><text:tab/>-1<text:tab/>indicates that p_X is considered to be less than p_Y</text:p>
      <text:p text:style-name="P43"><text:tab/>0<text:tab/>indicates p_X and p_Y are considered to be equal</text:p>
      <text:p text:style-name="P43"><text:tab/>+1<text:tab/>indicates that p_X is considered to be greater than p_Y</text:p>
      <text:p text:style-name="P43"/>
      <text:p text:style-name="P203">The comparison is done using both an absolute tolerance and a relative tolerance. <text:s/>The tolerances can be defined to be the same number, or different numbers. <text:s/>If the relative tolerance is defined as 0.0, the comparison is done using the absolute tolerance only, and if the absolute tolerance is defined as 0.0 the comparison is done with the relative tolerance only.</text:p>
      <text:p text:style-name="P203">Absolute tolerance<text:span text:style-name="T27">s</text:span> are generally more effective when the numbers being compared are small – so using an absolute tolerance of (say) 0.0000005 is generally effective when comparing single-digit numbers (or so), but is less effective when comparing numbers in the thousands or millions. <text:s/>For comparisons of larger numbers a relative tolerance is generally more effective <text:span text:style-name="T27">(the actual tolerance is wider because the relative tolerance is multiplied by the larger absolute value of the numbers being compared).</text:span></text:p>
      <text:p text:style-name="P204">There is a little overhead in the comparisons even when the tolerance comparison is disabled, but it <text:span text:style-name="T110">shouldn’t</text:span> be prohibitive.</text:p>
      <text:p text:style-name="P119"/>
      <text:h text:style-name="Heading_20_2" text:outline-level="2"><text:bookmark-start text:name="__RefHeading___Toc2372_3886335004"/><text:soft-page-break/><text:span text:style-name="T98">CONSTANTS FILE – constants.h</text:span><text:bookmark-end text:name="__RefHeading___Toc2372_3886335004"/></text:h>
      <text:p text:style-name="P240">Brief documentation – more details to come…</text:p>
      <text:p text:style-name="P240"/>
      <text:p text:style-name="P242">As well as plain constant values, many distribution and prescription identifiers are declared in constants.h. <text:s/>In the original code there swer just declared as (mostly) integer constants. <text:s/>These have been changed to enum classes, with each enum class having a corresponding map of labels. <text:s/>The benefit is that the values of a particular (e.g.) prescription are limited to the values declared in the enum class, rather than any integer value, so the compiler will complain if an incorrect value is inadvertently used to reference that prescription.</text:p>
      <text:p text:style-name="P242">For example, the Common Envelope Lambda Prescriptions are declared in constants.h thus:</text:p>
      <text:p text:style-name="P257">enum class CE_LAMBDA_PRESCRIPTION: int { </text:p>
      <text:p text:style-name="P257"><text:tab/>FIXED, LOVERIDGE, NANJING, KRUCKOW, DEWI </text:p>
      <text:p text:style-name="P257">};</text:p>
      <text:p text:style-name="P257"/>
      <text:p text:style-name="P257">const std::unordered_map&lt;CE_LAMBDA_PRESCRIPTION, std::string&gt; CE_LAMBDA_PRESCRIPTION_LABEL = {</text:p>
      <text:p text:style-name="P257"><text:s text:c="4"/>{ CE_LAMBDA_PRESCRIPTION::FIXED, <text:s text:c="4"/>"LAMBDA_FIXED" },</text:p>
      <text:p text:style-name="P257"><text:s text:c="4"/>{ CE_LAMBDA_PRESCRIPTION::LOVERIDGE, "LAMBDA_LOVERIDGE" },</text:p>
      <text:p text:style-name="P257"><text:s text:c="4"/>{ CE_LAMBDA_PRESCRIPTION::NANJING, <text:s text:c="2"/>"LAMBDA_NANJING" },</text:p>
      <text:p text:style-name="P257"><text:s text:c="4"/>{ CE_LAMBDA_PRESCRIPTION::KRUCKOW, <text:s text:c="2"/>"LAMBDA_KRUCKOW" },</text:p>
      <text:p text:style-name="P257"><text:s text:c="4"/>{ CE_LAMBDA_PRESCRIPTION::DEWI, <text:s text:c="5"/>"LAMBDA_DEWI" }</text:p>
      <text:p text:style-name="P257">};</text:p>
      <text:p text:style-name="P242"/>
      <text:p text:style-name="P243">Note that the values allowed for variables of type <text:span text:style-name="T129">CE_LAMBDA_PRESCRIPTION</text:span> are limited to <text:span text:style-name="T67">FIXED</text:span>, <text:span text:style-name="T129">LOVERIDGE</text:span>, <text:span text:style-name="T67">NANJING</text:span>, <text:span text:style-name="T67">KRUCKOW</text:span> and <text:span text:style-name="T67">DEWI</text:span> – anything else will cause a compiler error.</text:p>
      <text:p text:style-name="P244">The unordered map <text:span text:style-name="T128">CE_LAMBDA_PRESCRIPTION_LABEL</text:span> is indexed by <text:span text:style-name="T128">CE_LAMBDA_PRESCRIPTION</text:span> and declares a string label for each <text:span text:style-name="T128">CE_LAMBDA_PRESCRIPTION</text:span>. <text:s/>The strings declared in <text:s/><text:span text:style-name="T128">CE_LAMBDA_PRESCRIPTION_LABEL</text:span> are used by the Options service to match user input to the required <text:span text:style-name="T128">CE_LAMBDA_PRESCRIPTION</text:span>. <text:s/>These strings can also be used if an English description of the value of a variable is required: instead of just printing an integer value that maps to a <text:span text:style-name="T128">CE_LAMBDA_PRESCRIPTION</text:span>, the string label associated with the prescription can be printed.</text:p>
      <text:p text:style-name="P244"/>
      <text:p text:style-name="P246"/>
      <text:p text:style-name="P288">Stellar types are also declared in constants.h via an enum class and associate label map. <text:s/>This allows stellar types to be referenced using symbolic names rather than an ordinal number. <text:s/>The stellar types enum class is STELLAR_TYPE, and is declared as:</text:p>
      <text:p text:style-name="P247"/>
      <text:p text:style-name="P258">enum class STELLAR_TYPE: int {</text:p>
      <text:p text:style-name="P258"><text:s text:c="4"/>MS_LTE_07,</text:p>
      <text:p text:style-name="P258"><text:s text:c="4"/>MS_GT_07,</text:p>
      <text:p text:style-name="P258"><text:s text:c="4"/>HERTZSPRUNG_GAP,</text:p>
      <text:p text:style-name="P258"><text:s text:c="4"/>FIRST_GIANT_BRANCH,</text:p>
      <text:p text:style-name="P258"><text:s text:c="4"/>CORE_HELIUM_BURNING,</text:p>
      <text:p text:style-name="P258"><text:s text:c="4"/>EARLY_ASYMPTOTIC_GIANT_BRANCH,</text:p>
      <text:p text:style-name="P258"><text:s text:c="4"/>THERMALLY_PULSING_ASYMPTOTIC_GIANT_BRANCH,</text:p>
      <text:p text:style-name="P258"><text:s text:c="4"/>NAKED_HELIUM_STAR_MS,</text:p>
      <text:p text:style-name="P258"><text:s text:c="4"/>NAKED_HELIUM_STAR_HERTZSPRUNG_GAP,</text:p>
      <text:p text:style-name="P258"><text:s text:c="4"/>NAKED_HELIUM_STAR_GIANT_BRANCH,</text:p>
      <text:p text:style-name="P258"><text:s text:c="4"/>HELIUM_WHITE_DWARF,</text:p>
      <text:p text:style-name="P258"><text:s text:c="4"/>CARBON_OXYGEN_WHITE_DWARF,</text:p>
      <text:p text:style-name="P258"><text:s text:c="4"/>OXYGEN_NEON_WHITE_DWARF,</text:p>
      <text:p text:style-name="P258"><text:s text:c="4"/>NEUTRON_STAR,</text:p>
      <text:p text:style-name="P258"><text:s text:c="4"/>BLACK_HOLE,</text:p>
      <text:p text:style-name="P258"><text:s text:c="4"/>MASSLESS_REMNANT,</text:p>
      <text:p text:style-name="P258"><text:s text:c="4"/>STAR,</text:p>
      <text:p text:style-name="P258"><text:s text:c="4"/>BINARY_STAR,</text:p>
      <text:p text:style-name="P258"><text:s text:c="4"/>NONE </text:p>
      <text:p text:style-name="P258">};</text:p>
      <text:p text:style-name="P244"/>
      <text:p text:style-name="P245">Ordinal numbers <text:span text:style-name="T143">can still be used to reference the stellar types, and because of the order of definition in the enum class the ordinal numbers </text:span>match <text:span text:style-name="T143">those given in </text:span>Hurley <text:span text:style-name="T143">et al. 2000.</text:span> </text:p>
      <text:p text:style-name="P246">The label map STELLAR_TYPE_LABEL can be used to pront text descriptions of the stellar types, and is declared as:</text:p>
      <text:p text:style-name="P259"/>
      <text:p text:style-name="P260">const std::unordered_map&lt;STELLAR_TYPE, std::string&gt; STELLAR_TYPE_LABEL = {</text:p>
      <text:p text:style-name="P261">{ STELLAR_TYPE::MS_LTE_07, <text:s text:c="32"/>"Main_Sequence_&lt;=_0.7" },</text:p>
      <text:p text:style-name="P262">{ STELLAR_TYPE::MS_GT_07, <text:s text:c="33"/>"Main_Sequence_&gt;_0.7" },</text:p>
      <text:p text:style-name="P262">{ STELLAR_TYPE::HERTZSPRUNG_GAP, <text:s text:c="26"/>"Hertzsprung_Gap" },</text:p>
      <text:p text:style-name="P262">{ STELLAR_TYPE::FIRST_GIANT_BRANCH, <text:s text:c="23"/>"First_Giant_Branch" },</text:p>
      <text:p text:style-name="P262">{ STELLAR_TYPE::CORE_HELIUM_BURNING, <text:s text:c="22"/>"Core_Helium_Burning" },</text:p>
      <text:p text:style-name="P262">{ STELLAR_TYPE::EARLY_ASYMPTOTIC_GIANT_BRANCH, <text:s text:c="12"/>"Early_Asymptotic_Giant_Branch" },{ STELLAR_TYPE::THERMALLY_PULSING_ASYMPTOTIC_GIANT_BRANCH, "Thermally_Pulsing_Asymptotic_Giant_Branch" },</text:p>
      <text:p text:style-name="P262">{ STELLAR_TYPE::NAKED_HELIUM_STAR_MS, <text:s text:c="21"/>"Naked_Helium_Star_MS" },</text:p>
      <text:p text:style-name="P262">{ STELLAR_TYPE::NAKED_HELIUM_STAR_HERTZSPRUNG_GAP, <text:s text:c="8"/>"Naked_Helium_Star_Hertzsprung_Gap" },</text:p>
      <text:p text:style-name="P262">{ STELLAR_TYPE::NAKED_HELIUM_STAR_GIANT_BRANCH, <text:s text:c="11"/>"Naked_Helium_Star_Giant_Branch" },</text:p>
      <text:p text:style-name="P262">{ STELLAR_TYPE::HELIUM_WHITE_DWARF, <text:s text:c="23"/>"Helium_White_Dwarf" },</text:p>
      <text:p text:style-name="P262">{ STELLAR_TYPE::CARBON_OXYGEN_WHITE_DWARF, <text:s text:c="16"/>"Carbon-Oxygen_White_Dwarf" },</text:p>
      <text:p text:style-name="P262">{ STELLAR_TYPE::OXYGEN_NEON_WHITE_DWARF, <text:s text:c="18"/>"Oxygen-Neon_White_Dwarf" },</text:p>
      <text:p text:style-name="P262">{ STELLAR_TYPE::NEUTRON_STAR, <text:s text:c="29"/>"Neutron_Star" },</text:p>
      <text:p text:style-name="P262">{ STELLAR_TYPE::BLACK_HOLE, <text:s text:c="31"/>"Black_Hole" },</text:p>
      <text:p text:style-name="P262">{ STELLAR_TYPE::MASSLESS_REMNANT, <text:s text:c="25"/>"Massless_Remnant" },</text:p>
      <text:p text:style-name="P262">{ STELLAR_TYPE::STAR, <text:s text:c="37"/>"Star" },</text:p>
      <text:p text:style-name="P262">{ STELLAR_TYPE::BINARY_STAR, <text:s text:c="30"/>"Binary_Star" },</text:p>
      <text:p text:style-name="P262">{ STELLAR_TYPE::NONE, <text:s text:c="37"/>"Not_a_Star!" }</text:p>
      <text:p text:style-name="P259">};</text:p>
      <text:p text:style-name="P248"/>
      <text:p text:style-name="P248"/>
      <text:p text:style-name="P248"/>
      <text:h text:style-name="Heading_20_2" text:outline-level="2"><text:bookmark-start text:name="__RefHeading___Toc2718_3886335004"/><text:soft-page-break/>COMPILATION and REQUIREMENTS<text:bookmark-end text:name="__RefHeading___Toc2718_3886335004"/></text:h>
      <text:p text:style-name="P256"/>
      <text:p text:style-name="P256">Use the supplied Make file (Makefile) to compile the COMPAS code.</text:p>
      <text:p text:style-name="P256"/>
      <text:p text:style-name="P256">The current requirements are:</text:p>
      <text:p text:style-name="P256"><text:tab/>Compiler:<text:tab/><text:tab/><text:tab/><text:tab/>CPP/g++ version 7.2.0 or greater</text:p>
      <text:p text:style-name="P256"><text:tab/>BOOST:<text:tab/><text:tab/><text:tab/><text:tab/>Known to work with version 1.67.0.0ubuntu1</text:p>
      <text:p text:style-name="P256"><text:tab/>GNU Scientific Library (gsl):<text:tab/>Known to work with version 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22:13:55.726710979</meta:creation-date>
    <dc:date>2019-09-17T18:58:12.432194540</dc:date>
    <meta:editing-duration>PT6H16M16S</meta:editing-duration>
    <meta:editing-cycles>62</meta:editing-cycles>
    <meta:generator>LibreOffice/6.1.6.3$Linux_X86_64 LibreOffice_project/10$Build-3</meta:generator>
    <meta:document-statistic meta:table-count="0" meta:image-count="0" meta:object-count="0" meta:page-count="35" meta:paragraph-count="690" meta:word-count="8068" meta:character-count="54715" meta:non-whitespace-character-count="44841"/>
  </office:meta>
</office:document-meta>
</file>